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3.35859in" svg:y="186.40584in" svg:width="9.92913in" svg:height="5.3752in" style:rel-width="scale" style:rel-height="scale">
            <draw:object xlink:href="Object 1/" xlink:type="simple" xlink:show="embed" xlink:actuate="onLoad"/>
            <svg:title>Merge vs Quick</svg:title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Block</text:p>
          </table:table-cell>
          <table:table-cell office:value-type="string" table:style-name="ce1">
            <text:p>MergeSort</text:p>
          </table:table-cell>
          <table:table-cell office:value-type="string" table:style-name="ce1">
            <text:p>QuickSor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5.0000000000000004E-6" table:style-name="ce1">
            <text:p>0.00000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E-5" table:style-name="ce1">
            <text:p>0.000012</text:p>
          </table:table-cell>
          <table:table-cell office:value-type="float" office:value="9.0000000000000002E-6" table:style-name="ce1">
            <text:p>0.00000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1.2E-5" table:style-name="ce1">
            <text:p>0.00001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1.9000000000000001E-5" table:style-name="ce1">
            <text:p>0.00001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2.3E-5" table:style-name="ce1">
            <text:p>0.00002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6999999999999997E-5" table:style-name="ce1">
            <text:p>0.000047</text:p>
          </table:table-cell>
          <table:table-cell office:value-type="float" office:value="2.9E-5" table:style-name="ce1">
            <text:p>0.00002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3.3000000000000003E-5" table:style-name="ce1">
            <text:p>0.00003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8E-5" table:style-name="ce1">
            <text:p>0.000058</text:p>
          </table:table-cell>
          <table:table-cell office:value-type="float" office:value="3.6000000000000001E-5" table:style-name="ce1">
            <text:p>0.00003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.7000000000000002E-5" table:style-name="ce1">
            <text:p>0.000067</text:p>
          </table:table-cell>
          <table:table-cell office:value-type="float" office:value="4.0000000000000003E-5" table:style-name="ce1">
            <text:p>0.0000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4.6999999999999997E-5" table:style-name="ce1">
            <text:p>0.00004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1000000000000003E-5" table:style-name="ce1">
            <text:p>0.000091</text:p>
          </table:table-cell>
          <table:table-cell office:value-type="float" office:value="5.3999999999999998E-5" table:style-name="ce1">
            <text:p>0.00005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1E-4" table:style-name="ce1">
            <text:p>0.000101</text:p>
          </table:table-cell>
          <table:table-cell office:value-type="float" office:value="5.8E-5" table:style-name="ce1">
            <text:p>0.00005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07E-4" table:style-name="ce1">
            <text:p>0.000107</text:p>
          </table:table-cell>
          <table:table-cell office:value-type="float" office:value="6.3999999999999997E-5" table:style-name="ce1">
            <text:p>0.00006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18E-4" table:style-name="ce1">
            <text:p>0.000118</text:p>
          </table:table-cell>
          <table:table-cell office:value-type="float" office:value="6.9999999999999994E-5" table:style-name="ce1">
            <text:p>0.0000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2E-4" table:style-name="ce1">
            <text:p>0.00012</text:p>
          </table:table-cell>
          <table:table-cell office:value-type="float" office:value="7.2999999999999999E-5" table:style-name="ce1">
            <text:p>0.0000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34E-4" table:style-name="ce1">
            <text:p>0.000134</text:p>
          </table:table-cell>
          <table:table-cell office:value-type="float" office:value="7.3999999999999996E-5" table:style-name="ce1">
            <text:p>0.00007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3799999999999999E-4" table:style-name="ce1">
            <text:p>0.000138</text:p>
          </table:table-cell>
          <table:table-cell office:value-type="float" office:value="8.2000000000000001E-5" table:style-name="ce1">
            <text:p>0.00008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5899999999999999E-4" table:style-name="ce1">
            <text:p>0.000159</text:p>
          </table:table-cell>
          <table:table-cell office:value-type="float" office:value="7.8999999999999996E-5" table:style-name="ce1">
            <text:p>0.00007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00000000000001E-4" table:style-name="ce1">
            <text:p>0.000162</text:p>
          </table:table-cell>
          <table:table-cell office:value-type="float" office:value="9.1000000000000003E-5" table:style-name="ce1">
            <text:p>0.00009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9.2999999999999997E-5" table:style-name="ce1">
            <text:p>0.00009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73E-4" table:style-name="ce1">
            <text:p>0.000173</text:p>
          </table:table-cell>
          <table:table-cell office:value-type="float" office:value="9.8999999999999994E-5" table:style-name="ce1">
            <text:p>0.00009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76E-4" table:style-name="ce1">
            <text:p>0.000176</text:p>
          </table:table-cell>
          <table:table-cell office:value-type="float" office:value="1.05E-4" table:style-name="ce1">
            <text:p>0.00010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9100000000000001E-4" table:style-name="ce1">
            <text:p>0.000191</text:p>
          </table:table-cell>
          <table:table-cell office:value-type="float" office:value="1.0900000000000001E-4" table:style-name="ce1">
            <text:p>0.00010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1.15E-4" table:style-name="ce1">
            <text:p>0.00011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0100000000000001E-4" table:style-name="ce1">
            <text:p>0.000201</text:p>
          </table:table-cell>
          <table:table-cell office:value-type="float" office:value="1.15E-4" table:style-name="ce1">
            <text:p>0.00011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1900000000000001E-4" table:style-name="ce1">
            <text:p>0.000219</text:p>
          </table:table-cell>
          <table:table-cell office:value-type="float" office:value="1.13E-4" table:style-name="ce1">
            <text:p>0.00011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1.25E-4" table:style-name="ce1">
            <text:p>0.00012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3900000000000001E-4" table:style-name="ce1">
            <text:p>0.000239</text:p>
          </table:table-cell>
          <table:table-cell office:value-type="float" office:value="1.3200000000000001E-4" table:style-name="ce1">
            <text:p>0.00013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3499999999999999E-4" table:style-name="ce1">
            <text:p>0.000235</text:p>
          </table:table-cell>
          <table:table-cell office:value-type="float" office:value="1.3300000000000001E-4" table:style-name="ce1">
            <text:p>0.0001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3900000000000001E-4" table:style-name="ce1">
            <text:p>0.000239</text:p>
          </table:table-cell>
          <table:table-cell office:value-type="float" office:value="1.35E-4" table:style-name="ce1">
            <text:p>0.00013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5900000000000001E-4" table:style-name="ce1">
            <text:p>0.000259</text:p>
          </table:table-cell>
          <table:table-cell office:value-type="float" office:value="1.44E-4" table:style-name="ce1">
            <text:p>0.00014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46E-4" table:style-name="ce1">
            <text:p>0.00014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6800000000000001E-4" table:style-name="ce1">
            <text:p>0.000268</text:p>
          </table:table-cell>
          <table:table-cell office:value-type="float" office:value="1.3999999999999999E-4" table:style-name="ce1">
            <text:p>0.0001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6899999999999998E-4" table:style-name="ce1">
            <text:p>0.000269</text:p>
          </table:table-cell>
          <table:table-cell office:value-type="float" office:value="1.55E-4" table:style-name="ce1">
            <text:p>0.00015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5300000000000001E-4" table:style-name="ce1">
            <text:p>0.00015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99E-4" table:style-name="ce1">
            <text:p>0.000299</text:p>
          </table:table-cell>
          <table:table-cell office:value-type="float" office:value="1.66E-4" table:style-name="ce1">
            <text:p>0.00016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0299999999999999E-4" table:style-name="ce1">
            <text:p>0.000303</text:p>
          </table:table-cell>
          <table:table-cell office:value-type="float" office:value="1.63E-4" table:style-name="ce1">
            <text:p>0.00016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.1199999999999999E-4" table:style-name="ce1">
            <text:p>0.000312</text:p>
          </table:table-cell>
          <table:table-cell office:value-type="float" office:value="1.7200000000000001E-4" table:style-name="ce1">
            <text:p>0.00017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.1599999999999998E-4" table:style-name="ce1">
            <text:p>0.000316</text:p>
          </table:table-cell>
          <table:table-cell office:value-type="float" office:value="1.83E-4" table:style-name="ce1">
            <text:p>0.00018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2899999999999997E-4" table:style-name="ce1">
            <text:p>0.000329</text:p>
          </table:table-cell>
          <table:table-cell office:value-type="float" office:value="1.84E-4" table:style-name="ce1">
            <text:p>0.00018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1.94E-4" table:style-name="ce1">
            <text:p>0.00019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1.9699999999999999E-4" table:style-name="ce1">
            <text:p>0.00019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.6499999999999998E-4" table:style-name="ce1">
            <text:p>0.000365</text:p>
          </table:table-cell>
          <table:table-cell office:value-type="float" office:value="1.9599999999999999E-4" table:style-name="ce1">
            <text:p>0.00019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.5799999999999997E-4" table:style-name="ce1">
            <text:p>0.000358</text:p>
          </table:table-cell>
          <table:table-cell office:value-type="float" office:value="1.92E-4" table:style-name="ce1">
            <text:p>0.00019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6600000000000001E-4" table:style-name="ce1">
            <text:p>0.000366</text:p>
          </table:table-cell>
          <table:table-cell office:value-type="float" office:value="2.0799999999999999E-4" table:style-name="ce1">
            <text:p>0.00020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2.0599999999999999E-4" table:style-name="ce1">
            <text:p>0.00020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.9899999999999999E-4" table:style-name="ce1">
            <text:p>0.000399</text:p>
          </table:table-cell>
          <table:table-cell office:value-type="float" office:value="2.0100000000000001E-4" table:style-name="ce1">
            <text:p>0.00020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9300000000000001E-4" table:style-name="ce1">
            <text:p>0.000393</text:p>
          </table:table-cell>
          <table:table-cell office:value-type="float" office:value="2.0900000000000001E-4" table:style-name="ce1">
            <text:p>0.00020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.17E-4" table:style-name="ce1">
            <text:p>0.000417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.9800000000000002E-4" table:style-name="ce1">
            <text:p>0.000398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.15E-4" table:style-name="ce1">
            <text:p>0.000415</text:p>
          </table:table-cell>
          <table:table-cell office:value-type="float" office:value="2.22E-4" table:style-name="ce1">
            <text:p>0.00022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.3100000000000001E-4" table:style-name="ce1">
            <text:p>0.000431</text:p>
          </table:table-cell>
          <table:table-cell office:value-type="float" office:value="2.24E-4" table:style-name="ce1">
            <text:p>0.00022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3399999999999998E-4" table:style-name="ce1">
            <text:p>0.000434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.37E-4" table:style-name="ce1">
            <text:p>0.000437</text:p>
          </table:table-cell>
          <table:table-cell office:value-type="float" office:value="2.6200000000000003E-4" table:style-name="ce1">
            <text:p>0.0002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.84E-4" table:style-name="ce1">
            <text:p>0.000484</text:p>
          </table:table-cell>
          <table:table-cell office:value-type="float" office:value="2.6899999999999998E-4" table:style-name="ce1">
            <text:p>0.00026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8200000000000001E-4" table:style-name="ce1">
            <text:p>0.000482</text:p>
          </table:table-cell>
          <table:table-cell office:value-type="float" office:value="2.6200000000000003E-4" table:style-name="ce1">
            <text:p>0.00026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.6200000000000001E-4" table:style-name="ce1">
            <text:p>0.000462</text:p>
          </table:table-cell>
          <table:table-cell office:value-type="float" office:value="2.4800000000000001E-4" table:style-name="ce1">
            <text:p>0.00024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.5600000000000003E-4" table:style-name="ce1">
            <text:p>0.000456</text:p>
          </table:table-cell>
          <table:table-cell office:value-type="float" office:value="2.6800000000000001E-4" table:style-name="ce1">
            <text:p>0.00026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.84E-4" table:style-name="ce1">
            <text:p>0.000484</text:p>
          </table:table-cell>
          <table:table-cell office:value-type="float" office:value="2.7700000000000001E-4" table:style-name="ce1">
            <text:p>0.00027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0500000000000002E-4" table:style-name="ce1">
            <text:p>0.000505</text:p>
          </table:table-cell>
          <table:table-cell office:value-type="float" office:value="2.8200000000000002E-4" table:style-name="ce1">
            <text:p>0.00028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8799999999999999E-4" table:style-name="ce1">
            <text:p>0.000488</text:p>
          </table:table-cell>
          <table:table-cell office:value-type="float" office:value="2.5799999999999998E-4" table:style-name="ce1">
            <text:p>0.00025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0100000000000003E-4" table:style-name="ce1">
            <text:p>0.000501</text:p>
          </table:table-cell>
          <table:table-cell office:value-type="float" office:value="2.8499999999999999E-4" table:style-name="ce1">
            <text:p>0.00028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0699999999999996E-4" table:style-name="ce1">
            <text:p>0.000507</text:p>
          </table:table-cell>
          <table:table-cell office:value-type="float" office:value="3.0200000000000002E-4" table:style-name="ce1">
            <text:p>0.00030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22E-4" table:style-name="ce1">
            <text:p>0.000522</text:p>
          </table:table-cell>
          <table:table-cell office:value-type="float" office:value="2.92E-4" table:style-name="ce1">
            <text:p>0.00029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3.0400000000000002E-4" table:style-name="ce1">
            <text:p>0.00030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2800000000000004E-4" table:style-name="ce1">
            <text:p>0.000528</text:p>
          </table:table-cell>
          <table:table-cell office:value-type="float" office:value="3.3300000000000002E-4" table:style-name="ce1">
            <text:p>0.00033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44E-4" table:style-name="ce1">
            <text:p>0.000544</text:p>
          </table:table-cell>
          <table:table-cell office:value-type="float" office:value="3.2699999999999998E-4" table:style-name="ce1">
            <text:p>0.00032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.5699999999999999E-4" table:style-name="ce1">
            <text:p>0.000557</text:p>
          </table:table-cell>
          <table:table-cell office:value-type="float" office:value="3.2400000000000001E-4" table:style-name="ce1">
            <text:p>0.00032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8E-4" table:style-name="ce1">
            <text:p>0.00058</text:p>
          </table:table-cell>
          <table:table-cell office:value-type="float" office:value="3.1599999999999998E-4" table:style-name="ce1">
            <text:p>0.00031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9100000000000005E-4" table:style-name="ce1">
            <text:p>0.000591</text:p>
          </table:table-cell>
          <table:table-cell office:value-type="float" office:value="3.2499999999999999E-4" table:style-name="ce1">
            <text:p>0.00032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9100000000000005E-4" table:style-name="ce1">
            <text:p>0.000591</text:p>
          </table:table-cell>
          <table:table-cell office:value-type="float" office:value="3.4000000000000002E-4" table:style-name="ce1">
            <text:p>0.0003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.0499999999999996E-4" table:style-name="ce1">
            <text:p>0.000605</text:p>
          </table:table-cell>
          <table:table-cell office:value-type="float" office:value="3.4600000000000001E-4" table:style-name="ce1">
            <text:p>0.00034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4900000000000003E-4" table:style-name="ce1">
            <text:p>0.00034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.3699999999999998E-4" table:style-name="ce1">
            <text:p>0.000637</text:p>
          </table:table-cell>
          <table:table-cell office:value-type="float" office:value="3.4900000000000003E-4" table:style-name="ce1">
            <text:p>0.00034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.4400000000000004E-4" table:style-name="ce1">
            <text:p>0.000644</text:p>
          </table:table-cell>
          <table:table-cell office:value-type="float" office:value="3.4900000000000003E-4" table:style-name="ce1">
            <text:p>0.00034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.0400000000000004E-4" table:style-name="ce1">
            <text:p>0.000604</text:p>
          </table:table-cell>
          <table:table-cell office:value-type="float" office:value="3.6400000000000001E-4" table:style-name="ce1">
            <text:p>0.00036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.5099999999999999E-4" table:style-name="ce1">
            <text:p>0.000651</text:p>
          </table:table-cell>
          <table:table-cell office:value-type="float" office:value="3.5399999999999999E-4" table:style-name="ce1">
            <text:p>0.00035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.4499999999999996E-4" table:style-name="ce1">
            <text:p>0.000645</text:p>
          </table:table-cell>
          <table:table-cell office:value-type="float" office:value="3.4600000000000001E-4" table:style-name="ce1">
            <text:p>0.00034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.5200000000000002E-4" table:style-name="ce1">
            <text:p>0.000652</text:p>
          </table:table-cell>
          <table:table-cell office:value-type="float" office:value="3.8400000000000001E-4" table:style-name="ce1">
            <text:p>0.00038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.4800000000000003E-4" table:style-name="ce1">
            <text:p>0.000648</text:p>
          </table:table-cell>
          <table:table-cell office:value-type="float" office:value="3.6200000000000002E-4" table:style-name="ce1">
            <text:p>0.00036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.6799999999999997E-4" table:style-name="ce1">
            <text:p>0.000668</text:p>
          </table:table-cell>
          <table:table-cell office:value-type="float" office:value="3.9899999999999999E-4" table:style-name="ce1">
            <text:p>0.00039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.8199999999999999E-4" table:style-name="ce1">
            <text:p>0.000682</text:p>
          </table:table-cell>
          <table:table-cell office:value-type="float" office:value="3.8999999999999999E-4" table:style-name="ce1">
            <text:p>0.0003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.7400000000000001E-4" table:style-name="ce1">
            <text:p>0.000674</text:p>
          </table:table-cell>
          <table:table-cell office:value-type="float" office:value="4.0299999999999998E-4" table:style-name="ce1">
            <text:p>0.00040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.8499999999999995E-4" table:style-name="ce1">
            <text:p>0.000685</text:p>
          </table:table-cell>
          <table:table-cell office:value-type="float" office:value="3.8999999999999999E-4" table:style-name="ce1">
            <text:p>0.0003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.36E-4" table:style-name="ce1">
            <text:p>0.000736</text:p>
          </table:table-cell>
          <table:table-cell office:value-type="float" office:value="3.8699999999999997E-4" table:style-name="ce1">
            <text:p>0.00038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.2199999999999999E-4" table:style-name="ce1">
            <text:p>0.000722</text:p>
          </table:table-cell>
          <table:table-cell office:value-type="float" office:value="3.9599999999999998E-4" table:style-name="ce1">
            <text:p>0.00039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36E-4" table:style-name="ce1">
            <text:p>0.000736</text:p>
          </table:table-cell>
          <table:table-cell office:value-type="float" office:value="4.0200000000000001E-4" table:style-name="ce1">
            <text:p>0.00040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5500000000000003E-4" table:style-name="ce1">
            <text:p>0.000755</text:p>
          </table:table-cell>
          <table:table-cell office:value-type="float" office:value="4.0499999999999998E-4" table:style-name="ce1">
            <text:p>0.00040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.1900000000000002E-4" table:style-name="ce1">
            <text:p>0.000719</text:p>
          </table:table-cell>
          <table:table-cell office:value-type="float" office:value="4.0999999999999999E-4" table:style-name="ce1">
            <text:p>0.0004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.6800000000000002E-4" table:style-name="ce1">
            <text:p>0.000768</text:p>
          </table:table-cell>
          <table:table-cell office:value-type="float" office:value="4.2299999999999998E-4" table:style-name="ce1">
            <text:p>0.00042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.3899999999999997E-4" table:style-name="ce1">
            <text:p>0.000739</text:p>
          </table:table-cell>
          <table:table-cell office:value-type="float" office:value="4.35E-4" table:style-name="ce1">
            <text:p>0.00043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.8700000000000005E-4" table:style-name="ce1">
            <text:p>0.000787</text:p>
          </table:table-cell>
          <table:table-cell office:value-type="float" office:value="4.46E-4" table:style-name="ce1">
            <text:p>0.00044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.0800000000000002E-4" table:style-name="ce1">
            <text:p>0.000808</text:p>
          </table:table-cell>
          <table:table-cell office:value-type="float" office:value="4.5600000000000003E-4" table:style-name="ce1">
            <text:p>0.00045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.0800000000000002E-4" table:style-name="ce1">
            <text:p>0.000808</text:p>
          </table:table-cell>
          <table:table-cell office:value-type="float" office:value="4.4299999999999998E-4" table:style-name="ce1">
            <text:p>0.00044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.4699999999999999E-4" table:style-name="ce1">
            <text:p>0.000847</text:p>
          </table:table-cell>
          <table:table-cell office:value-type="float" office:value="4.7699999999999999E-4" table:style-name="ce1">
            <text:p>0.00047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.2799999999999996E-4" table:style-name="ce1">
            <text:p>0.000828</text:p>
          </table:table-cell>
          <table:table-cell office:value-type="float" office:value="4.6700000000000002E-4" table:style-name="ce1">
            <text:p>0.00046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.92E-4" table:style-name="ce1">
            <text:p>0.000892</text:p>
          </table:table-cell>
          <table:table-cell office:value-type="float" office:value="4.57E-4" table:style-name="ce1">
            <text:p>0.00045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.9099999999999997E-4" table:style-name="ce1">
            <text:p>0.000891</text:p>
          </table:table-cell>
          <table:table-cell office:value-type="float" office:value="4.86E-4" table:style-name="ce1">
            <text:p>0.00048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4400000000000002E-4" table:style-name="ce1">
            <text:p>0.000844</text:p>
          </table:table-cell>
          <table:table-cell office:value-type="float" office:value="4.8700000000000002E-4" table:style-name="ce1">
            <text:p>0.000487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.6300000000000005E-4" table:style-name="ce1">
            <text:p>0.000863</text:p>
          </table:table-cell>
          <table:table-cell office:value-type="float" office:value="4.9600000000000002E-4" table:style-name="ce1">
            <text:p>0.00049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.6499999999999999E-4" table:style-name="ce1">
            <text:p>0.000865</text:p>
          </table:table-cell>
          <table:table-cell office:value-type="float" office:value="4.5399999999999998E-4" table:style-name="ce1">
            <text:p>0.000454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.6200000000000003E-4" table:style-name="ce1">
            <text:p>0.000862</text:p>
          </table:table-cell>
          <table:table-cell office:value-type="float" office:value="4.5600000000000003E-4" table:style-name="ce1">
            <text:p>0.00045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.3500000000000002E-4" table:style-name="ce1">
            <text:p>0.000835</text:p>
          </table:table-cell>
          <table:table-cell office:value-type="float" office:value="4.7899999999999999E-4" table:style-name="ce1">
            <text:p>0.000479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.9599999999999999E-4" table:style-name="ce1">
            <text:p>0.000896</text:p>
          </table:table-cell>
          <table:table-cell office:value-type="float" office:value="4.9700000000000005E-4" table:style-name="ce1">
            <text:p>0.000497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200000000000002E-4" table:style-name="ce1">
            <text:p>0.000902</text:p>
          </table:table-cell>
          <table:table-cell office:value-type="float" office:value="5.1900000000000004E-4" table:style-name="ce1">
            <text:p>0.000519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9.1799999999999998E-4" table:style-name="ce1">
            <text:p>0.000918</text:p>
          </table:table-cell>
          <table:table-cell office:value-type="float" office:value="5.1599999999999997E-4" table:style-name="ce1">
            <text:p>0.00051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7199999999999999E-4" table:style-name="ce1">
            <text:p>0.000972</text:p>
          </table:table-cell>
          <table:table-cell office:value-type="float" office:value="5.3499999999999999E-4" table:style-name="ce1">
            <text:p>0.000535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9.7599999999999998E-4" table:style-name="ce1">
            <text:p>0.000976</text:p>
          </table:table-cell>
          <table:table-cell office:value-type="float" office:value="4.9799999999999996E-4" table:style-name="ce1">
            <text:p>0.000498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5.0199999999999995E-4" table:style-name="ce1">
            <text:p>0.000502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5.1800000000000001E-4" table:style-name="ce1">
            <text:p>0.000518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.7199999999999999E-4" table:style-name="ce1">
            <text:p>0.000972</text:p>
          </table:table-cell>
          <table:table-cell office:value-type="float" office:value="5.4000000000000001E-4" table:style-name="ce1">
            <text:p>0.00054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9.5E-4" table:style-name="ce1">
            <text:p>0.00095</text:p>
          </table:table-cell>
          <table:table-cell office:value-type="float" office:value="5.3899999999999998E-4" table:style-name="ce1">
            <text:p>0.000539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9.7199999999999999E-4" table:style-name="ce1">
            <text:p>0.000972</text:p>
          </table:table-cell>
          <table:table-cell office:value-type="float" office:value="5.5400000000000002E-4" table:style-name="ce1">
            <text:p>0.000554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9099999999999991E-4" table:style-name="ce1">
            <text:p>0.000991</text:p>
          </table:table-cell>
          <table:table-cell office:value-type="float" office:value="5.7700000000000004E-4" table:style-name="ce1">
            <text:p>0.00057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.0070000000000001E-3" table:style-name="ce1">
            <text:p>0.001007</text:p>
          </table:table-cell>
          <table:table-cell office:value-type="float" office:value="5.5000000000000003E-4" table:style-name="ce1">
            <text:p>0.00055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.0219999999999999E-3" table:style-name="ce1">
            <text:p>0.001022</text:p>
          </table:table-cell>
          <table:table-cell office:value-type="float" office:value="5.7799999999999995E-4" table:style-name="ce1">
            <text:p>0.000578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0510000000000001E-3" table:style-name="ce1">
            <text:p>0.001051</text:p>
          </table:table-cell>
          <table:table-cell office:value-type="float" office:value="5.2999999999999998E-4" table:style-name="ce1">
            <text:p>0.00053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0690000000000001E-3" table:style-name="ce1">
            <text:p>0.001069</text:p>
          </table:table-cell>
          <table:table-cell office:value-type="float" office:value="5.8299999999999997E-4" table:style-name="ce1">
            <text:p>0.000583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7399999999999997E-4" table:style-name="ce1">
            <text:p>0.00057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06E-3" table:style-name="ce1">
            <text:p>0.00106</text:p>
          </table:table-cell>
          <table:table-cell office:value-type="float" office:value="5.8699999999999996E-4" table:style-name="ce1">
            <text:p>0.00058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047E-3" table:style-name="ce1">
            <text:p>0.001047</text:p>
          </table:table-cell>
          <table:table-cell office:value-type="float" office:value="5.7399999999999997E-4" table:style-name="ce1">
            <text:p>0.00057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0529999999999999E-3" table:style-name="ce1">
            <text:p>0.001053</text:p>
          </table:table-cell>
          <table:table-cell office:value-type="float" office:value="5.9000000000000003E-4" table:style-name="ce1">
            <text:p>0.00059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091E-3" table:style-name="ce1">
            <text:p>0.001091</text:p>
          </table:table-cell>
          <table:table-cell office:value-type="float" office:value="6.0099999999999997E-4" table:style-name="ce1">
            <text:p>0.000601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0640000000000001E-3" table:style-name="ce1">
            <text:p>0.001064</text:p>
          </table:table-cell>
          <table:table-cell office:value-type="float" office:value="5.9999999999999995E-4" table:style-name="ce1">
            <text:p>0.000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91E-3" table:style-name="ce1">
            <text:p>0.001091</text:p>
          </table:table-cell>
          <table:table-cell office:value-type="float" office:value="6.1200000000000002E-4" table:style-name="ce1">
            <text:p>0.000612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.078E-3" table:style-name="ce1">
            <text:p>0.001078</text:p>
          </table:table-cell>
          <table:table-cell office:value-type="float" office:value="6.2299999999999996E-4" table:style-name="ce1">
            <text:p>0.000623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1019999999999999E-3" table:style-name="ce1">
            <text:p>0.001102</text:p>
          </table:table-cell>
          <table:table-cell office:value-type="float" office:value="6.2399999999999999E-4" table:style-name="ce1">
            <text:p>0.000624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5.9800000000000001E-4" table:style-name="ce1">
            <text:p>0.00059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119E-3" table:style-name="ce1">
            <text:p>0.001119</text:p>
          </table:table-cell>
          <table:table-cell office:value-type="float" office:value="5.8500000000000002E-4" table:style-name="ce1">
            <text:p>0.000585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6.1499999999999999E-4" table:style-name="ce1">
            <text:p>0.00061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.1019999999999999E-3" table:style-name="ce1">
            <text:p>0.001102</text:p>
          </table:table-cell>
          <table:table-cell office:value-type="float" office:value="6.0499999999999996E-4" table:style-name="ce1">
            <text:p>0.000605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083E-3" table:style-name="ce1">
            <text:p>0.001083</text:p>
          </table:table-cell>
          <table:table-cell office:value-type="float" office:value="6.0999999999999997E-4" table:style-name="ce1">
            <text:p>0.00061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096E-3" table:style-name="ce1">
            <text:p>0.001096</text:p>
          </table:table-cell>
          <table:table-cell office:value-type="float" office:value="6.3599999999999996E-4" table:style-name="ce1">
            <text:p>0.000636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0920000000000001E-3" table:style-name="ce1">
            <text:p>0.001092</text:p>
          </table:table-cell>
          <table:table-cell office:value-type="float" office:value="6.2100000000000002E-4" table:style-name="ce1">
            <text:p>0.000621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111E-3" table:style-name="ce1">
            <text:p>0.001111</text:p>
          </table:table-cell>
          <table:table-cell office:value-type="float" office:value="6.3199999999999997E-4" table:style-name="ce1">
            <text:p>0.000632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145E-3" table:style-name="ce1">
            <text:p>0.001145</text:p>
          </table:table-cell>
          <table:table-cell office:value-type="float" office:value="6.3699999999999998E-4" table:style-name="ce1">
            <text:p>0.000637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137E-3" table:style-name="ce1">
            <text:p>0.001137</text:p>
          </table:table-cell>
          <table:table-cell office:value-type="float" office:value="6.6100000000000002E-4" table:style-name="ce1">
            <text:p>0.000661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173E-3" table:style-name="ce1">
            <text:p>0.001173</text:p>
          </table:table-cell>
          <table:table-cell office:value-type="float" office:value="6.5499999999999998E-4" table:style-name="ce1">
            <text:p>0.000655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176E-3" table:style-name="ce1">
            <text:p>0.001176</text:p>
          </table:table-cell>
          <table:table-cell office:value-type="float" office:value="6.6699999999999995E-4" table:style-name="ce1">
            <text:p>0.000667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589999999999999E-3" table:style-name="ce1">
            <text:p>0.001259</text:p>
          </table:table-cell>
          <table:table-cell office:value-type="float" office:value="6.8099999999999996E-4" table:style-name="ce1">
            <text:p>0.000681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16E-3" table:style-name="ce1">
            <text:p>0.00116</text:p>
          </table:table-cell>
          <table:table-cell office:value-type="float" office:value="6.78E-4" table:style-name="ce1">
            <text:p>0.000678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.1670000000000001E-3" table:style-name="ce1">
            <text:p>0.001167</text:p>
          </table:table-cell>
          <table:table-cell office:value-type="float" office:value="6.6600000000000003E-4" table:style-name="ce1">
            <text:p>0.000666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.1850000000000001E-3" table:style-name="ce1">
            <text:p>0.001185</text:p>
          </table:table-cell>
          <table:table-cell office:value-type="float" office:value="6.6E-4" table:style-name="ce1">
            <text:p>0.00066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194E-3" table:style-name="ce1">
            <text:p>0.001194</text:p>
          </table:table-cell>
          <table:table-cell office:value-type="float" office:value="6.6100000000000002E-4" table:style-name="ce1">
            <text:p>0.000661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188E-3" table:style-name="ce1">
            <text:p>0.001188</text:p>
          </table:table-cell>
          <table:table-cell office:value-type="float" office:value="6.7000000000000002E-4" table:style-name="ce1">
            <text:p>0.00067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.2179999999999999E-3" table:style-name="ce1">
            <text:p>0.001218</text:p>
          </table:table-cell>
          <table:table-cell office:value-type="float" office:value="6.7000000000000002E-4" table:style-name="ce1">
            <text:p>0.00067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.261E-3" table:style-name="ce1">
            <text:p>0.001261</text:p>
          </table:table-cell>
          <table:table-cell office:value-type="float" office:value="6.4199999999999999E-4" table:style-name="ce1">
            <text:p>0.000642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258E-3" table:style-name="ce1">
            <text:p>0.001258</text:p>
          </table:table-cell>
          <table:table-cell office:value-type="float" office:value="6.5099999999999999E-4" table:style-name="ce1">
            <text:p>0.00065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263E-3" table:style-name="ce1">
            <text:p>0.001263</text:p>
          </table:table-cell>
          <table:table-cell office:value-type="float" office:value="6.6299999999999996E-4" table:style-name="ce1">
            <text:p>0.000663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390000000000001E-3" table:style-name="ce1">
            <text:p>0.001239</text:p>
          </table:table-cell>
          <table:table-cell office:value-type="float" office:value="7.2599999999999997E-4" table:style-name="ce1">
            <text:p>0.000726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2520000000000001E-3" table:style-name="ce1">
            <text:p>0.001252</text:p>
          </table:table-cell>
          <table:table-cell office:value-type="float" office:value="6.6E-4" table:style-name="ce1">
            <text:p>0.00066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.3370000000000001E-3" table:style-name="ce1">
            <text:p>0.001337</text:p>
          </table:table-cell>
          <table:table-cell office:value-type="float" office:value="6.7100000000000005E-4" table:style-name="ce1">
            <text:p>0.00067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2800000000000001E-3" table:style-name="ce1">
            <text:p>0.00128</text:p>
          </table:table-cell>
          <table:table-cell office:value-type="float" office:value="7.2999999999999996E-4" table:style-name="ce1">
            <text:p>0.00073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28E-3" table:style-name="ce1">
            <text:p>0.001328</text:p>
          </table:table-cell>
          <table:table-cell office:value-type="float" office:value="7.4200000000000004E-4" table:style-name="ce1">
            <text:p>0.000742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2800000000000001E-3" table:style-name="ce1">
            <text:p>0.00128</text:p>
          </table:table-cell>
          <table:table-cell office:value-type="float" office:value="6.8999999999999997E-4" table:style-name="ce1">
            <text:p>0.00069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.3159999999999999E-3" table:style-name="ce1">
            <text:p>0.001316</text:p>
          </table:table-cell>
          <table:table-cell office:value-type="float" office:value="7.4600000000000003E-4" table:style-name="ce1">
            <text:p>0.000746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364E-3" table:style-name="ce1">
            <text:p>0.001364</text:p>
          </table:table-cell>
          <table:table-cell office:value-type="float" office:value="7.7200000000000001E-4" table:style-name="ce1">
            <text:p>0.00077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32E-3" table:style-name="ce1">
            <text:p>0.00132</text:p>
          </table:table-cell>
          <table:table-cell office:value-type="float" office:value="7.2300000000000001E-4" table:style-name="ce1">
            <text:p>0.000723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.335E-3" table:style-name="ce1">
            <text:p>0.001335</text:p>
          </table:table-cell>
          <table:table-cell office:value-type="float" office:value="6.9800000000000005E-4" table:style-name="ce1">
            <text:p>0.000698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341E-3" table:style-name="ce1">
            <text:p>0.001341</text:p>
          </table:table-cell>
          <table:table-cell office:value-type="float" office:value="7.67E-4" table:style-name="ce1">
            <text:p>0.000767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.3450000000000001E-3" table:style-name="ce1">
            <text:p>0.001345</text:p>
          </table:table-cell>
          <table:table-cell office:value-type="float" office:value="7.5100000000000004E-4" table:style-name="ce1">
            <text:p>0.000751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519999999999999E-3" table:style-name="ce1">
            <text:p>0.001352</text:p>
          </table:table-cell>
          <table:table-cell office:value-type="float" office:value="8.0599999999999997E-4" table:style-name="ce1">
            <text:p>0.000806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348E-3" table:style-name="ce1">
            <text:p>0.001348</text:p>
          </table:table-cell>
          <table:table-cell office:value-type="float" office:value="7.6900000000000004E-4" table:style-name="ce1">
            <text:p>0.000769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312E-3" table:style-name="ce1">
            <text:p>0.001312</text:p>
          </table:table-cell>
          <table:table-cell office:value-type="float" office:value="7.4200000000000004E-4" table:style-name="ce1">
            <text:p>0.00074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294E-3" table:style-name="ce1">
            <text:p>0.001294</text:p>
          </table:table-cell>
          <table:table-cell office:value-type="float" office:value="7.3200000000000001E-4" table:style-name="ce1">
            <text:p>0.00073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.3760000000000001E-3" table:style-name="ce1">
            <text:p>0.001376</text:p>
          </table:table-cell>
          <table:table-cell office:value-type="float" office:value="7.6199999999999998E-4" table:style-name="ce1">
            <text:p>0.00076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3960000000000001E-3" table:style-name="ce1">
            <text:p>0.001396</text:p>
          </table:table-cell>
          <table:table-cell office:value-type="float" office:value="7.6599999999999997E-4" table:style-name="ce1">
            <text:p>0.000766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4009999999999999E-3" table:style-name="ce1">
            <text:p>0.001401</text:p>
          </table:table-cell>
          <table:table-cell office:value-type="float" office:value="7.7099999999999998E-4" table:style-name="ce1">
            <text:p>0.000771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418E-3" table:style-name="ce1">
            <text:p>0.001418</text:p>
          </table:table-cell>
          <table:table-cell office:value-type="float" office:value="7.8200000000000003E-4" table:style-name="ce1">
            <text:p>0.00078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356E-3" table:style-name="ce1">
            <text:p>0.001356</text:p>
          </table:table-cell>
          <table:table-cell office:value-type="float" office:value="7.1699999999999997E-4" table:style-name="ce1">
            <text:p>0.000717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369E-3" table:style-name="ce1">
            <text:p>0.001369</text:p>
          </table:table-cell>
          <table:table-cell office:value-type="float" office:value="7.3700000000000002E-4" table:style-name="ce1">
            <text:p>0.000737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.413E-3" table:style-name="ce1">
            <text:p>0.001413</text:p>
          </table:table-cell>
          <table:table-cell office:value-type="float" office:value="7.4899999999999999E-4" table:style-name="ce1">
            <text:p>0.000749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.3810000000000001E-3" table:style-name="ce1">
            <text:p>0.001381</text:p>
          </table:table-cell>
          <table:table-cell office:value-type="float" office:value="7.8100000000000001E-4" table:style-name="ce1">
            <text:p>0.000781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.4319999999999999E-3" table:style-name="ce1">
            <text:p>0.001432</text:p>
          </table:table-cell>
          <table:table-cell office:value-type="float" office:value="7.9799999999999999E-4" table:style-name="ce1">
            <text:p>0.000798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.4729999999999999E-3" table:style-name="ce1">
            <text:p>0.001473</text:p>
          </table:table-cell>
          <table:table-cell office:value-type="float" office:value="7.6300000000000001E-4" table:style-name="ce1">
            <text:p>0.00076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.4519999999999999E-3" table:style-name="ce1">
            <text:p>0.001452</text:p>
          </table:table-cell>
          <table:table-cell office:value-type="float" office:value="8.12E-4" table:style-name="ce1">
            <text:p>0.0008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.415E-3" table:style-name="ce1">
            <text:p>0.001415</text:p>
          </table:table-cell>
          <table:table-cell office:value-type="float" office:value="7.9299999999999998E-4" table:style-name="ce1">
            <text:p>0.000793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.5E-3" table:style-name="ce1">
            <text:p>0.0015</text:p>
          </table:table-cell>
          <table:table-cell office:value-type="float" office:value="7.67E-4" table:style-name="ce1">
            <text:p>0.000767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7.36E-4" table:style-name="ce1">
            <text:p>0.000736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.469E-3" table:style-name="ce1">
            <text:p>0.001469</text:p>
          </table:table-cell>
          <table:table-cell office:value-type="float" office:value="8.0199999999999998E-4" table:style-name="ce1">
            <text:p>0.00080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.5020000000000001E-3" table:style-name="ce1">
            <text:p>0.001502</text:p>
          </table:table-cell>
          <table:table-cell office:value-type="float" office:value="8.0400000000000003E-4" table:style-name="ce1">
            <text:p>0.000804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.526E-3" table:style-name="ce1">
            <text:p>0.001526</text:p>
          </table:table-cell>
          <table:table-cell office:value-type="float" office:value="8.3299999999999997E-4" table:style-name="ce1">
            <text:p>0.00083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.519E-3" table:style-name="ce1">
            <text:p>0.001519</text:p>
          </table:table-cell>
          <table:table-cell office:value-type="float" office:value="8.0999999999999996E-4" table:style-name="ce1">
            <text:p>0.00081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.495E-3" table:style-name="ce1">
            <text:p>0.001495</text:p>
          </table:table-cell>
          <table:table-cell office:value-type="float" office:value="8.1899999999999996E-4" table:style-name="ce1">
            <text:p>0.000819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.47E-3" table:style-name="ce1">
            <text:p>0.00147</text:p>
          </table:table-cell>
          <table:table-cell office:value-type="float" office:value="8.3500000000000002E-4" table:style-name="ce1">
            <text:p>0.000835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.5219999999999999E-3" table:style-name="ce1">
            <text:p>0.001522</text:p>
          </table:table-cell>
          <table:table-cell office:value-type="float" office:value="8.6600000000000002E-4" table:style-name="ce1">
            <text:p>0.000866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.5319999999999999E-3" table:style-name="ce1">
            <text:p>0.001532</text:p>
          </table:table-cell>
          <table:table-cell office:value-type="float" office:value="8.2299999999999995E-4" table:style-name="ce1">
            <text:p>0.00082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.536E-3" table:style-name="ce1">
            <text:p>0.001536</text:p>
          </table:table-cell>
          <table:table-cell office:value-type="float" office:value="8.6799999999999996E-4" table:style-name="ce1">
            <text:p>0.000868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.5770000000000001E-3" table:style-name="ce1">
            <text:p>0.001577</text:p>
          </table:table-cell>
          <table:table-cell office:value-type="float" office:value="8.7900000000000001E-4" table:style-name="ce1">
            <text:p>0.000879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.505E-3" table:style-name="ce1">
            <text:p>0.001505</text:p>
          </table:table-cell>
          <table:table-cell office:value-type="float" office:value="8.2899999999999998E-4" table:style-name="ce1">
            <text:p>0.000829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.5349999999999999E-3" table:style-name="ce1">
            <text:p>0.001535</text:p>
          </table:table-cell>
          <table:table-cell office:value-type="float" office:value="8.7600000000000004E-4" table:style-name="ce1">
            <text:p>0.000876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8.6700000000000004E-4" table:style-name="ce1">
            <text:p>0.000867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.64E-3" table:style-name="ce1">
            <text:p>0.00164</text:p>
          </table:table-cell>
          <table:table-cell office:value-type="float" office:value="8.4500000000000005E-4" table:style-name="ce1">
            <text:p>0.000845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8.7500000000000002E-4" table:style-name="ce1">
            <text:p>0.000875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6080000000000001E-3" table:style-name="ce1">
            <text:p>0.001608</text:p>
          </table:table-cell>
          <table:table-cell office:value-type="float" office:value="8.2899999999999998E-4" table:style-name="ce1">
            <text:p>0.000829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632E-3" table:style-name="ce1">
            <text:p>0.001632</text:p>
          </table:table-cell>
          <table:table-cell office:value-type="float" office:value="8.6200000000000003E-4" table:style-name="ce1">
            <text:p>0.000862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6540000000000001E-3" table:style-name="ce1">
            <text:p>0.001654</text:p>
          </table:table-cell>
          <table:table-cell office:value-type="float" office:value="8.3199999999999995E-4" table:style-name="ce1">
            <text:p>0.000832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6119999999999999E-3" table:style-name="ce1">
            <text:p>0.001612</text:p>
          </table:table-cell>
          <table:table-cell office:value-type="float" office:value="8.7699999999999996E-4" table:style-name="ce1">
            <text:p>0.000877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6379999999999999E-3" table:style-name="ce1">
            <text:p>0.001638</text:p>
          </table:table-cell>
          <table:table-cell office:value-type="float" office:value="9.2500000000000004E-4" table:style-name="ce1">
            <text:p>0.000925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.6540000000000001E-3" table:style-name="ce1">
            <text:p>0.001654</text:p>
          </table:table-cell>
          <table:table-cell office:value-type="float" office:value="9.3899999999999995E-4" table:style-name="ce1">
            <text:p>0.000939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9.41E-4" table:style-name="ce1">
            <text:p>0.000941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678E-3" table:style-name="ce1">
            <text:p>0.001678</text:p>
          </table:table-cell>
          <table:table-cell office:value-type="float" office:value="8.9599999999999999E-4" table:style-name="ce1">
            <text:p>0.000896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.6169999999999999E-3" table:style-name="ce1">
            <text:p>0.001617</text:p>
          </table:table-cell>
          <table:table-cell office:value-type="float" office:value="9.3599999999999998E-4" table:style-name="ce1">
            <text:p>0.000936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.645E-3" table:style-name="ce1">
            <text:p>0.001645</text:p>
          </table:table-cell>
          <table:table-cell office:value-type="float" office:value="9.0700000000000004E-4" table:style-name="ce1">
            <text:p>0.000907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.639E-3" table:style-name="ce1">
            <text:p>0.001639</text:p>
          </table:table-cell>
          <table:table-cell office:value-type="float" office:value="9.3099999999999997E-4" table:style-name="ce1">
            <text:p>0.000931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.653E-3" table:style-name="ce1">
            <text:p>0.001653</text:p>
          </table:table-cell>
          <table:table-cell office:value-type="float" office:value="9.5799999999999998E-4" table:style-name="ce1">
            <text:p>0.000958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.6949999999999999E-3" table:style-name="ce1">
            <text:p>0.001695</text:p>
          </table:table-cell>
          <table:table-cell office:value-type="float" office:value="9.7599999999999998E-4" table:style-name="ce1">
            <text:p>0.000976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.678E-3" table:style-name="ce1">
            <text:p>0.001678</text:p>
          </table:table-cell>
          <table:table-cell office:value-type="float" office:value="9.3000000000000005E-4" table:style-name="ce1">
            <text:p>0.0009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.748E-3" table:style-name="ce1">
            <text:p>0.001748</text:p>
          </table:table-cell>
          <table:table-cell office:value-type="float" office:value="9.5600000000000004E-4" table:style-name="ce1">
            <text:p>0.000956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.74E-3" table:style-name="ce1">
            <text:p>0.00174</text:p>
          </table:table-cell>
          <table:table-cell office:value-type="float" office:value="9.6900000000000003E-4" table:style-name="ce1">
            <text:p>0.000969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.7329999999999999E-3" table:style-name="ce1">
            <text:p>0.001733</text:p>
          </table:table-cell>
          <table:table-cell office:value-type="float" office:value="8.9099999999999997E-4" table:style-name="ce1">
            <text:p>0.000891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.732E-3" table:style-name="ce1">
            <text:p>0.001732</text:p>
          </table:table-cell>
          <table:table-cell office:value-type="float" office:value="9.1299999999999997E-4" table:style-name="ce1">
            <text:p>0.000913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.7930000000000001E-3" table:style-name="ce1">
            <text:p>0.001793</text:p>
          </table:table-cell>
          <table:table-cell office:value-type="float" office:value="9.8499999999999998E-4" table:style-name="ce1">
            <text:p>0.000985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.7260000000000001E-3" table:style-name="ce1">
            <text:p>0.001726</text:p>
          </table:table-cell>
          <table:table-cell office:value-type="float" office:value="9.6199999999999996E-4" table:style-name="ce1">
            <text:p>0.000962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.7669999999999999E-3" table:style-name="ce1">
            <text:p>0.001767</text:p>
          </table:table-cell>
          <table:table-cell office:value-type="float" office:value="9.41E-4" table:style-name="ce1">
            <text:p>0.000941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.779E-3" table:style-name="ce1">
            <text:p>0.001779</text:p>
          </table:table-cell>
          <table:table-cell office:value-type="float" office:value="9.8499999999999998E-4" table:style-name="ce1">
            <text:p>0.00098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.8129999999999999E-3" table:style-name="ce1">
            <text:p>0.001813</text:p>
          </table:table-cell>
          <table:table-cell office:value-type="float" office:value="1.008E-3" table:style-name="ce1">
            <text:p>0.001008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9.6699999999999998E-4" table:style-name="ce1">
            <text:p>0.000967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.7849999999999999E-3" table:style-name="ce1">
            <text:p>0.001785</text:p>
          </table:table-cell>
          <table:table-cell office:value-type="float" office:value="9.3599999999999998E-4" table:style-name="ce1">
            <text:p>0.000936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9.6400000000000001E-4" table:style-name="ce1">
            <text:p>0.000964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.902E-3" table:style-name="ce1">
            <text:p>0.001902</text:p>
          </table:table-cell>
          <table:table-cell office:value-type="float" office:value="9.7199999999999999E-4" table:style-name="ce1">
            <text:p>0.000972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8879999999999999E-3" table:style-name="ce1">
            <text:p>0.001888</text:p>
          </table:table-cell>
          <table:table-cell office:value-type="float" office:value="9.4499999999999998E-4" table:style-name="ce1">
            <text:p>0.00094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8619999999999999E-3" table:style-name="ce1">
            <text:p>0.001862</text:p>
          </table:table-cell>
          <table:table-cell office:value-type="float" office:value="1.029E-3" table:style-name="ce1">
            <text:p>0.001029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8389999999999999E-3" table:style-name="ce1">
            <text:p>0.001839</text:p>
          </table:table-cell>
          <table:table-cell office:value-type="float" office:value="9.4600000000000001E-4" table:style-name="ce1">
            <text:p>0.000946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.7730000000000001E-3" table:style-name="ce1">
            <text:p>0.001773</text:p>
          </table:table-cell>
          <table:table-cell office:value-type="float" office:value="1.018E-3" table:style-name="ce1">
            <text:p>0.001018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8159999999999999E-3" table:style-name="ce1">
            <text:p>0.001816</text:p>
          </table:table-cell>
          <table:table-cell office:value-type="float" office:value="1.0139999999999999E-3" table:style-name="ce1">
            <text:p>0.001014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854E-3" table:style-name="ce1">
            <text:p>0.001854</text:p>
          </table:table-cell>
          <table:table-cell office:value-type="float" office:value="1.0480000000000001E-3" table:style-name="ce1">
            <text:p>0.001048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44E-3" table:style-name="ce1">
            <text:p>0.001944</text:p>
          </table:table-cell>
          <table:table-cell office:value-type="float" office:value="1.016E-3" table:style-name="ce1">
            <text:p>0.001016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.885E-3" table:style-name="ce1">
            <text:p>0.001885</text:p>
          </table:table-cell>
          <table:table-cell office:value-type="float" office:value="1.0380000000000001E-3" table:style-name="ce1">
            <text:p>0.001038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.897E-3" table:style-name="ce1">
            <text:p>0.001897</text:p>
          </table:table-cell>
          <table:table-cell office:value-type="float" office:value="1.011E-3" table:style-name="ce1">
            <text:p>0.001011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.885E-3" table:style-name="ce1">
            <text:p>0.001885</text:p>
          </table:table-cell>
          <table:table-cell office:value-type="float" office:value="9.7199999999999999E-4" table:style-name="ce1">
            <text:p>0.000972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8749999999999999E-3" table:style-name="ce1">
            <text:p>0.001875</text:p>
          </table:table-cell>
          <table:table-cell office:value-type="float" office:value="9.8700000000000003E-4" table:style-name="ce1">
            <text:p>0.000987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.9139999999999999E-3" table:style-name="ce1">
            <text:p>0.001914</text:p>
          </table:table-cell>
          <table:table-cell office:value-type="float" office:value="1.0690000000000001E-3" table:style-name="ce1">
            <text:p>0.001069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.879E-3" table:style-name="ce1">
            <text:p>0.001879</text:p>
          </table:table-cell>
          <table:table-cell office:value-type="float" office:value="1.0740000000000001E-3" table:style-name="ce1">
            <text:p>0.001074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0270000000000002E-3" table:style-name="ce1">
            <text:p>0.002027</text:p>
          </table:table-cell>
          <table:table-cell office:value-type="float" office:value="1.016E-3" table:style-name="ce1">
            <text:p>0.001016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.9859999999999999E-3" table:style-name="ce1">
            <text:p>0.001986</text:p>
          </table:table-cell>
          <table:table-cell office:value-type="float" office:value="1.0740000000000001E-3" table:style-name="ce1">
            <text:p>0.001074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.908E-3" table:style-name="ce1">
            <text:p>0.001908</text:p>
          </table:table-cell>
          <table:table-cell office:value-type="float" office:value="1.0790000000000001E-3" table:style-name="ce1">
            <text:p>0.001079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.967E-3" table:style-name="ce1">
            <text:p>0.001967</text:p>
          </table:table-cell>
          <table:table-cell office:value-type="float" office:value="1.093E-3" table:style-name="ce1">
            <text:p>0.001093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.926E-3" table:style-name="ce1">
            <text:p>0.001926</text:p>
          </table:table-cell>
          <table:table-cell office:value-type="float" office:value="1.034E-3" table:style-name="ce1">
            <text:p>0.001034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9849999999999998E-3" table:style-name="ce1">
            <text:p>0.001985</text:p>
          </table:table-cell>
          <table:table-cell office:value-type="float" office:value="1.0529999999999999E-3" table:style-name="ce1">
            <text:p>0.001053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.9629999999999999E-3" table:style-name="ce1">
            <text:p>0.001963</text:p>
          </table:table-cell>
          <table:table-cell office:value-type="float" office:value="1.096E-3" table:style-name="ce1">
            <text:p>0.001096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.97E-3" table:style-name="ce1">
            <text:p>0.00197</text:p>
          </table:table-cell>
          <table:table-cell office:value-type="float" office:value="1.091E-3" table:style-name="ce1">
            <text:p>0.001091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.9680000000000001E-3" table:style-name="ce1">
            <text:p>0.001968</text:p>
          </table:table-cell>
          <table:table-cell office:value-type="float" office:value="1.018E-3" table:style-name="ce1">
            <text:p>0.001018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.0240000000000002E-3" table:style-name="ce1">
            <text:p>0.002024</text:p>
          </table:table-cell>
          <table:table-cell office:value-type="float" office:value="1.1119999999999999E-3" table:style-name="ce1">
            <text:p>0.001112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013E-3" table:style-name="ce1">
            <text:p>0.002013</text:p>
          </table:table-cell>
          <table:table-cell office:value-type="float" office:value="1.0480000000000001E-3" table:style-name="ce1">
            <text:p>0.001048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9710000000000001E-3" table:style-name="ce1">
            <text:p>0.001971</text:p>
          </table:table-cell>
          <table:table-cell office:value-type="float" office:value="1.0759999999999999E-3" table:style-name="ce1">
            <text:p>0.00107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.9949999999999998E-3" table:style-name="ce1">
            <text:p>0.001995</text:p>
          </table:table-cell>
          <table:table-cell office:value-type="float" office:value="1.1280000000000001E-3" table:style-name="ce1">
            <text:p>0.001128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.9750000000000002E-3" table:style-name="ce1">
            <text:p>0.001975</text:p>
          </table:table-cell>
          <table:table-cell office:value-type="float" office:value="1.124E-3" table:style-name="ce1">
            <text:p>0.001124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.0230000000000001E-3" table:style-name="ce1">
            <text:p>0.002023</text:p>
          </table:table-cell>
          <table:table-cell office:value-type="float" office:value="1.139E-3" table:style-name="ce1">
            <text:p>0.001139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0860000000000002E-3" table:style-name="ce1">
            <text:p>0.002086</text:p>
          </table:table-cell>
          <table:table-cell office:value-type="float" office:value="1.073E-3" table:style-name="ce1">
            <text:p>0.001073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.0049999999999998E-3" table:style-name="ce1">
            <text:p>0.002005</text:p>
          </table:table-cell>
          <table:table-cell office:value-type="float" office:value="1.176E-3" table:style-name="ce1">
            <text:p>0.001176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0279999999999999E-3" table:style-name="ce1">
            <text:p>0.002028</text:p>
          </table:table-cell>
          <table:table-cell office:value-type="float" office:value="1.042E-3" table:style-name="ce1">
            <text:p>0.001042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1310000000000001E-3" table:style-name="ce1">
            <text:p>0.001131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.124E-3" table:style-name="ce1">
            <text:p>0.002124</text:p>
          </table:table-cell>
          <table:table-cell office:value-type="float" office:value="1.062E-3" table:style-name="ce1">
            <text:p>0.001062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0890000000000001E-3" table:style-name="ce1">
            <text:p>0.002089</text:p>
          </table:table-cell>
          <table:table-cell office:value-type="float" office:value="1.1789999999999999E-3" table:style-name="ce1">
            <text:p>0.001179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1450000000000002E-3" table:style-name="ce1">
            <text:p>0.002145</text:p>
          </table:table-cell>
          <table:table-cell office:value-type="float" office:value="1.158E-3" table:style-name="ce1">
            <text:p>0.001158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.1069999999999999E-3" table:style-name="ce1">
            <text:p>0.002107</text:p>
          </table:table-cell>
          <table:table-cell office:value-type="float" office:value="1.121E-3" table:style-name="ce1">
            <text:p>0.001121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.1679999999999998E-3" table:style-name="ce1">
            <text:p>0.002168</text:p>
          </table:table-cell>
          <table:table-cell office:value-type="float" office:value="1.134E-3" table:style-name="ce1">
            <text:p>0.001134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.0760000000000002E-3" table:style-name="ce1">
            <text:p>0.002076</text:p>
          </table:table-cell>
          <table:table-cell office:value-type="float" office:value="1.1969999999999999E-3" table:style-name="ce1">
            <text:p>0.00119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.111E-3" table:style-name="ce1">
            <text:p>0.002111</text:p>
          </table:table-cell>
          <table:table-cell office:value-type="float" office:value="1.176E-3" table:style-name="ce1">
            <text:p>0.001176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.117E-3" table:style-name="ce1">
            <text:p>0.002117</text:p>
          </table:table-cell>
          <table:table-cell office:value-type="float" office:value="1.1559999999999999E-3" table:style-name="ce1">
            <text:p>0.001156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111E-3" table:style-name="ce1">
            <text:p>0.002111</text:p>
          </table:table-cell>
          <table:table-cell office:value-type="float" office:value="1.119E-3" table:style-name="ce1">
            <text:p>0.001119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.1210000000000001E-3" table:style-name="ce1">
            <text:p>0.002121</text:p>
          </table:table-cell>
          <table:table-cell office:value-type="float" office:value="1.1440000000000001E-3" table:style-name="ce1">
            <text:p>0.001144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1549999999999998E-3" table:style-name="ce1">
            <text:p>0.002155</text:p>
          </table:table-cell>
          <table:table-cell office:value-type="float" office:value="1.1410000000000001E-3" table:style-name="ce1">
            <text:p>0.001141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14E-3" table:style-name="ce1">
            <text:p>0.00214</text:p>
          </table:table-cell>
          <table:table-cell office:value-type="float" office:value="1.23E-3" table:style-name="ce1">
            <text:p>0.00123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.1779999999999998E-3" table:style-name="ce1">
            <text:p>0.002178</text:p>
          </table:table-cell>
          <table:table-cell office:value-type="float" office:value="1.235E-3" table:style-name="ce1">
            <text:p>0.001235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124E-3" table:style-name="ce1">
            <text:p>0.002124</text:p>
          </table:table-cell>
          <table:table-cell office:value-type="float" office:value="1.1850000000000001E-3" table:style-name="ce1">
            <text:p>0.001185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.202E-3" table:style-name="ce1">
            <text:p>0.002202</text:p>
          </table:table-cell>
          <table:table-cell office:value-type="float" office:value="1.2149999999999999E-3" table:style-name="ce1">
            <text:p>0.001215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.1489999999999999E-3" table:style-name="ce1">
            <text:p>0.002149</text:p>
          </table:table-cell>
          <table:table-cell office:value-type="float" office:value="1.206E-3" table:style-name="ce1">
            <text:p>0.001206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2720000000000001E-3" table:style-name="ce1">
            <text:p>0.002272</text:p>
          </table:table-cell>
          <table:table-cell office:value-type="float" office:value="1.2199999999999999E-3" table:style-name="ce1">
            <text:p>0.00122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.2529999999999998E-3" table:style-name="ce1">
            <text:p>0.002253</text:p>
          </table:table-cell>
          <table:table-cell office:value-type="float" office:value="1.2340000000000001E-3" table:style-name="ce1">
            <text:p>0.001234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.2179999999999999E-3" table:style-name="ce1">
            <text:p>0.002218</text:p>
          </table:table-cell>
          <table:table-cell office:value-type="float" office:value="1.1479999999999999E-3" table:style-name="ce1">
            <text:p>0.001148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.2750000000000001E-3" table:style-name="ce1">
            <text:p>0.002275</text:p>
          </table:table-cell>
          <table:table-cell office:value-type="float" office:value="1.2669999999999999E-3" table:style-name="ce1">
            <text:p>0.001267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.2290000000000001E-3" table:style-name="ce1">
            <text:p>0.002229</text:p>
          </table:table-cell>
          <table:table-cell office:value-type="float" office:value="1.178E-3" table:style-name="ce1">
            <text:p>0.001178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2520000000000001E-3" table:style-name="ce1">
            <text:p>0.001252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.366E-3" table:style-name="ce1">
            <text:p>0.002366</text:p>
          </table:table-cell>
          <table:table-cell office:value-type="float" office:value="1.2310000000000001E-3" table:style-name="ce1">
            <text:p>0.001231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.2889999999999998E-3" table:style-name="ce1">
            <text:p>0.002289</text:p>
          </table:table-cell>
          <table:table-cell office:value-type="float" office:value="1.2620000000000001E-3" table:style-name="ce1">
            <text:p>0.001262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.2850000000000001E-3" table:style-name="ce1">
            <text:p>0.002285</text:p>
          </table:table-cell>
          <table:table-cell office:value-type="float" office:value="1.2719999999999999E-3" table:style-name="ce1">
            <text:p>0.001272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.3760000000000001E-3" table:style-name="ce1">
            <text:p>0.002376</text:p>
          </table:table-cell>
          <table:table-cell office:value-type="float" office:value="1.152E-3" table:style-name="ce1">
            <text:p>0.001152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.3570000000000002E-3" table:style-name="ce1">
            <text:p>0.002357</text:p>
          </table:table-cell>
          <table:table-cell office:value-type="float" office:value="1.2589999999999999E-3" table:style-name="ce1">
            <text:p>0.00125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.343E-3" table:style-name="ce1">
            <text:p>0.002343</text:p>
          </table:table-cell>
          <table:table-cell office:value-type="float" office:value="1.2769999999999999E-3" table:style-name="ce1">
            <text:p>0.001277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.313E-3" table:style-name="ce1">
            <text:p>0.002313</text:p>
          </table:table-cell>
          <table:table-cell office:value-type="float" office:value="1.2570000000000001E-3" table:style-name="ce1">
            <text:p>0.001257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.2659999999999998E-3" table:style-name="ce1">
            <text:p>0.002266</text:p>
          </table:table-cell>
          <table:table-cell office:value-type="float" office:value="1.3079999999999999E-3" table:style-name="ce1">
            <text:p>0.001308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1.2830000000000001E-3" table:style-name="ce1">
            <text:p>0.001283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.3760000000000001E-3" table:style-name="ce1">
            <text:p>0.002376</text:p>
          </table:table-cell>
          <table:table-cell office:value-type="float" office:value="1.209E-3" table:style-name="ce1">
            <text:p>0.00120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.3670000000000002E-3" table:style-name="ce1">
            <text:p>0.002367</text:p>
          </table:table-cell>
          <table:table-cell office:value-type="float" office:value="1.291E-3" table:style-name="ce1">
            <text:p>0.001291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266E-3" table:style-name="ce1">
            <text:p>0.001266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.3630000000000001E-3" table:style-name="ce1">
            <text:p>0.002363</text:p>
          </table:table-cell>
          <table:table-cell office:value-type="float" office:value="1.33E-3" table:style-name="ce1">
            <text:p>0.00133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.3089999999999999E-3" table:style-name="ce1">
            <text:p>0.002309</text:p>
          </table:table-cell>
          <table:table-cell office:value-type="float" office:value="1.361E-3" table:style-name="ce1">
            <text:p>0.001361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.4550000000000002E-3" table:style-name="ce1">
            <text:p>0.002455</text:p>
          </table:table-cell>
          <table:table-cell office:value-type="float" office:value="1.3240000000000001E-3" table:style-name="ce1">
            <text:p>0.001324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.4130000000000002E-3" table:style-name="ce1">
            <text:p>0.002413</text:p>
          </table:table-cell>
          <table:table-cell office:value-type="float" office:value="1.3669999999999999E-3" table:style-name="ce1">
            <text:p>0.001367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.4429999999999999E-3" table:style-name="ce1">
            <text:p>0.002443</text:p>
          </table:table-cell>
          <table:table-cell office:value-type="float" office:value="1.294E-3" table:style-name="ce1">
            <text:p>0.001294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.4459999999999998E-3" table:style-name="ce1">
            <text:p>0.002446</text:p>
          </table:table-cell>
          <table:table-cell office:value-type="float" office:value="1.232E-3" table:style-name="ce1">
            <text:p>0.001232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.4719999999999998E-3" table:style-name="ce1">
            <text:p>0.002472</text:p>
          </table:table-cell>
          <table:table-cell office:value-type="float" office:value="1.3010000000000001E-3" table:style-name="ce1">
            <text:p>0.001301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949999999999999E-3" table:style-name="ce1">
            <text:p>0.001295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.441E-3" table:style-name="ce1">
            <text:p>0.002441</text:p>
          </table:table-cell>
          <table:table-cell office:value-type="float" office:value="1.3359999999999999E-3" table:style-name="ce1">
            <text:p>0.001336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.4320000000000001E-3" table:style-name="ce1">
            <text:p>0.002432</text:p>
          </table:table-cell>
          <table:table-cell office:value-type="float" office:value="1.3470000000000001E-3" table:style-name="ce1">
            <text:p>0.001347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.552E-3" table:style-name="ce1">
            <text:p>0.002552</text:p>
          </table:table-cell>
          <table:table-cell office:value-type="float" office:value="1.3389999999999999E-3" table:style-name="ce1">
            <text:p>0.001339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.5149999999999999E-3" table:style-name="ce1">
            <text:p>0.002515</text:p>
          </table:table-cell>
          <table:table-cell office:value-type="float" office:value="1.33E-3" table:style-name="ce1">
            <text:p>0.00133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.4880000000000002E-3" table:style-name="ce1">
            <text:p>0.002488</text:p>
          </table:table-cell>
          <table:table-cell office:value-type="float" office:value="1.3879999999999999E-3" table:style-name="ce1">
            <text:p>0.001388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.5110000000000002E-3" table:style-name="ce1">
            <text:p>0.002511</text:p>
          </table:table-cell>
          <table:table-cell office:value-type="float" office:value="1.2539999999999999E-3" table:style-name="ce1">
            <text:p>0.001254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.5209999999999998E-3" table:style-name="ce1">
            <text:p>0.002521</text:p>
          </table:table-cell>
          <table:table-cell office:value-type="float" office:value="1.3500000000000001E-3" table:style-name="ce1">
            <text:p>0.00135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2570000000000001E-3" table:style-name="ce1">
            <text:p>0.001257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.4650000000000002E-3" table:style-name="ce1">
            <text:p>0.002465</text:p>
          </table:table-cell>
          <table:table-cell office:value-type="float" office:value="1.359E-3" table:style-name="ce1">
            <text:p>0.001359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.5539999999999998E-3" table:style-name="ce1">
            <text:p>0.002554</text:p>
          </table:table-cell>
          <table:table-cell office:value-type="float" office:value="1.2780000000000001E-3" table:style-name="ce1">
            <text:p>0.001278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3179999999999999E-3" table:style-name="ce1">
            <text:p>0.001318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.5049999999999998E-3" table:style-name="ce1">
            <text:p>0.002505</text:p>
          </table:table-cell>
          <table:table-cell office:value-type="float" office:value="1.315E-3" table:style-name="ce1">
            <text:p>0.001315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.5019999999999999E-3" table:style-name="ce1">
            <text:p>0.002502</text:p>
          </table:table-cell>
          <table:table-cell office:value-type="float" office:value="1.428E-3" table:style-name="ce1">
            <text:p>0.001428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.5179999999999998E-3" table:style-name="ce1">
            <text:p>0.002518</text:p>
          </table:table-cell>
          <table:table-cell office:value-type="float" office:value="1.421E-3" table:style-name="ce1">
            <text:p>0.0014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5869999999999999E-3" table:style-name="ce1">
            <text:p>0.002587</text:p>
          </table:table-cell>
          <table:table-cell office:value-type="float" office:value="1.3320000000000001E-3" table:style-name="ce1">
            <text:p>0.001332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.6480000000000002E-3" table:style-name="ce1">
            <text:p>0.002648</text:p>
          </table:table-cell>
          <table:table-cell office:value-type="float" office:value="1.42E-3" table:style-name="ce1">
            <text:p>0.00142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.6519999999999998E-3" table:style-name="ce1">
            <text:p>0.002652</text:p>
          </table:table-cell>
          <table:table-cell office:value-type="float" office:value="1.3979999999999999E-3" table:style-name="ce1">
            <text:p>0.001398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.5760000000000002E-3" table:style-name="ce1">
            <text:p>0.002576</text:p>
          </table:table-cell>
          <table:table-cell office:value-type="float" office:value="1.462E-3" table:style-name="ce1">
            <text:p>0.001462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.627E-3" table:style-name="ce1">
            <text:p>0.002627</text:p>
          </table:table-cell>
          <table:table-cell office:value-type="float" office:value="1.4400000000000001E-3" table:style-name="ce1">
            <text:p>0.00144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.6099999999999999E-3" table:style-name="ce1">
            <text:p>0.00261</text:p>
          </table:table-cell>
          <table:table-cell office:value-type="float" office:value="1.358E-3" table:style-name="ce1">
            <text:p>0.001358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.5929999999999998E-3" table:style-name="ce1">
            <text:p>0.002593</text:p>
          </table:table-cell>
          <table:table-cell office:value-type="float" office:value="1.4369999999999999E-3" table:style-name="ce1">
            <text:p>0.001437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.663E-3" table:style-name="ce1">
            <text:p>0.002663</text:p>
          </table:table-cell>
          <table:table-cell office:value-type="float" office:value="1.3470000000000001E-3" table:style-name="ce1">
            <text:p>0.001347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.653E-3" table:style-name="ce1">
            <text:p>0.002653</text:p>
          </table:table-cell>
          <table:table-cell office:value-type="float" office:value="1.364E-3" table:style-name="ce1">
            <text:p>0.001364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.6090000000000002E-3" table:style-name="ce1">
            <text:p>0.002609</text:p>
          </table:table-cell>
          <table:table-cell office:value-type="float" office:value="1.358E-3" table:style-name="ce1">
            <text:p>0.001358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6540000000000001E-3" table:style-name="ce1">
            <text:p>0.002654</text:p>
          </table:table-cell>
          <table:table-cell office:value-type="float" office:value="1.436E-3" table:style-name="ce1">
            <text:p>0.001436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.797E-3" table:style-name="ce1">
            <text:p>0.002797</text:p>
          </table:table-cell>
          <table:table-cell office:value-type="float" office:value="1.4E-3" table:style-name="ce1">
            <text:p>0.0014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2.6189999999999998E-3" table:style-name="ce1">
            <text:p>0.002619</text:p>
          </table:table-cell>
          <table:table-cell office:value-type="float" office:value="1.4790000000000001E-3" table:style-name="ce1">
            <text:p>0.001479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.748E-3" table:style-name="ce1">
            <text:p>0.002748</text:p>
          </table:table-cell>
          <table:table-cell office:value-type="float" office:value="1.4630000000000001E-3" table:style-name="ce1">
            <text:p>0.001463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2.5890000000000002E-3" table:style-name="ce1">
            <text:p>0.002589</text:p>
          </table:table-cell>
          <table:table-cell office:value-type="float" office:value="1.506E-3" table:style-name="ce1">
            <text:p>0.001506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2.6319999999999998E-3" table:style-name="ce1">
            <text:p>0.002632</text:p>
          </table:table-cell>
          <table:table-cell office:value-type="float" office:value="1.519E-3" table:style-name="ce1">
            <text:p>0.001519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2.7169999999999998E-3" table:style-name="ce1">
            <text:p>0.002717</text:p>
          </table:table-cell>
          <table:table-cell office:value-type="float" office:value="1.506E-3" table:style-name="ce1">
            <text:p>0.001506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.8149999999999998E-3" table:style-name="ce1">
            <text:p>0.002815</text:p>
          </table:table-cell>
          <table:table-cell office:value-type="float" office:value="1.498E-3" table:style-name="ce1">
            <text:p>0.001498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.7539999999999999E-3" table:style-name="ce1">
            <text:p>0.002754</text:p>
          </table:table-cell>
          <table:table-cell office:value-type="float" office:value="1.377E-3" table:style-name="ce1">
            <text:p>0.001377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5150000000000001E-3" table:style-name="ce1">
            <text:p>0.001515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.7009999999999998E-3" table:style-name="ce1">
            <text:p>0.002701</text:p>
          </table:table-cell>
          <table:table-cell office:value-type="float" office:value="1.346E-3" table:style-name="ce1">
            <text:p>0.001346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.7330000000000002E-3" table:style-name="ce1">
            <text:p>0.002733</text:p>
          </table:table-cell>
          <table:table-cell office:value-type="float" office:value="1.5349999999999999E-3" table:style-name="ce1">
            <text:p>0.001535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2.7390000000000001E-3" table:style-name="ce1">
            <text:p>0.002739</text:p>
          </table:table-cell>
          <table:table-cell office:value-type="float" office:value="1.547E-3" table:style-name="ce1">
            <text:p>0.001547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.7720000000000002E-3" table:style-name="ce1">
            <text:p>0.002772</text:p>
          </table:table-cell>
          <table:table-cell office:value-type="float" office:value="1.4519999999999999E-3" table:style-name="ce1">
            <text:p>0.001452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2.728E-3" table:style-name="ce1">
            <text:p>0.002728</text:p>
          </table:table-cell>
          <table:table-cell office:value-type="float" office:value="1.39E-3" table:style-name="ce1">
            <text:p>0.00139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.8800000000000002E-3" table:style-name="ce1">
            <text:p>0.00288</text:p>
          </table:table-cell>
          <table:table-cell office:value-type="float" office:value="1.5349999999999999E-3" table:style-name="ce1">
            <text:p>0.001535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2.8440000000000002E-3" table:style-name="ce1">
            <text:p>0.002844</text:p>
          </table:table-cell>
          <table:table-cell office:value-type="float" office:value="1.508E-3" table:style-name="ce1">
            <text:p>0.001508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.8449999999999999E-3" table:style-name="ce1">
            <text:p>0.002845</text:p>
          </table:table-cell>
          <table:table-cell office:value-type="float" office:value="1.41E-3" table:style-name="ce1">
            <text:p>0.00141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.8709999999999999E-3" table:style-name="ce1">
            <text:p>0.002871</text:p>
          </table:table-cell>
          <table:table-cell office:value-type="float" office:value="1.5039999999999999E-3" table:style-name="ce1">
            <text:p>0.00150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.8990000000000001E-3" table:style-name="ce1">
            <text:p>0.002899</text:p>
          </table:table-cell>
          <table:table-cell office:value-type="float" office:value="1.4339999999999999E-3" table:style-name="ce1">
            <text:p>0.00143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.8029999999999999E-3" table:style-name="ce1">
            <text:p>0.002803</text:p>
          </table:table-cell>
          <table:table-cell office:value-type="float" office:value="1.534E-3" table:style-name="ce1">
            <text:p>0.00153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.8660000000000001E-3" table:style-name="ce1">
            <text:p>0.002866</text:p>
          </table:table-cell>
          <table:table-cell office:value-type="float" office:value="1.565E-3" table:style-name="ce1">
            <text:p>0.001565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.823E-3" table:style-name="ce1">
            <text:p>0.002823</text:p>
          </table:table-cell>
          <table:table-cell office:value-type="float" office:value="1.441E-3" table:style-name="ce1">
            <text:p>0.001441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.911E-3" table:style-name="ce1">
            <text:p>0.002911</text:p>
          </table:table-cell>
          <table:table-cell office:value-type="float" office:value="1.5510000000000001E-3" table:style-name="ce1">
            <text:p>0.001551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.9529999999999999E-3" table:style-name="ce1">
            <text:p>0.002953</text:p>
          </table:table-cell>
          <table:table-cell office:value-type="float" office:value="1.567E-3" table:style-name="ce1">
            <text:p>0.001567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.8860000000000001E-3" table:style-name="ce1">
            <text:p>0.002886</text:p>
          </table:table-cell>
          <table:table-cell office:value-type="float" office:value="1.6069999999999999E-3" table:style-name="ce1">
            <text:p>0.001607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.9350000000000001E-3" table:style-name="ce1">
            <text:p>0.002935</text:p>
          </table:table-cell>
          <table:table-cell office:value-type="float" office:value="1.5820000000000001E-3" table:style-name="ce1">
            <text:p>0.001582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.947E-3" table:style-name="ce1">
            <text:p>0.002947</text:p>
          </table:table-cell>
          <table:table-cell office:value-type="float" office:value="1.6429999999999999E-3" table:style-name="ce1">
            <text:p>0.001643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.9870000000000001E-3" table:style-name="ce1">
            <text:p>0.002987</text:p>
          </table:table-cell>
          <table:table-cell office:value-type="float" office:value="1.634E-3" table:style-name="ce1">
            <text:p>0.001634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.016E-3" table:style-name="ce1">
            <text:p>0.003016</text:p>
          </table:table-cell>
          <table:table-cell office:value-type="float" office:value="1.4840000000000001E-3" table:style-name="ce1">
            <text:p>0.001484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.0490000000000001E-3" table:style-name="ce1">
            <text:p>0.003049</text:p>
          </table:table-cell>
          <table:table-cell office:value-type="float" office:value="1.6080000000000001E-3" table:style-name="ce1">
            <text:p>0.001608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.9940000000000001E-3" table:style-name="ce1">
            <text:p>0.002994</text:p>
          </table:table-cell>
          <table:table-cell office:value-type="float" office:value="1.5120000000000001E-3" table:style-name="ce1">
            <text:p>0.001512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1.634E-3" table:style-name="ce1">
            <text:p>0.001634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.065E-3" table:style-name="ce1">
            <text:p>0.003065</text:p>
          </table:table-cell>
          <table:table-cell office:value-type="float" office:value="1.5870000000000001E-3" table:style-name="ce1">
            <text:p>0.001587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.0109999999999998E-3" table:style-name="ce1">
            <text:p>0.003011</text:p>
          </table:table-cell>
          <table:table-cell office:value-type="float" office:value="1.547E-3" table:style-name="ce1">
            <text:p>0.001547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.9420000000000002E-3" table:style-name="ce1">
            <text:p>0.002942</text:p>
          </table:table-cell>
          <table:table-cell office:value-type="float" office:value="1.604E-3" table:style-name="ce1">
            <text:p>0.001604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.0490000000000001E-3" table:style-name="ce1">
            <text:p>0.003049</text:p>
          </table:table-cell>
          <table:table-cell office:value-type="float" office:value="1.642E-3" table:style-name="ce1">
            <text:p>0.001642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.9659999999999999E-3" table:style-name="ce1">
            <text:p>0.002966</text:p>
          </table:table-cell>
          <table:table-cell office:value-type="float" office:value="1.5889999999999999E-3" table:style-name="ce1">
            <text:p>0.001589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.983E-3" table:style-name="ce1">
            <text:p>0.002983</text:p>
          </table:table-cell>
          <table:table-cell office:value-type="float" office:value="1.6509999999999999E-3" table:style-name="ce1">
            <text:p>0.001651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.058E-3" table:style-name="ce1">
            <text:p>0.003058</text:p>
          </table:table-cell>
          <table:table-cell office:value-type="float" office:value="1.634E-3" table:style-name="ce1">
            <text:p>0.001634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.009E-3" table:style-name="ce1">
            <text:p>0.003009</text:p>
          </table:table-cell>
          <table:table-cell office:value-type="float" office:value="1.6100000000000001E-3" table:style-name="ce1">
            <text:p>0.00161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.0409999999999999E-3" table:style-name="ce1">
            <text:p>0.003041</text:p>
          </table:table-cell>
          <table:table-cell office:value-type="float" office:value="1.7210000000000001E-3" table:style-name="ce1">
            <text:p>0.001721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.0019999999999999E-3" table:style-name="ce1">
            <text:p>0.003002</text:p>
          </table:table-cell>
          <table:table-cell office:value-type="float" office:value="1.5939999999999999E-3" table:style-name="ce1">
            <text:p>0.001594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.1809999999999998E-3" table:style-name="ce1">
            <text:p>0.003181</text:p>
          </table:table-cell>
          <table:table-cell office:value-type="float" office:value="1.6410000000000001E-3" table:style-name="ce1">
            <text:p>0.001641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.0370000000000002E-3" table:style-name="ce1">
            <text:p>0.003037</text:p>
          </table:table-cell>
          <table:table-cell office:value-type="float" office:value="1.681E-3" table:style-name="ce1">
            <text:p>0.001681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.9849999999999998E-3" table:style-name="ce1">
            <text:p>0.002985</text:p>
          </table:table-cell>
          <table:table-cell office:value-type="float" office:value="1.668E-3" table:style-name="ce1">
            <text:p>0.001668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.088E-3" table:style-name="ce1">
            <text:p>0.003088</text:p>
          </table:table-cell>
          <table:table-cell office:value-type="float" office:value="1.5690000000000001E-3" table:style-name="ce1">
            <text:p>0.001569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.0049999999999999E-3" table:style-name="ce1">
            <text:p>0.003005</text:p>
          </table:table-cell>
          <table:table-cell office:value-type="float" office:value="1.7210000000000001E-3" table:style-name="ce1">
            <text:p>0.001721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.0839999999999999E-3" table:style-name="ce1">
            <text:p>0.003084</text:p>
          </table:table-cell>
          <table:table-cell office:value-type="float" office:value="1.7619999999999999E-3" table:style-name="ce1">
            <text:p>0.001762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068E-3" table:style-name="ce1">
            <text:p>0.003068</text:p>
          </table:table-cell>
          <table:table-cell office:value-type="float" office:value="1.6299999999999999E-3" table:style-name="ce1">
            <text:p>0.00163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.0309999999999998E-3" table:style-name="ce1">
            <text:p>0.003031</text:p>
          </table:table-cell>
          <table:table-cell office:value-type="float" office:value="1.7049999999999999E-3" table:style-name="ce1">
            <text:p>0.001705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.13E-3" table:style-name="ce1">
            <text:p>0.00313</text:p>
          </table:table-cell>
          <table:table-cell office:value-type="float" office:value="1.6559999999999999E-3" table:style-name="ce1">
            <text:p>0.001656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.143E-3" table:style-name="ce1">
            <text:p>0.003143</text:p>
          </table:table-cell>
          <table:table-cell office:value-type="float" office:value="1.691E-3" table:style-name="ce1">
            <text:p>0.001691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.163E-3" table:style-name="ce1">
            <text:p>0.003163</text:p>
          </table:table-cell>
          <table:table-cell office:value-type="float" office:value="1.7099999999999999E-3" table:style-name="ce1">
            <text:p>0.00171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.1059999999999998E-3" table:style-name="ce1">
            <text:p>0.003106</text:p>
          </table:table-cell>
          <table:table-cell office:value-type="float" office:value="1.745E-3" table:style-name="ce1">
            <text:p>0.001745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.1960000000000001E-3" table:style-name="ce1">
            <text:p>0.003196</text:p>
          </table:table-cell>
          <table:table-cell office:value-type="float" office:value="1.603E-3" table:style-name="ce1">
            <text:p>0.001603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.15E-3" table:style-name="ce1">
            <text:p>0.00315</text:p>
          </table:table-cell>
          <table:table-cell office:value-type="float" office:value="1.6930000000000001E-3" table:style-name="ce1">
            <text:p>0.001693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.1519999999999999E-3" table:style-name="ce1">
            <text:p>0.003152</text:p>
          </table:table-cell>
          <table:table-cell office:value-type="float" office:value="1.7290000000000001E-3" table:style-name="ce1">
            <text:p>0.001729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.1800000000000001E-3" table:style-name="ce1">
            <text:p>0.00318</text:p>
          </table:table-cell>
          <table:table-cell office:value-type="float" office:value="1.642E-3" table:style-name="ce1">
            <text:p>0.001642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.2169999999999998E-3" table:style-name="ce1">
            <text:p>0.003217</text:p>
          </table:table-cell>
          <table:table-cell office:value-type="float" office:value="1.7099999999999999E-3" table:style-name="ce1">
            <text:p>0.00171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.186E-3" table:style-name="ce1">
            <text:p>0.003186</text:p>
          </table:table-cell>
          <table:table-cell office:value-type="float" office:value="1.7459999999999999E-3" table:style-name="ce1">
            <text:p>0.001746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.1900000000000001E-3" table:style-name="ce1">
            <text:p>0.00319</text:p>
          </table:table-cell>
          <table:table-cell office:value-type="float" office:value="1.678E-3" table:style-name="ce1">
            <text:p>0.001678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.2160000000000001E-3" table:style-name="ce1">
            <text:p>0.003216</text:p>
          </table:table-cell>
          <table:table-cell office:value-type="float" office:value="1.743E-3" table:style-name="ce1">
            <text:p>0.001743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.241E-3" table:style-name="ce1">
            <text:p>0.003241</text:p>
          </table:table-cell>
          <table:table-cell office:value-type="float" office:value="1.758E-3" table:style-name="ce1">
            <text:p>0.001758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.2139999999999998E-3" table:style-name="ce1">
            <text:p>0.003214</text:p>
          </table:table-cell>
          <table:table-cell office:value-type="float" office:value="1.722E-3" table:style-name="ce1">
            <text:p>0.001722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.1870000000000002E-3" table:style-name="ce1">
            <text:p>0.003187</text:p>
          </table:table-cell>
          <table:table-cell office:value-type="float" office:value="1.7210000000000001E-3" table:style-name="ce1">
            <text:p>0.001721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.2680000000000001E-3" table:style-name="ce1">
            <text:p>0.003268</text:p>
          </table:table-cell>
          <table:table-cell office:value-type="float" office:value="1.6360000000000001E-3" table:style-name="ce1">
            <text:p>0.001636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.2680000000000001E-3" table:style-name="ce1">
            <text:p>0.003268</text:p>
          </table:table-cell>
          <table:table-cell office:value-type="float" office:value="1.6440000000000001E-3" table:style-name="ce1">
            <text:p>0.001644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.3050000000000002E-3" table:style-name="ce1">
            <text:p>0.003305</text:p>
          </table:table-cell>
          <table:table-cell office:value-type="float" office:value="1.7830000000000001E-3" table:style-name="ce1">
            <text:p>0.001783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.2989999999999998E-3" table:style-name="ce1">
            <text:p>0.003299</text:p>
          </table:table-cell>
          <table:table-cell office:value-type="float" office:value="1.797E-3" table:style-name="ce1">
            <text:p>0.00179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.3149999999999998E-3" table:style-name="ce1">
            <text:p>0.003315</text:p>
          </table:table-cell>
          <table:table-cell office:value-type="float" office:value="1.7650000000000001E-3" table:style-name="ce1">
            <text:p>0.001765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.3479999999999998E-3" table:style-name="ce1">
            <text:p>0.003348</text:p>
          </table:table-cell>
          <table:table-cell office:value-type="float" office:value="1.7949999999999999E-3" table:style-name="ce1">
            <text:p>0.001795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.2680000000000001E-3" table:style-name="ce1">
            <text:p>0.003268</text:p>
          </table:table-cell>
          <table:table-cell office:value-type="float" office:value="1.7799999999999999E-3" table:style-name="ce1">
            <text:p>0.00178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.2620000000000001E-3" table:style-name="ce1">
            <text:p>0.003262</text:p>
          </table:table-cell>
          <table:table-cell office:value-type="float" office:value="1.7650000000000001E-3" table:style-name="ce1">
            <text:p>0.001765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.3159999999999999E-3" table:style-name="ce1">
            <text:p>0.003316</text:p>
          </table:table-cell>
          <table:table-cell office:value-type="float" office:value="1.719E-3" table:style-name="ce1">
            <text:p>0.001719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.362E-3" table:style-name="ce1">
            <text:p>0.003362</text:p>
          </table:table-cell>
          <table:table-cell office:value-type="float" office:value="1.6789999999999999E-3" table:style-name="ce1">
            <text:p>0.001679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.3119999999999998E-3" table:style-name="ce1">
            <text:p>0.003312</text:p>
          </table:table-cell>
          <table:table-cell office:value-type="float" office:value="1.712E-3" table:style-name="ce1">
            <text:p>0.001712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.3700000000000002E-3" table:style-name="ce1">
            <text:p>0.00337</text:p>
          </table:table-cell>
          <table:table-cell office:value-type="float" office:value="1.7149999999999999E-3" table:style-name="ce1">
            <text:p>0.001715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.3960000000000001E-3" table:style-name="ce1">
            <text:p>0.003396</text:p>
          </table:table-cell>
          <table:table-cell office:value-type="float" office:value="1.864E-3" table:style-name="ce1">
            <text:p>0.001864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.284E-3" table:style-name="ce1">
            <text:p>0.003284</text:p>
          </table:table-cell>
          <table:table-cell office:value-type="float" office:value="1.812E-3" table:style-name="ce1">
            <text:p>0.001812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3.4169999999999999E-3" table:style-name="ce1">
            <text:p>0.003417</text:p>
          </table:table-cell>
          <table:table-cell office:value-type="float" office:value="1.7179999999999999E-3" table:style-name="ce1">
            <text:p>0.00171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.3739999999999998E-3" table:style-name="ce1">
            <text:p>0.003374</text:p>
          </table:table-cell>
          <table:table-cell office:value-type="float" office:value="1.8370000000000001E-3" table:style-name="ce1">
            <text:p>0.001837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3.4610000000000001E-3" table:style-name="ce1">
            <text:p>0.003461</text:p>
          </table:table-cell>
          <table:table-cell office:value-type="float" office:value="1.8320000000000001E-3" table:style-name="ce1">
            <text:p>0.001832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.437E-3" table:style-name="ce1">
            <text:p>0.003437</text:p>
          </table:table-cell>
          <table:table-cell office:value-type="float" office:value="1.673E-3" table:style-name="ce1">
            <text:p>0.001673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3.3379999999999998E-3" table:style-name="ce1">
            <text:p>0.003338</text:p>
          </table:table-cell>
          <table:table-cell office:value-type="float" office:value="1.7210000000000001E-3" table:style-name="ce1">
            <text:p>0.001721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.4550000000000002E-3" table:style-name="ce1">
            <text:p>0.003455</text:p>
          </table:table-cell>
          <table:table-cell office:value-type="float" office:value="1.91E-3" table:style-name="ce1">
            <text:p>0.00191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3.4280000000000001E-3" table:style-name="ce1">
            <text:p>0.003428</text:p>
          </table:table-cell>
          <table:table-cell office:value-type="float" office:value="1.9009999999999999E-3" table:style-name="ce1">
            <text:p>0.001901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.359E-3" table:style-name="ce1">
            <text:p>0.003359</text:p>
          </table:table-cell>
          <table:table-cell office:value-type="float" office:value="1.866E-3" table:style-name="ce1">
            <text:p>0.001866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3.3670000000000002E-3" table:style-name="ce1">
            <text:p>0.003367</text:p>
          </table:table-cell>
          <table:table-cell office:value-type="float" office:value="1.768E-3" table:style-name="ce1">
            <text:p>0.001768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.4989999999999999E-3" table:style-name="ce1">
            <text:p>0.003499</text:p>
          </table:table-cell>
          <table:table-cell office:value-type="float" office:value="1.737E-3" table:style-name="ce1">
            <text:p>0.001737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3.5539999999999999E-3" table:style-name="ce1">
            <text:p>0.003554</text:p>
          </table:table-cell>
          <table:table-cell office:value-type="float" office:value="1.8699999999999999E-3" table:style-name="ce1">
            <text:p>0.00187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.5010000000000002E-3" table:style-name="ce1">
            <text:p>0.003501</text:p>
          </table:table-cell>
          <table:table-cell office:value-type="float" office:value="1.732E-3" table:style-name="ce1">
            <text:p>0.001732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3.3660000000000001E-3" table:style-name="ce1">
            <text:p>0.003366</text:p>
          </table:table-cell>
          <table:table-cell office:value-type="float" office:value="1.8339999999999999E-3" table:style-name="ce1">
            <text:p>0.001834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.3890000000000001E-3" table:style-name="ce1">
            <text:p>0.003389</text:p>
          </table:table-cell>
          <table:table-cell office:value-type="float" office:value="1.8469999999999999E-3" table:style-name="ce1">
            <text:p>0.001847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.4510000000000001E-3" table:style-name="ce1">
            <text:p>0.003451</text:p>
          </table:table-cell>
          <table:table-cell office:value-type="float" office:value="1.8240000000000001E-3" table:style-name="ce1">
            <text:p>0.001824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.64E-3" table:style-name="ce1">
            <text:p>0.00364</text:p>
          </table:table-cell>
          <table:table-cell office:value-type="float" office:value="1.8879999999999999E-3" table:style-name="ce1">
            <text:p>0.001888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4450000000000001E-3" table:style-name="ce1">
            <text:p>0.003445</text:p>
          </table:table-cell>
          <table:table-cell office:value-type="float" office:value="1.9300000000000001E-3" table:style-name="ce1">
            <text:p>0.00193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.6159999999999999E-3" table:style-name="ce1">
            <text:p>0.003616</text:p>
          </table:table-cell>
          <table:table-cell office:value-type="float" office:value="1.854E-3" table:style-name="ce1">
            <text:p>0.001854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3.5469999999999998E-3" table:style-name="ce1">
            <text:p>0.003547</text:p>
          </table:table-cell>
          <table:table-cell office:value-type="float" office:value="1.9239999999999999E-3" table:style-name="ce1">
            <text:p>0.001924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.4979999999999998E-3" table:style-name="ce1">
            <text:p>0.003498</text:p>
          </table:table-cell>
          <table:table-cell office:value-type="float" office:value="1.7979999999999999E-3" table:style-name="ce1">
            <text:p>0.001798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3.5500000000000002E-3" table:style-name="ce1">
            <text:p>0.00355</text:p>
          </table:table-cell>
          <table:table-cell office:value-type="float" office:value="1.885E-3" table:style-name="ce1">
            <text:p>0.001885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1.9109999999999999E-3" table:style-name="ce1">
            <text:p>0.00191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3.5379999999999999E-3" table:style-name="ce1">
            <text:p>0.003538</text:p>
          </table:table-cell>
          <table:table-cell office:value-type="float" office:value="1.8760000000000001E-3" table:style-name="ce1">
            <text:p>0.001876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.6359999999999999E-3" table:style-name="ce1">
            <text:p>0.003636</text:p>
          </table:table-cell>
          <table:table-cell office:value-type="float" office:value="1.954E-3" table:style-name="ce1">
            <text:p>0.001954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.5409999999999999E-3" table:style-name="ce1">
            <text:p>0.003541</text:p>
          </table:table-cell>
          <table:table-cell office:value-type="float" office:value="1.9810000000000001E-3" table:style-name="ce1">
            <text:p>0.00198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.5130000000000001E-3" table:style-name="ce1">
            <text:p>0.003513</text:p>
          </table:table-cell>
          <table:table-cell office:value-type="float" office:value="1.964E-3" table:style-name="ce1">
            <text:p>0.001964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3.6159999999999999E-3" table:style-name="ce1">
            <text:p>0.003616</text:p>
          </table:table-cell>
          <table:table-cell office:value-type="float" office:value="1.8190000000000001E-3" table:style-name="ce1">
            <text:p>0.001819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.545E-3" table:style-name="ce1">
            <text:p>0.003545</text:p>
          </table:table-cell>
          <table:table-cell office:value-type="float" office:value="1.9550000000000001E-3" table:style-name="ce1">
            <text:p>0.001955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1.9040000000000001E-3" table:style-name="ce1">
            <text:p>0.001904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.614E-3" table:style-name="ce1">
            <text:p>0.003614</text:p>
          </table:table-cell>
          <table:table-cell office:value-type="float" office:value="1.916E-3" table:style-name="ce1">
            <text:p>0.001916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.7269999999999998E-3" table:style-name="ce1">
            <text:p>0.003727</text:p>
          </table:table-cell>
          <table:table-cell office:value-type="float" office:value="1.8550000000000001E-3" table:style-name="ce1">
            <text:p>0.001855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.5669999999999999E-3" table:style-name="ce1">
            <text:p>0.003567</text:p>
          </table:table-cell>
          <table:table-cell office:value-type="float" office:value="1.817E-3" table:style-name="ce1">
            <text:p>0.001817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1.805E-3" table:style-name="ce1">
            <text:p>0.001805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.6240000000000001E-3" table:style-name="ce1">
            <text:p>0.003624</text:p>
          </table:table-cell>
          <table:table-cell office:value-type="float" office:value="1.9139999999999999E-3" table:style-name="ce1">
            <text:p>0.001914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3.6150000000000002E-3" table:style-name="ce1">
            <text:p>0.003615</text:p>
          </table:table-cell>
          <table:table-cell office:value-type="float" office:value="1.9650000000000002E-3" table:style-name="ce1">
            <text:p>0.001965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.6329999999999999E-3" table:style-name="ce1">
            <text:p>0.003633</text:p>
          </table:table-cell>
          <table:table-cell office:value-type="float" office:value="1.8799999999999999E-3" table:style-name="ce1">
            <text:p>0.00188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3.7629999999999999E-3" table:style-name="ce1">
            <text:p>0.003763</text:p>
          </table:table-cell>
          <table:table-cell office:value-type="float" office:value="1.9269999999999999E-3" table:style-name="ce1">
            <text:p>0.001927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.6570000000000001E-3" table:style-name="ce1">
            <text:p>0.003657</text:p>
          </table:table-cell>
          <table:table-cell office:value-type="float" office:value="1.9550000000000001E-3" table:style-name="ce1">
            <text:p>0.001955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.679E-3" table:style-name="ce1">
            <text:p>0.003679</text:p>
          </table:table-cell>
          <table:table-cell office:value-type="float" office:value="2.039E-3" table:style-name="ce1">
            <text:p>0.002039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.7360000000000002E-3" table:style-name="ce1">
            <text:p>0.003736</text:p>
          </table:table-cell>
          <table:table-cell office:value-type="float" office:value="1.8240000000000001E-3" table:style-name="ce1">
            <text:p>0.001824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3.748E-3" table:style-name="ce1">
            <text:p>0.003748</text:p>
          </table:table-cell>
          <table:table-cell office:value-type="float" office:value="2.0460000000000001E-3" table:style-name="ce1">
            <text:p>0.002046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.7520000000000001E-3" table:style-name="ce1">
            <text:p>0.003752</text:p>
          </table:table-cell>
          <table:table-cell office:value-type="float" office:value="1.9710000000000001E-3" table:style-name="ce1">
            <text:p>0.001971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3.666E-3" table:style-name="ce1">
            <text:p>0.003666</text:p>
          </table:table-cell>
          <table:table-cell office:value-type="float" office:value="1.89E-3" table:style-name="ce1">
            <text:p>0.00189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.702E-3" table:style-name="ce1">
            <text:p>0.003702</text:p>
          </table:table-cell>
          <table:table-cell office:value-type="float" office:value="1.9499999999999999E-3" table:style-name="ce1">
            <text:p>0.00195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3.8149999999999998E-3" table:style-name="ce1">
            <text:p>0.003815</text:p>
          </table:table-cell>
          <table:table-cell office:value-type="float" office:value="1.9059999999999999E-3" table:style-name="ce1">
            <text:p>0.001906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.787E-3" table:style-name="ce1">
            <text:p>0.003787</text:p>
          </table:table-cell>
          <table:table-cell office:value-type="float" office:value="2.1129999999999999E-3" table:style-name="ce1">
            <text:p>0.00211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3.7360000000000002E-3" table:style-name="ce1">
            <text:p>0.003736</text:p>
          </table:table-cell>
          <table:table-cell office:value-type="float" office:value="1.91E-3" table:style-name="ce1">
            <text:p>0.00191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.7659999999999998E-3" table:style-name="ce1">
            <text:p>0.003766</text:p>
          </table:table-cell>
          <table:table-cell office:value-type="float" office:value="1.9499999999999999E-3" table:style-name="ce1">
            <text:p>0.00195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3.7130000000000002E-3" table:style-name="ce1">
            <text:p>0.003713</text:p>
          </table:table-cell>
          <table:table-cell office:value-type="float" office:value="1.9780000000000002E-3" table:style-name="ce1">
            <text:p>0.001978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.7339999999999999E-3" table:style-name="ce1">
            <text:p>0.003734</text:p>
          </table:table-cell>
          <table:table-cell office:value-type="float" office:value="2.0769999999999999E-3" table:style-name="ce1">
            <text:p>0.002077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.771E-3" table:style-name="ce1">
            <text:p>0.003771</text:p>
          </table:table-cell>
          <table:table-cell office:value-type="float" office:value="1.8799999999999999E-3" table:style-name="ce1">
            <text:p>0.00188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2.049E-3" table:style-name="ce1">
            <text:p>0.002049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.777E-3" table:style-name="ce1">
            <text:p>0.003777</text:p>
          </table:table-cell>
          <table:table-cell office:value-type="float" office:value="2.052E-3" table:style-name="ce1">
            <text:p>0.002052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.8630000000000001E-3" table:style-name="ce1">
            <text:p>0.003863</text:p>
          </table:table-cell>
          <table:table-cell office:value-type="float" office:value="2.1359999999999999E-3" table:style-name="ce1">
            <text:p>0.002136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3.81E-3" table:style-name="ce1">
            <text:p>0.00381</text:p>
          </table:table-cell>
          <table:table-cell office:value-type="float" office:value="2.0270000000000002E-3" table:style-name="ce1">
            <text:p>0.002027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.7529999999999998E-3" table:style-name="ce1">
            <text:p>0.003753</text:p>
          </table:table-cell>
          <table:table-cell office:value-type="float" office:value="2.127E-3" table:style-name="ce1">
            <text:p>0.002127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.9090000000000001E-3" table:style-name="ce1">
            <text:p>0.003909</text:p>
          </table:table-cell>
          <table:table-cell office:value-type="float" office:value="2.0500000000000002E-3" table:style-name="ce1">
            <text:p>0.00205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.7940000000000001E-3" table:style-name="ce1">
            <text:p>0.003794</text:p>
          </table:table-cell>
          <table:table-cell office:value-type="float" office:value="1.952E-3" table:style-name="ce1">
            <text:p>0.001952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3.9050000000000001E-3" table:style-name="ce1">
            <text:p>0.003905</text:p>
          </table:table-cell>
          <table:table-cell office:value-type="float" office:value="2.1080000000000001E-3" table:style-name="ce1">
            <text:p>0.002108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.9039999999999999E-3" table:style-name="ce1">
            <text:p>0.003904</text:p>
          </table:table-cell>
          <table:table-cell office:value-type="float" office:value="1.9750000000000002E-3" table:style-name="ce1">
            <text:p>0.001975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3.9519999999999998E-3" table:style-name="ce1">
            <text:p>0.003952</text:p>
          </table:table-cell>
          <table:table-cell office:value-type="float" office:value="2.0939999999999999E-3" table:style-name="ce1">
            <text:p>0.002094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.9050000000000001E-3" table:style-name="ce1">
            <text:p>0.003905</text:p>
          </table:table-cell>
          <table:table-cell office:value-type="float" office:value="1.9740000000000001E-3" table:style-name="ce1">
            <text:p>0.001974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3.9500000000000004E-3" table:style-name="ce1">
            <text:p>0.00395</text:p>
          </table:table-cell>
          <table:table-cell office:value-type="float" office:value="2.0560000000000001E-3" table:style-name="ce1">
            <text:p>0.002056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.9480000000000001E-3" table:style-name="ce1">
            <text:p>0.003948</text:p>
          </table:table-cell>
          <table:table-cell office:value-type="float" office:value="2.0579999999999999E-3" table:style-name="ce1">
            <text:p>0.002058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.9969999999999997E-3" table:style-name="ce1">
            <text:p>0.003997</text:p>
          </table:table-cell>
          <table:table-cell office:value-type="float" office:value="1.954E-3" table:style-name="ce1">
            <text:p>0.00195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.0309999999999999E-3" table:style-name="ce1">
            <text:p>0.004031</text:p>
          </table:table-cell>
          <table:table-cell office:value-type="float" office:value="2.016E-3" table:style-name="ce1">
            <text:p>0.002016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.9909999999999998E-3" table:style-name="ce1">
            <text:p>0.003991</text:p>
          </table:table-cell>
          <table:table-cell office:value-type="float" office:value="2.1199999999999999E-3" table:style-name="ce1">
            <text:p>0.00212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.8119999999999999E-3" table:style-name="ce1">
            <text:p>0.003812</text:p>
          </table:table-cell>
          <table:table-cell office:value-type="float" office:value="2.0430000000000001E-3" table:style-name="ce1">
            <text:p>0.002043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3.9680000000000002E-3" table:style-name="ce1">
            <text:p>0.003968</text:p>
          </table:table-cell>
          <table:table-cell office:value-type="float" office:value="2.0830000000000002E-3" table:style-name="ce1">
            <text:p>0.002083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.0090000000000004E-3" table:style-name="ce1">
            <text:p>0.004009</text:p>
          </table:table-cell>
          <table:table-cell office:value-type="float" office:value="1.9499999999999999E-3" table:style-name="ce1">
            <text:p>0.00195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.872E-3" table:style-name="ce1">
            <text:p>0.003872</text:p>
          </table:table-cell>
          <table:table-cell office:value-type="float" office:value="2.189E-3" table:style-name="ce1">
            <text:p>0.002189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.0390000000000001E-3" table:style-name="ce1">
            <text:p>0.004039</text:p>
          </table:table-cell>
          <table:table-cell office:value-type="float" office:value="2.2009999999999998E-3" table:style-name="ce1">
            <text:p>0.002201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.0210000000000003E-3" table:style-name="ce1">
            <text:p>0.004021</text:p>
          </table:table-cell>
          <table:table-cell office:value-type="float" office:value="2.2049999999999999E-3" table:style-name="ce1">
            <text:p>0.002205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.9399999999999999E-3" table:style-name="ce1">
            <text:p>0.00394</text:p>
          </table:table-cell>
          <table:table-cell office:value-type="float" office:value="2.2399999999999998E-3" table:style-name="ce1">
            <text:p>0.0022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.071E-3" table:style-name="ce1">
            <text:p>0.004071</text:p>
          </table:table-cell>
          <table:table-cell office:value-type="float" office:value="2.2009999999999998E-3" table:style-name="ce1">
            <text:p>0.002201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3.954E-3" table:style-name="ce1">
            <text:p>0.003954</text:p>
          </table:table-cell>
          <table:table-cell office:value-type="float" office:value="2.0430000000000001E-3" table:style-name="ce1">
            <text:p>0.002043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3.9779999999999998E-3" table:style-name="ce1">
            <text:p>0.003978</text:p>
          </table:table-cell>
          <table:table-cell office:value-type="float" office:value="2.2000000000000001E-3" table:style-name="ce1">
            <text:p>0.0022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3.9740000000000001E-3" table:style-name="ce1">
            <text:p>0.003974</text:p>
          </table:table-cell>
          <table:table-cell office:value-type="float" office:value="2.1419999999999998E-3" table:style-name="ce1">
            <text:p>0.002142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9399999999999999E-3" table:style-name="ce1">
            <text:p>0.00394</text:p>
          </table:table-cell>
          <table:table-cell office:value-type="float" office:value="2.2269999999999998E-3" table:style-name="ce1">
            <text:p>0.002227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9969999999999997E-3" table:style-name="ce1">
            <text:p>0.003997</text:p>
          </table:table-cell>
          <table:table-cell office:value-type="float" office:value="2.2910000000000001E-3" table:style-name="ce1">
            <text:p>0.002291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.1310000000000001E-3" table:style-name="ce1">
            <text:p>0.004131</text:p>
          </table:table-cell>
          <table:table-cell office:value-type="float" office:value="2.091E-3" table:style-name="ce1">
            <text:p>0.002091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2.0820000000000001E-3" table:style-name="ce1">
            <text:p>0.002082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.0390000000000001E-3" table:style-name="ce1">
            <text:p>0.004039</text:p>
          </table:table-cell>
          <table:table-cell office:value-type="float" office:value="2.3630000000000001E-3" table:style-name="ce1">
            <text:p>0.002363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.2030000000000001E-3" table:style-name="ce1">
            <text:p>0.004203</text:p>
          </table:table-cell>
          <table:table-cell office:value-type="float" office:value="2.2669999999999999E-3" table:style-name="ce1">
            <text:p>0.002267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.1110000000000001E-3" table:style-name="ce1">
            <text:p>0.004111</text:p>
          </table:table-cell>
          <table:table-cell office:value-type="float" office:value="2.2339999999999999E-3" table:style-name="ce1">
            <text:p>0.002234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.058E-3" table:style-name="ce1">
            <text:p>0.004058</text:p>
          </table:table-cell>
          <table:table-cell office:value-type="float" office:value="2.1740000000000002E-3" table:style-name="ce1">
            <text:p>0.002174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.2249999999999996E-3" table:style-name="ce1">
            <text:p>0.004225</text:p>
          </table:table-cell>
          <table:table-cell office:value-type="float" office:value="2.0720000000000001E-3" table:style-name="ce1">
            <text:p>0.002072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.0850000000000001E-3" table:style-name="ce1">
            <text:p>0.004085</text:p>
          </table:table-cell>
          <table:table-cell office:value-type="float" office:value="2.0590000000000001E-3" table:style-name="ce1">
            <text:p>0.002059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.0429999999999997E-3" table:style-name="ce1">
            <text:p>0.004043</text:p>
          </table:table-cell>
          <table:table-cell office:value-type="float" office:value="2.1540000000000001E-3" table:style-name="ce1">
            <text:p>0.002154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.2030000000000001E-3" table:style-name="ce1">
            <text:p>0.004203</text:p>
          </table:table-cell>
          <table:table-cell office:value-type="float" office:value="2.2309999999999999E-3" table:style-name="ce1">
            <text:p>0.002231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.0639999999999999E-3" table:style-name="ce1">
            <text:p>0.004064</text:p>
          </table:table-cell>
          <table:table-cell office:value-type="float" office:value="2.0929999999999998E-3" table:style-name="ce1">
            <text:p>0.002093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.0569999999999998E-3" table:style-name="ce1">
            <text:p>0.004057</text:p>
          </table:table-cell>
          <table:table-cell office:value-type="float" office:value="2.2569999999999999E-3" table:style-name="ce1">
            <text:p>0.002257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.1460000000000004E-3" table:style-name="ce1">
            <text:p>0.004146</text:p>
          </table:table-cell>
          <table:table-cell office:value-type="float" office:value="2.1949999999999999E-3" table:style-name="ce1">
            <text:p>0.002195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.1520000000000003E-3" table:style-name="ce1">
            <text:p>0.004152</text:p>
          </table:table-cell>
          <table:table-cell office:value-type="float" office:value="2.1649999999999998E-3" table:style-name="ce1">
            <text:p>0.002165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.1840000000000002E-3" table:style-name="ce1">
            <text:p>0.004184</text:p>
          </table:table-cell>
          <table:table-cell office:value-type="float" office:value="2.2339999999999999E-3" table:style-name="ce1">
            <text:p>0.002234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.1939999999999998E-3" table:style-name="ce1">
            <text:p>0.004194</text:p>
          </table:table-cell>
          <table:table-cell office:value-type="float" office:value="2.101E-3" table:style-name="ce1">
            <text:p>0.002101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.1419999999999998E-3" table:style-name="ce1">
            <text:p>0.004142</text:p>
          </table:table-cell>
          <table:table-cell office:value-type="float" office:value="2.1329999999999999E-3" table:style-name="ce1">
            <text:p>0.002133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.1850000000000004E-3" table:style-name="ce1">
            <text:p>0.004185</text:p>
          </table:table-cell>
          <table:table-cell office:value-type="float" office:value="2.1069999999999999E-3" table:style-name="ce1">
            <text:p>0.002107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.2259999999999997E-3" table:style-name="ce1">
            <text:p>0.004226</text:p>
          </table:table-cell>
          <table:table-cell office:value-type="float" office:value="2.2980000000000001E-3" table:style-name="ce1">
            <text:p>0.002298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.1240000000000001E-3" table:style-name="ce1">
            <text:p>0.004124</text:p>
          </table:table-cell>
          <table:table-cell office:value-type="float" office:value="2.2550000000000001E-3" table:style-name="ce1">
            <text:p>0.002255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4.0969999999999999E-3" table:style-name="ce1">
            <text:p>0.004097</text:p>
          </table:table-cell>
          <table:table-cell office:value-type="float" office:value="2.3040000000000001E-3" table:style-name="ce1">
            <text:p>0.002304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.2180000000000004E-3" table:style-name="ce1">
            <text:p>0.004218</text:p>
          </table:table-cell>
          <table:table-cell office:value-type="float" office:value="2.2799999999999999E-3" table:style-name="ce1">
            <text:p>0.00228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4.1729999999999996E-3" table:style-name="ce1">
            <text:p>0.004173</text:p>
          </table:table-cell>
          <table:table-cell office:value-type="float" office:value="2.2829999999999999E-3" table:style-name="ce1">
            <text:p>0.002283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4.2119999999999996E-3" table:style-name="ce1">
            <text:p>0.004212</text:p>
          </table:table-cell>
          <table:table-cell office:value-type="float" office:value="2.372E-3" table:style-name="ce1">
            <text:p>0.002372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.3819999999999996E-3" table:style-name="ce1">
            <text:p>0.004382</text:p>
          </table:table-cell>
          <table:table-cell office:value-type="float" office:value="2.4910000000000002E-3" table:style-name="ce1">
            <text:p>0.002491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4.3049999999999998E-3" table:style-name="ce1">
            <text:p>0.004305</text:p>
          </table:table-cell>
          <table:table-cell office:value-type="float" office:value="2.173E-3" table:style-name="ce1">
            <text:p>0.002173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4.2859999999999999E-3" table:style-name="ce1">
            <text:p>0.004286</text:p>
          </table:table-cell>
          <table:table-cell office:value-type="float" office:value="2.2950000000000002E-3" table:style-name="ce1">
            <text:p>0.002295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.28E-3" table:style-name="ce1">
            <text:p>0.00428</text:p>
          </table:table-cell>
          <table:table-cell office:value-type="float" office:value="2.3749999999999999E-3" table:style-name="ce1">
            <text:p>0.002375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4.3509999999999998E-3" table:style-name="ce1">
            <text:p>0.004351</text:p>
          </table:table-cell>
          <table:table-cell office:value-type="float" office:value="2.2699999999999999E-3" table:style-name="ce1">
            <text:p>0.00227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4.5560000000000002E-3" table:style-name="ce1">
            <text:p>0.004556</text:p>
          </table:table-cell>
          <table:table-cell office:value-type="float" office:value="2.3779999999999999E-3" table:style-name="ce1">
            <text:p>0.002378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4929999999999996E-3" table:style-name="ce1">
            <text:p>0.004493</text:p>
          </table:table-cell>
          <table:table-cell office:value-type="float" office:value="2.467E-3" table:style-name="ce1">
            <text:p>0.002467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5129999999999997E-3" table:style-name="ce1">
            <text:p>0.004513</text:p>
          </table:table-cell>
          <table:table-cell office:value-type="float" office:value="2.3939999999999999E-3" table:style-name="ce1">
            <text:p>0.002394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2.3990000000000001E-3" table:style-name="ce1">
            <text:p>0.002399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.3839999999999999E-3" table:style-name="ce1">
            <text:p>0.004384</text:p>
          </table:table-cell>
          <table:table-cell office:value-type="float" office:value="2.3809999999999999E-3" table:style-name="ce1">
            <text:p>0.002381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4.2859999999999999E-3" table:style-name="ce1">
            <text:p>0.004286</text:p>
          </table:table-cell>
          <table:table-cell office:value-type="float" office:value="2.1870000000000001E-3" table:style-name="ce1">
            <text:p>0.002187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4.2900000000000004E-3" table:style-name="ce1">
            <text:p>0.00429</text:p>
          </table:table-cell>
          <table:table-cell office:value-type="float" office:value="2.4190000000000001E-3" table:style-name="ce1">
            <text:p>0.002419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.2979999999999997E-3" table:style-name="ce1">
            <text:p>0.004298</text:p>
          </table:table-cell>
          <table:table-cell office:value-type="float" office:value="2.264E-3" table:style-name="ce1">
            <text:p>0.002264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421E-3" table:style-name="ce1">
            <text:p>0.002421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4.3819999999999996E-3" table:style-name="ce1">
            <text:p>0.004382</text:p>
          </table:table-cell>
          <table:table-cell office:value-type="float" office:value="2.4009999999999999E-3" table:style-name="ce1">
            <text:p>0.002401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4.3829999999999997E-3" table:style-name="ce1">
            <text:p>0.004383</text:p>
          </table:table-cell>
          <table:table-cell office:value-type="float" office:value="2.2009999999999998E-3" table:style-name="ce1">
            <text:p>0.002201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4.3470000000000002E-3" table:style-name="ce1">
            <text:p>0.004347</text:p>
          </table:table-cell>
          <table:table-cell office:value-type="float" office:value="2.369E-3" table:style-name="ce1">
            <text:p>0.002369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4.3819999999999996E-3" table:style-name="ce1">
            <text:p>0.004382</text:p>
          </table:table-cell>
          <table:table-cell office:value-type="float" office:value="2.3419999999999999E-3" table:style-name="ce1">
            <text:p>0.002342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.3660000000000001E-3" table:style-name="ce1">
            <text:p>0.004366</text:p>
          </table:table-cell>
          <table:table-cell office:value-type="float" office:value="2.4220000000000001E-3" table:style-name="ce1">
            <text:p>0.002422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4.444E-3" table:style-name="ce1">
            <text:p>0.004444</text:p>
          </table:table-cell>
          <table:table-cell office:value-type="float" office:value="2.3640000000000002E-3" table:style-name="ce1">
            <text:p>0.002364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4.3290000000000004E-3" table:style-name="ce1">
            <text:p>0.004329</text:p>
          </table:table-cell>
          <table:table-cell office:value-type="float" office:value="2.418E-3" table:style-name="ce1">
            <text:p>0.002418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.5110000000000003E-3" table:style-name="ce1">
            <text:p>0.004511</text:p>
          </table:table-cell>
          <table:table-cell office:value-type="float" office:value="2.349E-3" table:style-name="ce1">
            <text:p>0.002349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4.3920000000000001E-3" table:style-name="ce1">
            <text:p>0.004392</text:p>
          </table:table-cell>
          <table:table-cell office:value-type="float" office:value="2.4020000000000001E-3" table:style-name="ce1">
            <text:p>0.002402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4.3889999999999997E-3" table:style-name="ce1">
            <text:p>0.004389</text:p>
          </table:table-cell>
          <table:table-cell office:value-type="float" office:value="2.47E-3" table:style-name="ce1">
            <text:p>0.00247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.4070000000000003E-3" table:style-name="ce1">
            <text:p>0.004407</text:p>
          </table:table-cell>
          <table:table-cell office:value-type="float" office:value="2.245E-3" table:style-name="ce1">
            <text:p>0.002245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4.4869999999999997E-3" table:style-name="ce1">
            <text:p>0.004487</text:p>
          </table:table-cell>
          <table:table-cell office:value-type="float" office:value="2.2460000000000002E-3" table:style-name="ce1">
            <text:p>0.002246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4.3689999999999996E-3" table:style-name="ce1">
            <text:p>0.004369</text:p>
          </table:table-cell>
          <table:table-cell office:value-type="float" office:value="2.4269999999999999E-3" table:style-name="ce1">
            <text:p>0.002427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4.6230000000000004E-3" table:style-name="ce1">
            <text:p>0.004623</text:p>
          </table:table-cell>
          <table:table-cell office:value-type="float" office:value="2.3990000000000001E-3" table:style-name="ce1">
            <text:p>0.002399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4.5050000000000003E-3" table:style-name="ce1">
            <text:p>0.004505</text:p>
          </table:table-cell>
          <table:table-cell office:value-type="float" office:value="2.467E-3" table:style-name="ce1">
            <text:p>0.002467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4.4039999999999999E-3" table:style-name="ce1">
            <text:p>0.004404</text:p>
          </table:table-cell>
          <table:table-cell office:value-type="float" office:value="2.4840000000000001E-3" table:style-name="ce1">
            <text:p>0.002484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4.4079999999999996E-3" table:style-name="ce1">
            <text:p>0.004408</text:p>
          </table:table-cell>
          <table:table-cell office:value-type="float" office:value="2.398E-3" table:style-name="ce1">
            <text:p>0.002398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4.4920000000000003E-3" table:style-name="ce1">
            <text:p>0.004492</text:p>
          </table:table-cell>
          <table:table-cell office:value-type="float" office:value="2.4650000000000002E-3" table:style-name="ce1">
            <text:p>0.002465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4.4980000000000003E-3" table:style-name="ce1">
            <text:p>0.004498</text:p>
          </table:table-cell>
          <table:table-cell office:value-type="float" office:value="2.4329999999999998E-3" table:style-name="ce1">
            <text:p>0.002433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4.4939999999999997E-3" table:style-name="ce1">
            <text:p>0.004494</text:p>
          </table:table-cell>
          <table:table-cell office:value-type="float" office:value="2.3240000000000001E-3" table:style-name="ce1">
            <text:p>0.002324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4.3750000000000004E-3" table:style-name="ce1">
            <text:p>0.004375</text:p>
          </table:table-cell>
          <table:table-cell office:value-type="float" office:value="2.385E-3" table:style-name="ce1">
            <text:p>0.002385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4.5900000000000003E-3" table:style-name="ce1">
            <text:p>0.00459</text:p>
          </table:table-cell>
          <table:table-cell office:value-type="float" office:value="2.4069999999999999E-3" table:style-name="ce1">
            <text:p>0.002407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.6039999999999996E-3" table:style-name="ce1">
            <text:p>0.004604</text:p>
          </table:table-cell>
          <table:table-cell office:value-type="float" office:value="2.5200000000000001E-3" table:style-name="ce1">
            <text:p>0.00252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4.5529999999999998E-3" table:style-name="ce1">
            <text:p>0.004553</text:p>
          </table:table-cell>
          <table:table-cell office:value-type="float" office:value="2.4759999999999999E-3" table:style-name="ce1">
            <text:p>0.002476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4.5820000000000001E-3" table:style-name="ce1">
            <text:p>0.004582</text:p>
          </table:table-cell>
          <table:table-cell office:value-type="float" office:value="2.317E-3" table:style-name="ce1">
            <text:p>0.002317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4.627E-3" table:style-name="ce1">
            <text:p>0.004627</text:p>
          </table:table-cell>
          <table:table-cell office:value-type="float" office:value="2.457E-3" table:style-name="ce1">
            <text:p>0.002457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4.6039999999999996E-3" table:style-name="ce1">
            <text:p>0.004604</text:p>
          </table:table-cell>
          <table:table-cell office:value-type="float" office:value="2.4729999999999999E-3" table:style-name="ce1">
            <text:p>0.002473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4.5519999999999996E-3" table:style-name="ce1">
            <text:p>0.004552</text:p>
          </table:table-cell>
          <table:table-cell office:value-type="float" office:value="2.3219999999999998E-3" table:style-name="ce1">
            <text:p>0.002322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.6280000000000002E-3" table:style-name="ce1">
            <text:p>0.004628</text:p>
          </table:table-cell>
          <table:table-cell office:value-type="float" office:value="2.3379999999999998E-3" table:style-name="ce1">
            <text:p>0.002338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4.6210000000000001E-3" table:style-name="ce1">
            <text:p>0.004621</text:p>
          </table:table-cell>
          <table:table-cell office:value-type="float" office:value="2.3349999999999998E-3" table:style-name="ce1">
            <text:p>0.002335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4.5890000000000002E-3" table:style-name="ce1">
            <text:p>0.004589</text:p>
          </table:table-cell>
          <table:table-cell office:value-type="float" office:value="2.4429999999999999E-3" table:style-name="ce1">
            <text:p>0.002443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.6129999999999999E-3" table:style-name="ce1">
            <text:p>0.004613</text:p>
          </table:table-cell>
          <table:table-cell office:value-type="float" office:value="2.392E-3" table:style-name="ce1">
            <text:p>0.002392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.6280000000000002E-3" table:style-name="ce1">
            <text:p>0.004628</text:p>
          </table:table-cell>
          <table:table-cell office:value-type="float" office:value="2.3909999999999999E-3" table:style-name="ce1">
            <text:p>0.002391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47E-3" table:style-name="ce1">
            <text:p>0.00247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4.6150000000000002E-3" table:style-name="ce1">
            <text:p>0.004615</text:p>
          </table:table-cell>
          <table:table-cell office:value-type="float" office:value="2.3930000000000002E-3" table:style-name="ce1">
            <text:p>0.002393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4.6150000000000002E-3" table:style-name="ce1">
            <text:p>0.004615</text:p>
          </table:table-cell>
          <table:table-cell office:value-type="float" office:value="2.5019999999999999E-3" table:style-name="ce1">
            <text:p>0.002502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4.6880000000000003E-3" table:style-name="ce1">
            <text:p>0.004688</text:p>
          </table:table-cell>
          <table:table-cell office:value-type="float" office:value="2.3570000000000002E-3" table:style-name="ce1">
            <text:p>0.002357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.7349999999999996E-3" table:style-name="ce1">
            <text:p>0.004735</text:p>
          </table:table-cell>
          <table:table-cell office:value-type="float" office:value="2.5739999999999999E-3" table:style-name="ce1">
            <text:p>0.002574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4.7559999999999998E-3" table:style-name="ce1">
            <text:p>0.004756</text:p>
          </table:table-cell>
          <table:table-cell office:value-type="float" office:value="2.532E-3" table:style-name="ce1">
            <text:p>0.002532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4.7390000000000002E-3" table:style-name="ce1">
            <text:p>0.004739</text:p>
          </table:table-cell>
          <table:table-cell office:value-type="float" office:value="2.5820000000000001E-3" table:style-name="ce1">
            <text:p>0.002582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.7489999999999997E-3" table:style-name="ce1">
            <text:p>0.004749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.7229999999999998E-3" table:style-name="ce1">
            <text:p>0.004723</text:p>
          </table:table-cell>
          <table:table-cell office:value-type="float" office:value="2.3419999999999999E-3" table:style-name="ce1">
            <text:p>0.002342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4.9350000000000002E-3" table:style-name="ce1">
            <text:p>0.004935</text:p>
          </table:table-cell>
          <table:table-cell office:value-type="float" office:value="2.5820000000000001E-3" table:style-name="ce1">
            <text:p>0.002582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.6909999999999999E-3" table:style-name="ce1">
            <text:p>0.004691</text:p>
          </table:table-cell>
          <table:table-cell office:value-type="float" office:value="2.6670000000000001E-3" table:style-name="ce1">
            <text:p>0.002667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4.6769999999999997E-3" table:style-name="ce1">
            <text:p>0.004677</text:p>
          </table:table-cell>
          <table:table-cell office:value-type="float" office:value="2.5300000000000001E-3" table:style-name="ce1">
            <text:p>0.00253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4.718E-3" table:style-name="ce1">
            <text:p>0.004718</text:p>
          </table:table-cell>
          <table:table-cell office:value-type="float" office:value="2.5360000000000001E-3" table:style-name="ce1">
            <text:p>0.002536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4.8079999999999998E-3" table:style-name="ce1">
            <text:p>0.004808</text:p>
          </table:table-cell>
          <table:table-cell office:value-type="float" office:value="2.519E-3" table:style-name="ce1">
            <text:p>0.002519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.9719999999999999E-3" table:style-name="ce1">
            <text:p>0.004972</text:p>
          </table:table-cell>
          <table:table-cell office:value-type="float" office:value="2.5569999999999998E-3" table:style-name="ce1">
            <text:p>0.002557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4.725E-3" table:style-name="ce1">
            <text:p>0.004725</text:p>
          </table:table-cell>
          <table:table-cell office:value-type="float" office:value="2.5600000000000002E-3" table:style-name="ce1">
            <text:p>0.00256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.705E-3" table:style-name="ce1">
            <text:p>0.004705</text:p>
          </table:table-cell>
          <table:table-cell office:value-type="float" office:value="2.5209999999999998E-3" table:style-name="ce1">
            <text:p>0.002521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4.7549999999999997E-3" table:style-name="ce1">
            <text:p>0.004755</text:p>
          </table:table-cell>
          <table:table-cell office:value-type="float" office:value="2.581E-3" table:style-name="ce1">
            <text:p>0.002581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.7780000000000001E-3" table:style-name="ce1">
            <text:p>0.004778</text:p>
          </table:table-cell>
          <table:table-cell office:value-type="float" office:value="2.6319999999999998E-3" table:style-name="ce1">
            <text:p>0.002632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.653E-3" table:style-name="ce1">
            <text:p>0.004653</text:p>
          </table:table-cell>
          <table:table-cell office:value-type="float" office:value="2.5739999999999999E-3" table:style-name="ce1">
            <text:p>0.002574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4.7990000000000003E-3" table:style-name="ce1">
            <text:p>0.004799</text:p>
          </table:table-cell>
          <table:table-cell office:value-type="float" office:value="2.4450000000000001E-3" table:style-name="ce1">
            <text:p>0.002445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4.9160000000000002E-3" table:style-name="ce1">
            <text:p>0.004916</text:p>
          </table:table-cell>
          <table:table-cell office:value-type="float" office:value="2.6570000000000001E-3" table:style-name="ce1">
            <text:p>0.002657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.797E-3" table:style-name="ce1">
            <text:p>0.004797</text:p>
          </table:table-cell>
          <table:table-cell office:value-type="float" office:value="2.6340000000000001E-3" table:style-name="ce1">
            <text:p>0.002634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4.8599999999999997E-3" table:style-name="ce1">
            <text:p>0.00486</text:p>
          </table:table-cell>
          <table:table-cell office:value-type="float" office:value="2.738E-3" table:style-name="ce1">
            <text:p>0.002738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4.816E-3" table:style-name="ce1">
            <text:p>0.004816</text:p>
          </table:table-cell>
          <table:table-cell office:value-type="float" office:value="2.5079999999999998E-3" table:style-name="ce1">
            <text:p>0.002508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.0070000000000002E-3" table:style-name="ce1">
            <text:p>0.005007</text:p>
          </table:table-cell>
          <table:table-cell office:value-type="float" office:value="2.6020000000000001E-3" table:style-name="ce1">
            <text:p>0.002602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.8110000000000002E-3" table:style-name="ce1">
            <text:p>0.004811</text:p>
          </table:table-cell>
          <table:table-cell office:value-type="float" office:value="2.6909999999999998E-3" table:style-name="ce1">
            <text:p>0.002691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.0049999999999999E-3" table:style-name="ce1">
            <text:p>0.005005</text:p>
          </table:table-cell>
          <table:table-cell office:value-type="float" office:value="2.562E-3" table:style-name="ce1">
            <text:p>0.002562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.0410000000000003E-3" table:style-name="ce1">
            <text:p>0.005041</text:p>
          </table:table-cell>
          <table:table-cell office:value-type="float" office:value="2.441E-3" table:style-name="ce1">
            <text:p>0.002441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7100000000000002E-3" table:style-name="ce1">
            <text:p>0.00271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.9560000000000003E-3" table:style-name="ce1">
            <text:p>0.004956</text:p>
          </table:table-cell>
          <table:table-cell office:value-type="float" office:value="2.4359999999999998E-3" table:style-name="ce1">
            <text:p>0.002436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4.8669999999999998E-3" table:style-name="ce1">
            <text:p>0.004867</text:p>
          </table:table-cell>
          <table:table-cell office:value-type="float" office:value="2.6940000000000002E-3" table:style-name="ce1">
            <text:p>0.002694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5.0359999999999997E-3" table:style-name="ce1">
            <text:p>0.005036</text:p>
          </table:table-cell>
          <table:table-cell office:value-type="float" office:value="2.7650000000000001E-3" table:style-name="ce1">
            <text:p>0.002765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4.7720000000000002E-3" table:style-name="ce1">
            <text:p>0.004772</text:p>
          </table:table-cell>
          <table:table-cell office:value-type="float" office:value="2.7309999999999999E-3" table:style-name="ce1">
            <text:p>0.002731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.9360000000000003E-3" table:style-name="ce1">
            <text:p>0.004936</text:p>
          </table:table-cell>
          <table:table-cell office:value-type="float" office:value="2.7829999999999999E-3" table:style-name="ce1">
            <text:p>0.002783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.1830000000000001E-3" table:style-name="ce1">
            <text:p>0.005183</text:p>
          </table:table-cell>
          <table:table-cell office:value-type="float" office:value="2.7699999999999999E-3" table:style-name="ce1">
            <text:p>0.00277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4.8469999999999997E-3" table:style-name="ce1">
            <text:p>0.004847</text:p>
          </table:table-cell>
          <table:table-cell office:value-type="float" office:value="2.5479999999999999E-3" table:style-name="ce1">
            <text:p>0.002548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2.4859999999999999E-3" table:style-name="ce1">
            <text:p>0.002486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.0280000000000004E-3" table:style-name="ce1">
            <text:p>0.005028</text:p>
          </table:table-cell>
          <table:table-cell office:value-type="float" office:value="2.807E-3" table:style-name="ce1">
            <text:p>0.002807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5.1980000000000004E-3" table:style-name="ce1">
            <text:p>0.005198</text:p>
          </table:table-cell>
          <table:table-cell office:value-type="float" office:value="2.6549999999999998E-3" table:style-name="ce1">
            <text:p>0.002655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.9610000000000001E-3" table:style-name="ce1">
            <text:p>0.004961</text:p>
          </table:table-cell>
          <table:table-cell office:value-type="float" office:value="2.676E-3" table:style-name="ce1">
            <text:p>0.002676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4.9569999999999996E-3" table:style-name="ce1">
            <text:p>0.004957</text:p>
          </table:table-cell>
          <table:table-cell office:value-type="float" office:value="2.6540000000000001E-3" table:style-name="ce1">
            <text:p>0.002654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5.1019999999999998E-3" table:style-name="ce1">
            <text:p>0.005102</text:p>
          </table:table-cell>
          <table:table-cell office:value-type="float" office:value="2.578E-3" table:style-name="ce1">
            <text:p>0.002578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.6329999999999999E-3" table:style-name="ce1">
            <text:p>0.002633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.0759999999999998E-3" table:style-name="ce1">
            <text:p>0.005076</text:p>
          </table:table-cell>
          <table:table-cell office:value-type="float" office:value="2.6710000000000002E-3" table:style-name="ce1">
            <text:p>0.002671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.0720000000000001E-3" table:style-name="ce1">
            <text:p>0.005072</text:p>
          </table:table-cell>
          <table:table-cell office:value-type="float" office:value="2.709E-3" table:style-name="ce1">
            <text:p>0.002709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.1609999999999998E-3" table:style-name="ce1">
            <text:p>0.005161</text:p>
          </table:table-cell>
          <table:table-cell office:value-type="float" office:value="2.7299999999999998E-3" table:style-name="ce1">
            <text:p>0.00273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5.0410000000000003E-3" table:style-name="ce1">
            <text:p>0.005041</text:p>
          </table:table-cell>
          <table:table-cell office:value-type="float" office:value="2.5669999999999998E-3" table:style-name="ce1">
            <text:p>0.002567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5.1770000000000002E-3" table:style-name="ce1">
            <text:p>0.005177</text:p>
          </table:table-cell>
          <table:table-cell office:value-type="float" office:value="2.9450000000000001E-3" table:style-name="ce1">
            <text:p>0.002945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5.0790000000000002E-3" table:style-name="ce1">
            <text:p>0.005079</text:p>
          </table:table-cell>
          <table:table-cell office:value-type="float" office:value="2.7910000000000001E-3" table:style-name="ce1">
            <text:p>0.002791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5.1919999999999996E-3" table:style-name="ce1">
            <text:p>0.005192</text:p>
          </table:table-cell>
          <table:table-cell office:value-type="float" office:value="2.794E-3" table:style-name="ce1">
            <text:p>0.002794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5.13E-3" table:style-name="ce1">
            <text:p>0.00513</text:p>
          </table:table-cell>
          <table:table-cell office:value-type="float" office:value="2.624E-3" table:style-name="ce1">
            <text:p>0.00262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.182E-3" table:style-name="ce1">
            <text:p>0.005182</text:p>
          </table:table-cell>
          <table:table-cell office:value-type="float" office:value="2.6440000000000001E-3" table:style-name="ce1">
            <text:p>0.002644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5.1269999999999996E-3" table:style-name="ce1">
            <text:p>0.005127</text:p>
          </table:table-cell>
          <table:table-cell office:value-type="float" office:value="2.8579999999999999E-3" table:style-name="ce1">
            <text:p>0.002858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5.2490000000000002E-3" table:style-name="ce1">
            <text:p>0.005249</text:p>
          </table:table-cell>
          <table:table-cell office:value-type="float" office:value="2.6900000000000001E-3" table:style-name="ce1">
            <text:p>0.00269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.1200000000000004E-3" table:style-name="ce1">
            <text:p>0.00512</text:p>
          </table:table-cell>
          <table:table-cell office:value-type="float" office:value="2.6670000000000001E-3" table:style-name="ce1">
            <text:p>0.002667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.1469999999999997E-3" table:style-name="ce1">
            <text:p>0.005147</text:p>
          </table:table-cell>
          <table:table-cell office:value-type="float" office:value="2.7239999999999999E-3" table:style-name="ce1">
            <text:p>0.002724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5.2009999999999999E-3" table:style-name="ce1">
            <text:p>0.005201</text:p>
          </table:table-cell>
          <table:table-cell office:value-type="float" office:value="2.8279999999999998E-3" table:style-name="ce1">
            <text:p>0.002828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5.4010000000000004E-3" table:style-name="ce1">
            <text:p>0.005401</text:p>
          </table:table-cell>
          <table:table-cell office:value-type="float" office:value="2.7469999999999999E-3" table:style-name="ce1">
            <text:p>0.002747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5.28E-3" table:style-name="ce1">
            <text:p>0.00528</text:p>
          </table:table-cell>
          <table:table-cell office:value-type="float" office:value="2.715E-3" table:style-name="ce1">
            <text:p>0.002715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5.189E-3" table:style-name="ce1">
            <text:p>0.005189</text:p>
          </table:table-cell>
          <table:table-cell office:value-type="float" office:value="2.7620000000000001E-3" table:style-name="ce1">
            <text:p>0.002762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2.725E-3" table:style-name="ce1">
            <text:p>0.002725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5.2700000000000004E-3" table:style-name="ce1">
            <text:p>0.00527</text:p>
          </table:table-cell>
          <table:table-cell office:value-type="float" office:value="2.7039999999999998E-3" table:style-name="ce1">
            <text:p>0.002704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5.1980000000000004E-3" table:style-name="ce1">
            <text:p>0.005198</text:p>
          </table:table-cell>
          <table:table-cell office:value-type="float" office:value="2.8410000000000002E-3" table:style-name="ce1">
            <text:p>0.002841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.378E-3" table:style-name="ce1">
            <text:p>0.005378</text:p>
          </table:table-cell>
          <table:table-cell office:value-type="float" office:value="2.7529999999999998E-3" table:style-name="ce1">
            <text:p>0.002753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5.3270000000000001E-3" table:style-name="ce1">
            <text:p>0.005327</text:p>
          </table:table-cell>
          <table:table-cell office:value-type="float" office:value="2.6489999999999999E-3" table:style-name="ce1">
            <text:p>0.002649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5.2480000000000001E-3" table:style-name="ce1">
            <text:p>0.005248</text:p>
          </table:table-cell>
          <table:table-cell office:value-type="float" office:value="2.8210000000000002E-3" table:style-name="ce1">
            <text:p>0.002821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5.3480000000000003E-3" table:style-name="ce1">
            <text:p>0.005348</text:p>
          </table:table-cell>
          <table:table-cell office:value-type="float" office:value="2.7499999999999998E-3" table:style-name="ce1">
            <text:p>0.00275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5.2209999999999999E-3" table:style-name="ce1">
            <text:p>0.005221</text:p>
          </table:table-cell>
          <table:table-cell office:value-type="float" office:value="2.7810000000000001E-3" table:style-name="ce1">
            <text:p>0.002781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5.2610000000000001E-3" table:style-name="ce1">
            <text:p>0.005261</text:p>
          </table:table-cell>
          <table:table-cell office:value-type="float" office:value="2.7980000000000001E-3" table:style-name="ce1">
            <text:p>0.002798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.2310000000000004E-3" table:style-name="ce1">
            <text:p>0.005231</text:p>
          </table:table-cell>
          <table:table-cell office:value-type="float" office:value="2.7729999999999999E-3" table:style-name="ce1">
            <text:p>0.002773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5.3420000000000004E-3" table:style-name="ce1">
            <text:p>0.005342</text:p>
          </table:table-cell>
          <table:table-cell office:value-type="float" office:value="2.7499999999999998E-3" table:style-name="ce1">
            <text:p>0.00275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5.3189999999999999E-3" table:style-name="ce1">
            <text:p>0.005319</text:p>
          </table:table-cell>
          <table:table-cell office:value-type="float" office:value="2.807E-3" table:style-name="ce1">
            <text:p>0.002807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5.208E-3" table:style-name="ce1">
            <text:p>0.005208</text:p>
          </table:table-cell>
          <table:table-cell office:value-type="float" office:value="2.8509999999999998E-3" table:style-name="ce1">
            <text:p>0.002851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5.5170000000000002E-3" table:style-name="ce1">
            <text:p>0.005517</text:p>
          </table:table-cell>
          <table:table-cell office:value-type="float" office:value="2.7569999999999999E-3" table:style-name="ce1">
            <text:p>0.002757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5.5440000000000003E-3" table:style-name="ce1">
            <text:p>0.005544</text:p>
          </table:table-cell>
          <table:table-cell office:value-type="float" office:value="2.9120000000000001E-3" table:style-name="ce1">
            <text:p>0.002912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.2979999999999998E-3" table:style-name="ce1">
            <text:p>0.005298</text:p>
          </table:table-cell>
          <table:table-cell office:value-type="float" office:value="2.7569999999999999E-3" table:style-name="ce1">
            <text:p>0.002757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5.5269999999999998E-3" table:style-name="ce1">
            <text:p>0.005527</text:p>
          </table:table-cell>
          <table:table-cell office:value-type="float" office:value="2.8670000000000002E-3" table:style-name="ce1">
            <text:p>0.002867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5.5490000000000001E-3" table:style-name="ce1">
            <text:p>0.005549</text:p>
          </table:table-cell>
          <table:table-cell office:value-type="float" office:value="2.8050000000000002E-3" table:style-name="ce1">
            <text:p>0.002805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5.4159999999999998E-3" table:style-name="ce1">
            <text:p>0.005416</text:p>
          </table:table-cell>
          <table:table-cell office:value-type="float" office:value="2.8029999999999999E-3" table:style-name="ce1">
            <text:p>0.002803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5.4599999999999996E-3" table:style-name="ce1">
            <text:p>0.00546</text:p>
          </table:table-cell>
          <table:table-cell office:value-type="float" office:value="2.8500000000000001E-3" table:style-name="ce1">
            <text:p>0.00285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5.4850000000000003E-3" table:style-name="ce1">
            <text:p>0.005485</text:p>
          </table:table-cell>
          <table:table-cell office:value-type="float" office:value="2.7130000000000001E-3" table:style-name="ce1">
            <text:p>0.002713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5.3759999999999997E-3" table:style-name="ce1">
            <text:p>0.005376</text:p>
          </table:table-cell>
          <table:table-cell office:value-type="float" office:value="2.882E-3" table:style-name="ce1">
            <text:p>0.002882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5.6259999999999999E-3" table:style-name="ce1">
            <text:p>0.005626</text:p>
          </table:table-cell>
          <table:table-cell office:value-type="float" office:value="2.6450000000000002E-3" table:style-name="ce1">
            <text:p>0.002645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5.4619999999999998E-3" table:style-name="ce1">
            <text:p>0.005462</text:p>
          </table:table-cell>
          <table:table-cell office:value-type="float" office:value="2.9020000000000001E-3" table:style-name="ce1">
            <text:p>0.002902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.4260000000000003E-3" table:style-name="ce1">
            <text:p>0.005426</text:p>
          </table:table-cell>
          <table:table-cell office:value-type="float" office:value="2.856E-3" table:style-name="ce1">
            <text:p>0.002856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5.4320000000000002E-3" table:style-name="ce1">
            <text:p>0.005432</text:p>
          </table:table-cell>
          <table:table-cell office:value-type="float" office:value="3.009E-3" table:style-name="ce1">
            <text:p>0.003009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5.3070000000000001E-3" table:style-name="ce1">
            <text:p>0.005307</text:p>
          </table:table-cell>
          <table:table-cell office:value-type="float" office:value="2.8440000000000002E-3" table:style-name="ce1">
            <text:p>0.002844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.3889999999999997E-3" table:style-name="ce1">
            <text:p>0.005389</text:p>
          </table:table-cell>
          <table:table-cell office:value-type="float" office:value="2.823E-3" table:style-name="ce1">
            <text:p>0.002823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5.3670000000000002E-3" table:style-name="ce1">
            <text:p>0.005367</text:p>
          </table:table-cell>
          <table:table-cell office:value-type="float" office:value="2.8860000000000001E-3" table:style-name="ce1">
            <text:p>0.002886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5.5760000000000002E-3" table:style-name="ce1">
            <text:p>0.005576</text:p>
          </table:table-cell>
          <table:table-cell office:value-type="float" office:value="2.8800000000000002E-3" table:style-name="ce1">
            <text:p>0.00288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5.5110000000000003E-3" table:style-name="ce1">
            <text:p>0.005511</text:p>
          </table:table-cell>
          <table:table-cell office:value-type="float" office:value="2.9520000000000002E-3" table:style-name="ce1">
            <text:p>0.002952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5.5539999999999999E-3" table:style-name="ce1">
            <text:p>0.005554</text:p>
          </table:table-cell>
          <table:table-cell office:value-type="float" office:value="2.9710000000000001E-3" table:style-name="ce1">
            <text:p>0.002971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5.385E-3" table:style-name="ce1">
            <text:p>0.005385</text:p>
          </table:table-cell>
          <table:table-cell office:value-type="float" office:value="3.0049999999999999E-3" table:style-name="ce1">
            <text:p>0.003005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.5570000000000003E-3" table:style-name="ce1">
            <text:p>0.005557</text:p>
          </table:table-cell>
          <table:table-cell office:value-type="float" office:value="2.9499999999999999E-3" table:style-name="ce1">
            <text:p>0.00295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5.4549999999999998E-3" table:style-name="ce1">
            <text:p>0.005455</text:p>
          </table:table-cell>
          <table:table-cell office:value-type="float" office:value="2.9880000000000002E-3" table:style-name="ce1">
            <text:p>0.002988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5.5820000000000002E-3" table:style-name="ce1">
            <text:p>0.005582</text:p>
          </table:table-cell>
          <table:table-cell office:value-type="float" office:value="3.0249999999999999E-3" table:style-name="ce1">
            <text:p>0.003025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.6429999999999996E-3" table:style-name="ce1">
            <text:p>0.005643</text:p>
          </table:table-cell>
          <table:table-cell office:value-type="float" office:value="3.094E-3" table:style-name="ce1">
            <text:p>0.003094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5.7120000000000001E-3" table:style-name="ce1">
            <text:p>0.005712</text:p>
          </table:table-cell>
          <table:table-cell office:value-type="float" office:value="2.8479999999999998E-3" table:style-name="ce1">
            <text:p>0.002848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5.6759999999999996E-3" table:style-name="ce1">
            <text:p>0.005676</text:p>
          </table:table-cell>
          <table:table-cell office:value-type="float" office:value="3.003E-3" table:style-name="ce1">
            <text:p>0.003003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.5290000000000001E-3" table:style-name="ce1">
            <text:p>0.005529</text:p>
          </table:table-cell>
          <table:table-cell office:value-type="float" office:value="3.0040000000000002E-3" table:style-name="ce1">
            <text:p>0.003004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5.6140000000000001E-3" table:style-name="ce1">
            <text:p>0.005614</text:p>
          </table:table-cell>
          <table:table-cell office:value-type="float" office:value="3.0170000000000002E-3" table:style-name="ce1">
            <text:p>0.003017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5.5420000000000001E-3" table:style-name="ce1">
            <text:p>0.005542</text:p>
          </table:table-cell>
          <table:table-cell office:value-type="float" office:value="2.82E-3" table:style-name="ce1">
            <text:p>0.00282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5.574E-3" table:style-name="ce1">
            <text:p>0.005574</text:p>
          </table:table-cell>
          <table:table-cell office:value-type="float" office:value="2.882E-3" table:style-name="ce1">
            <text:p>0.002882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5.5830000000000003E-3" table:style-name="ce1">
            <text:p>0.005583</text:p>
          </table:table-cell>
          <table:table-cell office:value-type="float" office:value="2.8839999999999998E-3" table:style-name="ce1">
            <text:p>0.002884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5.6340000000000001E-3" table:style-name="ce1">
            <text:p>0.005634</text:p>
          </table:table-cell>
          <table:table-cell office:value-type="float" office:value="2.9750000000000002E-3" table:style-name="ce1">
            <text:p>0.002975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.6350000000000003E-3" table:style-name="ce1">
            <text:p>0.005635</text:p>
          </table:table-cell>
          <table:table-cell office:value-type="float" office:value="2.9520000000000002E-3" table:style-name="ce1">
            <text:p>0.002952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5.4840000000000002E-3" table:style-name="ce1">
            <text:p>0.005484</text:p>
          </table:table-cell>
          <table:table-cell office:value-type="float" office:value="2.8939999999999999E-3" table:style-name="ce1">
            <text:p>0.002894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.7250000000000001E-3" table:style-name="ce1">
            <text:p>0.005725</text:p>
          </table:table-cell>
          <table:table-cell office:value-type="float" office:value="3.0639999999999999E-3" table:style-name="ce1">
            <text:p>0.003064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.6670000000000002E-3" table:style-name="ce1">
            <text:p>0.005667</text:p>
          </table:table-cell>
          <table:table-cell office:value-type="float" office:value="2.9629999999999999E-3" table:style-name="ce1">
            <text:p>0.002963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.8240000000000002E-3" table:style-name="ce1">
            <text:p>0.005824</text:p>
          </table:table-cell>
          <table:table-cell office:value-type="float" office:value="2.8059999999999999E-3" table:style-name="ce1">
            <text:p>0.002806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5.5319999999999996E-3" table:style-name="ce1">
            <text:p>0.005532</text:p>
          </table:table-cell>
          <table:table-cell office:value-type="float" office:value="2.8890000000000001E-3" table:style-name="ce1">
            <text:p>0.002889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.5999999999999999E-3" table:style-name="ce1">
            <text:p>0.0056</text:p>
          </table:table-cell>
          <table:table-cell office:value-type="float" office:value="3.1319999999999998E-3" table:style-name="ce1">
            <text:p>0.003132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5.6569999999999997E-3" table:style-name="ce1">
            <text:p>0.005657</text:p>
          </table:table-cell>
          <table:table-cell office:value-type="float" office:value="2.8600000000000001E-3" table:style-name="ce1">
            <text:p>0.00286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5.7540000000000004E-3" table:style-name="ce1">
            <text:p>0.005754</text:p>
          </table:table-cell>
          <table:table-cell office:value-type="float" office:value="3.019E-3" table:style-name="ce1">
            <text:p>0.003019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5.7140000000000003E-3" table:style-name="ce1">
            <text:p>0.005714</text:p>
          </table:table-cell>
          <table:table-cell office:value-type="float" office:value="3.0539999999999999E-3" table:style-name="ce1">
            <text:p>0.003054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5.6730000000000001E-3" table:style-name="ce1">
            <text:p>0.005673</text:p>
          </table:table-cell>
          <table:table-cell office:value-type="float" office:value="3.0660000000000001E-3" table:style-name="ce1">
            <text:p>0.003066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5.8040000000000001E-3" table:style-name="ce1">
            <text:p>0.005804</text:p>
          </table:table-cell>
          <table:table-cell office:value-type="float" office:value="3.0200000000000001E-3" table:style-name="ce1">
            <text:p>0.00302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.7080000000000004E-3" table:style-name="ce1">
            <text:p>0.005708</text:p>
          </table:table-cell>
          <table:table-cell office:value-type="float" office:value="2.9429999999999999E-3" table:style-name="ce1">
            <text:p>0.002943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5.6350000000000003E-3" table:style-name="ce1">
            <text:p>0.005635</text:p>
          </table:table-cell>
          <table:table-cell office:value-type="float" office:value="3.0209999999999998E-3" table:style-name="ce1">
            <text:p>0.003021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3.0920000000000001E-3" table:style-name="ce1">
            <text:p>0.003092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5.7970000000000001E-3" table:style-name="ce1">
            <text:p>0.005797</text:p>
          </table:table-cell>
          <table:table-cell office:value-type="float" office:value="3.032E-3" table:style-name="ce1">
            <text:p>0.003032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.9049999999999997E-3" table:style-name="ce1">
            <text:p>0.005905</text:p>
          </table:table-cell>
          <table:table-cell office:value-type="float" office:value="3.0929999999999998E-3" table:style-name="ce1">
            <text:p>0.003093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5.9129999999999999E-3" table:style-name="ce1">
            <text:p>0.005913</text:p>
          </table:table-cell>
          <table:table-cell office:value-type="float" office:value="3.1519999999999999E-3" table:style-name="ce1">
            <text:p>0.003152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.7229999999999998E-3" table:style-name="ce1">
            <text:p>0.005723</text:p>
          </table:table-cell>
          <table:table-cell office:value-type="float" office:value="3.0179999999999998E-3" table:style-name="ce1">
            <text:p>0.003018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5.7130000000000002E-3" table:style-name="ce1">
            <text:p>0.005713</text:p>
          </table:table-cell>
          <table:table-cell office:value-type="float" office:value="3.1210000000000001E-3" table:style-name="ce1">
            <text:p>0.003121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5.8320000000000004E-3" table:style-name="ce1">
            <text:p>0.005832</text:p>
          </table:table-cell>
          <table:table-cell office:value-type="float" office:value="3.143E-3" table:style-name="ce1">
            <text:p>0.003143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5.8570000000000002E-3" table:style-name="ce1">
            <text:p>0.005857</text:p>
          </table:table-cell>
          <table:table-cell office:value-type="float" office:value="3.0990000000000002E-3" table:style-name="ce1">
            <text:p>0.003099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5.8069999999999997E-3" table:style-name="ce1">
            <text:p>0.005807</text:p>
          </table:table-cell>
          <table:table-cell office:value-type="float" office:value="3.1540000000000001E-3" table:style-name="ce1">
            <text:p>0.003154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5.8650000000000004E-3" table:style-name="ce1">
            <text:p>0.005865</text:p>
          </table:table-cell>
          <table:table-cell office:value-type="float" office:value="2.843E-3" table:style-name="ce1">
            <text:p>0.002843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.9569999999999996E-3" table:style-name="ce1">
            <text:p>0.005957</text:p>
          </table:table-cell>
          <table:table-cell office:value-type="float" office:value="3.0490000000000001E-3" table:style-name="ce1">
            <text:p>0.003049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5.7609999999999996E-3" table:style-name="ce1">
            <text:p>0.005761</text:p>
          </table:table-cell>
          <table:table-cell office:value-type="float" office:value="3.1099999999999999E-3" table:style-name="ce1">
            <text:p>0.00311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.025E-3" table:style-name="ce1">
            <text:p>0.006025</text:p>
          </table:table-cell>
          <table:table-cell office:value-type="float" office:value="3.1879999999999999E-3" table:style-name="ce1">
            <text:p>0.003188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5.9769999999999997E-3" table:style-name="ce1">
            <text:p>0.005977</text:p>
          </table:table-cell>
          <table:table-cell office:value-type="float" office:value="2.879E-3" table:style-name="ce1">
            <text:p>0.002879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.8589999999999996E-3" table:style-name="ce1">
            <text:p>0.005859</text:p>
          </table:table-cell>
          <table:table-cell office:value-type="float" office:value="3.1080000000000001E-3" table:style-name="ce1">
            <text:p>0.003108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5.8700000000000002E-3" table:style-name="ce1">
            <text:p>0.00587</text:p>
          </table:table-cell>
          <table:table-cell office:value-type="float" office:value="3.1510000000000002E-3" table:style-name="ce1">
            <text:p>0.003151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.8389999999999996E-3" table:style-name="ce1">
            <text:p>0.005839</text:p>
          </table:table-cell>
          <table:table-cell office:value-type="float" office:value="3.1519999999999999E-3" table:style-name="ce1">
            <text:p>0.003152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.0590000000000001E-3" table:style-name="ce1">
            <text:p>0.006059</text:p>
          </table:table-cell>
          <table:table-cell office:value-type="float" office:value="2.9970000000000001E-3" table:style-name="ce1">
            <text:p>0.002997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5.8450000000000004E-3" table:style-name="ce1">
            <text:p>0.005845</text:p>
          </table:table-cell>
          <table:table-cell office:value-type="float" office:value="3.0899999999999999E-3" table:style-name="ce1">
            <text:p>0.00309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5.9480000000000002E-3" table:style-name="ce1">
            <text:p>0.005948</text:p>
          </table:table-cell>
          <table:table-cell office:value-type="float" office:value="3.14E-3" table:style-name="ce1">
            <text:p>0.00314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.0049999999999999E-3" table:style-name="ce1">
            <text:p>0.006005</text:p>
          </table:table-cell>
          <table:table-cell office:value-type="float" office:value="2.9870000000000001E-3" table:style-name="ce1">
            <text:p>0.002987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6.1120000000000002E-3" table:style-name="ce1">
            <text:p>0.006112</text:p>
          </table:table-cell>
          <table:table-cell office:value-type="float" office:value="3.1870000000000002E-3" table:style-name="ce1">
            <text:p>0.003187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.8050000000000003E-3" table:style-name="ce1">
            <text:p>0.005805</text:p>
          </table:table-cell>
          <table:table-cell office:value-type="float" office:value="3.0990000000000002E-3" table:style-name="ce1">
            <text:p>0.003099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.0679999999999996E-3" table:style-name="ce1">
            <text:p>0.006068</text:p>
          </table:table-cell>
          <table:table-cell office:value-type="float" office:value="3.1830000000000001E-3" table:style-name="ce1">
            <text:p>0.003183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5.9820000000000003E-3" table:style-name="ce1">
            <text:p>0.005982</text:p>
          </table:table-cell>
          <table:table-cell office:value-type="float" office:value="2.8739999999999998E-3" table:style-name="ce1">
            <text:p>0.002874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.156E-3" table:style-name="ce1">
            <text:p>0.006156</text:p>
          </table:table-cell>
          <table:table-cell office:value-type="float" office:value="3.1440000000000001E-3" table:style-name="ce1">
            <text:p>0.003144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.0819999999999997E-3" table:style-name="ce1">
            <text:p>0.006082</text:p>
          </table:table-cell>
          <table:table-cell office:value-type="float" office:value="3.0709999999999999E-3" table:style-name="ce1">
            <text:p>0.003071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6.0699999999999999E-3" table:style-name="ce1">
            <text:p>0.00607</text:p>
          </table:table-cell>
          <table:table-cell office:value-type="float" office:value="3.14E-3" table:style-name="ce1">
            <text:p>0.00314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.0260000000000001E-3" table:style-name="ce1">
            <text:p>0.006026</text:p>
          </table:table-cell>
          <table:table-cell office:value-type="float" office:value="2.9729999999999999E-3" table:style-name="ce1">
            <text:p>0.002973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6.0559999999999998E-3" table:style-name="ce1">
            <text:p>0.006056</text:p>
          </table:table-cell>
          <table:table-cell office:value-type="float" office:value="3.1389999999999999E-3" table:style-name="ce1">
            <text:p>0.003139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5.986E-3" table:style-name="ce1">
            <text:p>0.005986</text:p>
          </table:table-cell>
          <table:table-cell office:value-type="float" office:value="2.9919999999999999E-3" table:style-name="ce1">
            <text:p>0.002992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6.1789999999999996E-3" table:style-name="ce1">
            <text:p>0.006179</text:p>
          </table:table-cell>
          <table:table-cell office:value-type="float" office:value="3.1199999999999999E-3" table:style-name="ce1">
            <text:p>0.00312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.0020000000000004E-3" table:style-name="ce1">
            <text:p>0.006002</text:p>
          </table:table-cell>
          <table:table-cell office:value-type="float" office:value="3.2420000000000001E-3" table:style-name="ce1">
            <text:p>0.003242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6.123E-3" table:style-name="ce1">
            <text:p>0.006123</text:p>
          </table:table-cell>
          <table:table-cell office:value-type="float" office:value="3.0400000000000002E-3" table:style-name="ce1">
            <text:p>0.00304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.143E-3" table:style-name="ce1">
            <text:p>0.006143</text:p>
          </table:table-cell>
          <table:table-cell office:value-type="float" office:value="3.2469999999999999E-3" table:style-name="ce1">
            <text:p>0.003247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6.1789999999999996E-3" table:style-name="ce1">
            <text:p>0.006179</text:p>
          </table:table-cell>
          <table:table-cell office:value-type="float" office:value="3.114E-3" table:style-name="ce1">
            <text:p>0.003114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.136E-3" table:style-name="ce1">
            <text:p>0.006136</text:p>
          </table:table-cell>
          <table:table-cell office:value-type="float" office:value="3.3270000000000001E-3" table:style-name="ce1">
            <text:p>0.003327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6.1729999999999997E-3" table:style-name="ce1">
            <text:p>0.006173</text:p>
          </table:table-cell>
          <table:table-cell office:value-type="float" office:value="3.2339999999999999E-3" table:style-name="ce1">
            <text:p>0.003234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6.1830000000000001E-3" table:style-name="ce1">
            <text:p>0.006183</text:p>
          </table:table-cell>
          <table:table-cell office:value-type="float" office:value="3.0270000000000002E-3" table:style-name="ce1">
            <text:p>0.003027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6.1859999999999997E-3" table:style-name="ce1">
            <text:p>0.006186</text:p>
          </table:table-cell>
          <table:table-cell office:value-type="float" office:value="3.032E-3" table:style-name="ce1">
            <text:p>0.003032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6.0350000000000004E-3" table:style-name="ce1">
            <text:p>0.006035</text:p>
          </table:table-cell>
          <table:table-cell office:value-type="float" office:value="3.166E-3" table:style-name="ce1">
            <text:p>0.003166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6.2189999999999997E-3" table:style-name="ce1">
            <text:p>0.006219</text:p>
          </table:table-cell>
          <table:table-cell office:value-type="float" office:value="3.2420000000000001E-3" table:style-name="ce1">
            <text:p>0.003242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.306E-3" table:style-name="ce1">
            <text:p>0.006306</text:p>
          </table:table-cell>
          <table:table-cell office:value-type="float" office:value="3.2390000000000001E-3" table:style-name="ce1">
            <text:p>0.003239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6.1370000000000001E-3" table:style-name="ce1">
            <text:p>0.006137</text:p>
          </table:table-cell>
          <table:table-cell office:value-type="float" office:value="3.3289999999999999E-3" table:style-name="ce1">
            <text:p>0.003329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6.2779999999999997E-3" table:style-name="ce1">
            <text:p>0.006278</text:p>
          </table:table-cell>
          <table:table-cell office:value-type="float" office:value="3.228E-3" table:style-name="ce1">
            <text:p>0.003228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6.0720000000000001E-3" table:style-name="ce1">
            <text:p>0.006072</text:p>
          </table:table-cell>
          <table:table-cell office:value-type="float" office:value="3.3999999999999998E-3" table:style-name="ce1">
            <text:p>0.0034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6.2630000000000003E-3" table:style-name="ce1">
            <text:p>0.006263</text:p>
          </table:table-cell>
          <table:table-cell office:value-type="float" office:value="3.1159999999999998E-3" table:style-name="ce1">
            <text:p>0.003116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6.326E-3" table:style-name="ce1">
            <text:p>0.006326</text:p>
          </table:table-cell>
          <table:table-cell office:value-type="float" office:value="3.3080000000000002E-3" table:style-name="ce1">
            <text:p>0.003308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3730000000000001E-3" table:style-name="ce1">
            <text:p>0.003373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3.3899999999999998E-3" table:style-name="ce1">
            <text:p>0.00339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.1700000000000001E-3" table:style-name="ce1">
            <text:p>0.00617</text:p>
          </table:table-cell>
          <table:table-cell office:value-type="float" office:value="3.2049999999999999E-3" table:style-name="ce1">
            <text:p>0.003205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6.1869999999999998E-3" table:style-name="ce1">
            <text:p>0.006187</text:p>
          </table:table-cell>
          <table:table-cell office:value-type="float" office:value="3.424E-3" table:style-name="ce1">
            <text:p>0.003424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.1609999999999998E-3" table:style-name="ce1">
            <text:p>0.006161</text:p>
          </table:table-cell>
          <table:table-cell office:value-type="float" office:value="3.2590000000000002E-3" table:style-name="ce1">
            <text:p>0.003259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6.2779999999999997E-3" table:style-name="ce1">
            <text:p>0.006278</text:p>
          </table:table-cell>
          <table:table-cell office:value-type="float" office:value="3.2820000000000002E-3" table:style-name="ce1">
            <text:p>0.003282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6.3569999999999998E-3" table:style-name="ce1">
            <text:p>0.006357</text:p>
          </table:table-cell>
          <table:table-cell office:value-type="float" office:value="3.2959999999999999E-3" table:style-name="ce1">
            <text:p>0.003296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6.2589999999999998E-3" table:style-name="ce1">
            <text:p>0.006259</text:p>
          </table:table-cell>
          <table:table-cell office:value-type="float" office:value="3.3119999999999998E-3" table:style-name="ce1">
            <text:p>0.003312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6.3949999999999996E-3" table:style-name="ce1">
            <text:p>0.006395</text:p>
          </table:table-cell>
          <table:table-cell office:value-type="float" office:value="3.124E-3" table:style-name="ce1">
            <text:p>0.003124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6.5570000000000003E-3" table:style-name="ce1">
            <text:p>0.006557</text:p>
          </table:table-cell>
          <table:table-cell office:value-type="float" office:value="3.3990000000000001E-3" table:style-name="ce1">
            <text:p>0.003399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6.3610000000000003E-3" table:style-name="ce1">
            <text:p>0.006361</text:p>
          </table:table-cell>
          <table:table-cell office:value-type="float" office:value="3.2880000000000001E-3" table:style-name="ce1">
            <text:p>0.003288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3.1259999999999999E-3" table:style-name="ce1">
            <text:p>0.003126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6.2350000000000001E-3" table:style-name="ce1">
            <text:p>0.006235</text:p>
          </table:table-cell>
          <table:table-cell office:value-type="float" office:value="3.261E-3" table:style-name="ce1">
            <text:p>0.003261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6.084E-3" table:style-name="ce1">
            <text:p>0.006084</text:p>
          </table:table-cell>
          <table:table-cell office:value-type="float" office:value="3.313E-3" table:style-name="ce1">
            <text:p>0.003313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6.4539999999999997E-3" table:style-name="ce1">
            <text:p>0.006454</text:p>
          </table:table-cell>
          <table:table-cell office:value-type="float" office:value="3.4480000000000001E-3" table:style-name="ce1">
            <text:p>0.003448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3.3960000000000001E-3" table:style-name="ce1">
            <text:p>0.003396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6.2220000000000001E-3" table:style-name="ce1">
            <text:p>0.006222</text:p>
          </table:table-cell>
          <table:table-cell office:value-type="float" office:value="3.3449999999999999E-3" table:style-name="ce1">
            <text:p>0.003345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6.2769999999999996E-3" table:style-name="ce1">
            <text:p>0.006277</text:p>
          </table:table-cell>
          <table:table-cell office:value-type="float" office:value="3.5530000000000002E-3" table:style-name="ce1">
            <text:p>0.003553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6.326E-3" table:style-name="ce1">
            <text:p>0.006326</text:p>
          </table:table-cell>
          <table:table-cell office:value-type="float" office:value="3.251E-3" table:style-name="ce1">
            <text:p>0.003251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6.2960000000000004E-3" table:style-name="ce1">
            <text:p>0.006296</text:p>
          </table:table-cell>
          <table:table-cell office:value-type="float" office:value="3.3530000000000001E-3" table:style-name="ce1">
            <text:p>0.003353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6.1910000000000003E-3" table:style-name="ce1">
            <text:p>0.006191</text:p>
          </table:table-cell>
          <table:table-cell office:value-type="float" office:value="3.313E-3" table:style-name="ce1">
            <text:p>0.003313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210000000000002E-3" table:style-name="ce1">
            <text:p>0.003321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6.3559999999999997E-3" table:style-name="ce1">
            <text:p>0.006356</text:p>
          </table:table-cell>
          <table:table-cell office:value-type="float" office:value="3.3370000000000001E-3" table:style-name="ce1">
            <text:p>0.003337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6.3039999999999997E-3" table:style-name="ce1">
            <text:p>0.006304</text:p>
          </table:table-cell>
          <table:table-cell office:value-type="float" office:value="3.3050000000000002E-3" table:style-name="ce1">
            <text:p>0.003305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6.2810000000000001E-3" table:style-name="ce1">
            <text:p>0.006281</text:p>
          </table:table-cell>
          <table:table-cell office:value-type="float" office:value="3.4129999999999998E-3" table:style-name="ce1">
            <text:p>0.003413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6.6499999999999997E-3" table:style-name="ce1">
            <text:p>0.00665</text:p>
          </table:table-cell>
          <table:table-cell office:value-type="float" office:value="3.297E-3" table:style-name="ce1">
            <text:p>0.003297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6.2560000000000003E-3" table:style-name="ce1">
            <text:p>0.006256</text:p>
          </table:table-cell>
          <table:table-cell office:value-type="float" office:value="3.313E-3" table:style-name="ce1">
            <text:p>0.003313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6.5209999999999999E-3" table:style-name="ce1">
            <text:p>0.006521</text:p>
          </table:table-cell>
          <table:table-cell office:value-type="float" office:value="3.2910000000000001E-3" table:style-name="ce1">
            <text:p>0.003291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6.3540000000000003E-3" table:style-name="ce1">
            <text:p>0.006354</text:p>
          </table:table-cell>
          <table:table-cell office:value-type="float" office:value="3.287E-3" table:style-name="ce1">
            <text:p>0.003287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6.4070000000000004E-3" table:style-name="ce1">
            <text:p>0.006407</text:p>
          </table:table-cell>
          <table:table-cell office:value-type="float" office:value="3.3969999999999998E-3" table:style-name="ce1">
            <text:p>0.003397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6.424E-3" table:style-name="ce1">
            <text:p>0.006424</text:p>
          </table:table-cell>
          <table:table-cell office:value-type="float" office:value="3.3349999999999999E-3" table:style-name="ce1">
            <text:p>0.003335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6.4180000000000001E-3" table:style-name="ce1">
            <text:p>0.006418</text:p>
          </table:table-cell>
          <table:table-cell office:value-type="float" office:value="3.3530000000000001E-3" table:style-name="ce1">
            <text:p>0.003353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6.6020000000000002E-3" table:style-name="ce1">
            <text:p>0.006602</text:p>
          </table:table-cell>
          <table:table-cell office:value-type="float" office:value="3.3939999999999999E-3" table:style-name="ce1">
            <text:p>0.003394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6.3249999999999999E-3" table:style-name="ce1">
            <text:p>0.006325</text:p>
          </table:table-cell>
          <table:table-cell office:value-type="float" office:value="3.4060000000000002E-3" table:style-name="ce1">
            <text:p>0.003406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.3480000000000003E-3" table:style-name="ce1">
            <text:p>0.006348</text:p>
          </table:table-cell>
          <table:table-cell office:value-type="float" office:value="3.2139999999999998E-3" table:style-name="ce1">
            <text:p>0.003214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6.5250000000000004E-3" table:style-name="ce1">
            <text:p>0.006525</text:p>
          </table:table-cell>
          <table:table-cell office:value-type="float" office:value="3.431E-3" table:style-name="ce1">
            <text:p>0.003431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6.5589999999999997E-3" table:style-name="ce1">
            <text:p>0.006559</text:p>
          </table:table-cell>
          <table:table-cell office:value-type="float" office:value="3.2299999999999998E-3" table:style-name="ce1">
            <text:p>0.00323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6.5059999999999996E-3" table:style-name="ce1">
            <text:p>0.006506</text:p>
          </table:table-cell>
          <table:table-cell office:value-type="float" office:value="3.3430000000000001E-3" table:style-name="ce1">
            <text:p>0.003343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6.3930000000000002E-3" table:style-name="ce1">
            <text:p>0.006393</text:p>
          </table:table-cell>
          <table:table-cell office:value-type="float" office:value="3.5370000000000002E-3" table:style-name="ce1">
            <text:p>0.003537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6.5599999999999999E-3" table:style-name="ce1">
            <text:p>0.00656</text:p>
          </table:table-cell>
          <table:table-cell office:value-type="float" office:value="3.4459999999999998E-3" table:style-name="ce1">
            <text:p>0.003446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6.6509999999999998E-3" table:style-name="ce1">
            <text:p>0.006651</text:p>
          </table:table-cell>
          <table:table-cell office:value-type="float" office:value="3.5620000000000001E-3" table:style-name="ce1">
            <text:p>0.003562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6.4580000000000002E-3" table:style-name="ce1">
            <text:p>0.006458</text:p>
          </table:table-cell>
          <table:table-cell office:value-type="float" office:value="3.3800000000000002E-3" table:style-name="ce1">
            <text:p>0.00338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6.6550000000000003E-3" table:style-name="ce1">
            <text:p>0.006655</text:p>
          </table:table-cell>
          <table:table-cell office:value-type="float" office:value="3.3240000000000001E-3" table:style-name="ce1">
            <text:p>0.003324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6.5100000000000002E-3" table:style-name="ce1">
            <text:p>0.00651</text:p>
          </table:table-cell>
          <table:table-cell office:value-type="float" office:value="3.388E-3" table:style-name="ce1">
            <text:p>0.003388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6.3949999999999996E-3" table:style-name="ce1">
            <text:p>0.006395</text:p>
          </table:table-cell>
          <table:table-cell office:value-type="float" office:value="3.3530000000000001E-3" table:style-name="ce1">
            <text:p>0.003353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6.4729999999999996E-3" table:style-name="ce1">
            <text:p>0.006473</text:p>
          </table:table-cell>
          <table:table-cell office:value-type="float" office:value="3.6549999999999998E-3" table:style-name="ce1">
            <text:p>0.003655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6.8989999999999998E-3" table:style-name="ce1">
            <text:p>0.006899</text:p>
          </table:table-cell>
          <table:table-cell office:value-type="float" office:value="3.3449999999999999E-3" table:style-name="ce1">
            <text:p>0.003345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6.4770000000000001E-3" table:style-name="ce1">
            <text:p>0.006477</text:p>
          </table:table-cell>
          <table:table-cell office:value-type="float" office:value="3.5149999999999999E-3" table:style-name="ce1">
            <text:p>0.003515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3.4150000000000001E-3" table:style-name="ce1">
            <text:p>0.003415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6.6259999999999999E-3" table:style-name="ce1">
            <text:p>0.006626</text:p>
          </table:table-cell>
          <table:table-cell office:value-type="float" office:value="3.5729999999999998E-3" table:style-name="ce1">
            <text:p>0.003573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6.698E-3" table:style-name="ce1">
            <text:p>0.006698</text:p>
          </table:table-cell>
          <table:table-cell office:value-type="float" office:value="3.2620000000000001E-3" table:style-name="ce1">
            <text:p>0.003262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6.7790000000000003E-3" table:style-name="ce1">
            <text:p>0.006779</text:p>
          </table:table-cell>
          <table:table-cell office:value-type="float" office:value="3.6289999999999998E-3" table:style-name="ce1">
            <text:p>0.003629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6.6410000000000002E-3" table:style-name="ce1">
            <text:p>0.006641</text:p>
          </table:table-cell>
          <table:table-cell office:value-type="float" office:value="3.3670000000000002E-3" table:style-name="ce1">
            <text:p>0.003367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6.6969999999999998E-3" table:style-name="ce1">
            <text:p>0.006697</text:p>
          </table:table-cell>
          <table:table-cell office:value-type="float" office:value="3.4840000000000001E-3" table:style-name="ce1">
            <text:p>0.003484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6.6490000000000004E-3" table:style-name="ce1">
            <text:p>0.006649</text:p>
          </table:table-cell>
          <table:table-cell office:value-type="float" office:value="3.555E-3" table:style-name="ce1">
            <text:p>0.003555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6.7250000000000001E-3" table:style-name="ce1">
            <text:p>0.006725</text:p>
          </table:table-cell>
          <table:table-cell office:value-type="float" office:value="3.542E-3" table:style-name="ce1">
            <text:p>0.003542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6.613E-3" table:style-name="ce1">
            <text:p>0.006613</text:p>
          </table:table-cell>
          <table:table-cell office:value-type="float" office:value="3.4510000000000001E-3" table:style-name="ce1">
            <text:p>0.003451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6.6509999999999998E-3" table:style-name="ce1">
            <text:p>0.006651</text:p>
          </table:table-cell>
          <table:table-cell office:value-type="float" office:value="3.457E-3" table:style-name="ce1">
            <text:p>0.003457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6.5719999999999997E-3" table:style-name="ce1">
            <text:p>0.006572</text:p>
          </table:table-cell>
          <table:table-cell office:value-type="float" office:value="3.6089999999999998E-3" table:style-name="ce1">
            <text:p>0.003609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6.6319999999999999E-3" table:style-name="ce1">
            <text:p>0.006632</text:p>
          </table:table-cell>
          <table:table-cell office:value-type="float" office:value="3.506E-3" table:style-name="ce1">
            <text:p>0.003506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6.7130000000000002E-3" table:style-name="ce1">
            <text:p>0.006713</text:p>
          </table:table-cell>
          <table:table-cell office:value-type="float" office:value="3.594E-3" table:style-name="ce1">
            <text:p>0.003594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6.6889999999999996E-3" table:style-name="ce1">
            <text:p>0.006689</text:p>
          </table:table-cell>
          <table:table-cell office:value-type="float" office:value="3.5750000000000001E-3" table:style-name="ce1">
            <text:p>0.003575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6.7450000000000001E-3" table:style-name="ce1">
            <text:p>0.006745</text:p>
          </table:table-cell>
          <table:table-cell office:value-type="float" office:value="3.3990000000000001E-3" table:style-name="ce1">
            <text:p>0.003399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6.9389999999999999E-3" table:style-name="ce1">
            <text:p>0.006939</text:p>
          </table:table-cell>
          <table:table-cell office:value-type="float" office:value="3.2889999999999998E-3" table:style-name="ce1">
            <text:p>0.003289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6.7019999999999996E-3" table:style-name="ce1">
            <text:p>0.006702</text:p>
          </table:table-cell>
          <table:table-cell office:value-type="float" office:value="3.5149999999999999E-3" table:style-name="ce1">
            <text:p>0.003515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6.79E-3" table:style-name="ce1">
            <text:p>0.00679</text:p>
          </table:table-cell>
          <table:table-cell office:value-type="float" office:value="3.424E-3" table:style-name="ce1">
            <text:p>0.003424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6.7299999999999999E-3" table:style-name="ce1">
            <text:p>0.00673</text:p>
          </table:table-cell>
          <table:table-cell office:value-type="float" office:value="3.601E-3" table:style-name="ce1">
            <text:p>0.003601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6.7390000000000002E-3" table:style-name="ce1">
            <text:p>0.006739</text:p>
          </table:table-cell>
          <table:table-cell office:value-type="float" office:value="3.3890000000000001E-3" table:style-name="ce1">
            <text:p>0.003389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6.764E-3" table:style-name="ce1">
            <text:p>0.006764</text:p>
          </table:table-cell>
          <table:table-cell office:value-type="float" office:value="3.6150000000000002E-3" table:style-name="ce1">
            <text:p>0.003615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6.698E-3" table:style-name="ce1">
            <text:p>0.006698</text:p>
          </table:table-cell>
          <table:table-cell office:value-type="float" office:value="3.5230000000000001E-3" table:style-name="ce1">
            <text:p>0.003523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6.8630000000000002E-3" table:style-name="ce1">
            <text:p>0.006863</text:p>
          </table:table-cell>
          <table:table-cell office:value-type="float" office:value="3.5739999999999999E-3" table:style-name="ce1">
            <text:p>0.003574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6.783E-3" table:style-name="ce1">
            <text:p>0.006783</text:p>
          </table:table-cell>
          <table:table-cell office:value-type="float" office:value="3.3110000000000001E-3" table:style-name="ce1">
            <text:p>0.003311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.7229999999999998E-3" table:style-name="ce1">
            <text:p>0.006723</text:p>
          </table:table-cell>
          <table:table-cell office:value-type="float" office:value="3.6110000000000001E-3" table:style-name="ce1">
            <text:p>0.003611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6.8859999999999998E-3" table:style-name="ce1">
            <text:p>0.006886</text:p>
          </table:table-cell>
          <table:table-cell office:value-type="float" office:value="3.5890000000000002E-3" table:style-name="ce1">
            <text:p>0.003589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6.8780000000000004E-3" table:style-name="ce1">
            <text:p>0.006878</text:p>
          </table:table-cell>
          <table:table-cell office:value-type="float" office:value="3.3609999999999998E-3" table:style-name="ce1">
            <text:p>0.003361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6.8500000000000002E-3" table:style-name="ce1">
            <text:p>0.00685</text:p>
          </table:table-cell>
          <table:table-cell office:value-type="float" office:value="3.3709999999999999E-3" table:style-name="ce1">
            <text:p>0.003371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6.8479999999999999E-3" table:style-name="ce1">
            <text:p>0.006848</text:p>
          </table:table-cell>
          <table:table-cell office:value-type="float" office:value="3.774E-3" table:style-name="ce1">
            <text:p>0.003774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6.8630000000000002E-3" table:style-name="ce1">
            <text:p>0.006863</text:p>
          </table:table-cell>
          <table:table-cell office:value-type="float" office:value="3.5899999999999999E-3" table:style-name="ce1">
            <text:p>0.00359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6.8970000000000004E-3" table:style-name="ce1">
            <text:p>0.006897</text:p>
          </table:table-cell>
          <table:table-cell office:value-type="float" office:value="3.4550000000000002E-3" table:style-name="ce1">
            <text:p>0.003455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6.7609999999999996E-3" table:style-name="ce1">
            <text:p>0.006761</text:p>
          </table:table-cell>
          <table:table-cell office:value-type="float" office:value="3.6709999999999998E-3" table:style-name="ce1">
            <text:p>0.003671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6.8599999999999998E-3" table:style-name="ce1">
            <text:p>0.00686</text:p>
          </table:table-cell>
          <table:table-cell office:value-type="float" office:value="3.7720000000000002E-3" table:style-name="ce1">
            <text:p>0.003772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6.8789999999999997E-3" table:style-name="ce1">
            <text:p>0.006879</text:p>
          </table:table-cell>
          <table:table-cell office:value-type="float" office:value="3.434E-3" table:style-name="ce1">
            <text:p>0.003434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6.9059999999999998E-3" table:style-name="ce1">
            <text:p>0.006906</text:p>
          </table:table-cell>
          <table:table-cell office:value-type="float" office:value="3.7200000000000002E-3" table:style-name="ce1">
            <text:p>0.00372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6.9059999999999998E-3" table:style-name="ce1">
            <text:p>0.006906</text:p>
          </table:table-cell>
          <table:table-cell office:value-type="float" office:value="3.6219999999999998E-3" table:style-name="ce1">
            <text:p>0.003622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6.9199999999999999E-3" table:style-name="ce1">
            <text:p>0.00692</text:p>
          </table:table-cell>
          <table:table-cell office:value-type="float" office:value="3.519E-3" table:style-name="ce1">
            <text:p>0.003519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7.0280000000000004E-3" table:style-name="ce1">
            <text:p>0.007028</text:p>
          </table:table-cell>
          <table:table-cell office:value-type="float" office:value="3.679E-3" table:style-name="ce1">
            <text:p>0.003679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7.064E-3" table:style-name="ce1">
            <text:p>0.007064</text:p>
          </table:table-cell>
          <table:table-cell office:value-type="float" office:value="3.532E-3" table:style-name="ce1">
            <text:p>0.003532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6.8900000000000003E-3" table:style-name="ce1">
            <text:p>0.00689</text:p>
          </table:table-cell>
          <table:table-cell office:value-type="float" office:value="3.5620000000000001E-3" table:style-name="ce1">
            <text:p>0.003562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6.8929999999999998E-3" table:style-name="ce1">
            <text:p>0.006893</text:p>
          </table:table-cell>
          <table:table-cell office:value-type="float" office:value="3.6640000000000002E-3" table:style-name="ce1">
            <text:p>0.003664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7.0559999999999998E-3" table:style-name="ce1">
            <text:p>0.007056</text:p>
          </table:table-cell>
          <table:table-cell office:value-type="float" office:value="3.6380000000000002E-3" table:style-name="ce1">
            <text:p>0.003638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7.3429999999999997E-3" table:style-name="ce1">
            <text:p>0.007343</text:p>
          </table:table-cell>
          <table:table-cell office:value-type="float" office:value="3.9280000000000001E-3" table:style-name="ce1">
            <text:p>0.003928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7.3179999999999999E-3" table:style-name="ce1">
            <text:p>0.007318</text:p>
          </table:table-cell>
          <table:table-cell office:value-type="float" office:value="3.7039999999999998E-3" table:style-name="ce1">
            <text:p>0.003704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7.0419999999999996E-3" table:style-name="ce1">
            <text:p>0.007042</text:p>
          </table:table-cell>
          <table:table-cell office:value-type="float" office:value="3.7599999999999999E-3" table:style-name="ce1">
            <text:p>0.00376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6.9519999999999998E-3" table:style-name="ce1">
            <text:p>0.006952</text:p>
          </table:table-cell>
          <table:table-cell office:value-type="float" office:value="3.5239999999999998E-3" table:style-name="ce1">
            <text:p>0.003524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7.1060000000000003E-3" table:style-name="ce1">
            <text:p>0.007106</text:p>
          </table:table-cell>
          <table:table-cell office:value-type="float" office:value="3.7069999999999998E-3" table:style-name="ce1">
            <text:p>0.003707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6.9810000000000002E-3" table:style-name="ce1">
            <text:p>0.006981</text:p>
          </table:table-cell>
          <table:table-cell office:value-type="float" office:value="3.7069999999999998E-3" table:style-name="ce1">
            <text:p>0.003707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7.0780000000000001E-3" table:style-name="ce1">
            <text:p>0.007078</text:p>
          </table:table-cell>
          <table:table-cell office:value-type="float" office:value="3.4220000000000001E-3" table:style-name="ce1">
            <text:p>0.003422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7.1370000000000001E-3" table:style-name="ce1">
            <text:p>0.007137</text:p>
          </table:table-cell>
          <table:table-cell office:value-type="float" office:value="3.7699999999999999E-3" table:style-name="ce1">
            <text:p>0.00377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.8830000000000002E-3" table:style-name="ce1">
            <text:p>0.006883</text:p>
          </table:table-cell>
          <table:table-cell office:value-type="float" office:value="3.7569999999999999E-3" table:style-name="ce1">
            <text:p>0.003757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7.0210000000000003E-3" table:style-name="ce1">
            <text:p>0.007021</text:p>
          </table:table-cell>
          <table:table-cell office:value-type="float" office:value="3.7030000000000001E-3" table:style-name="ce1">
            <text:p>0.003703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7.1159999999999999E-3" table:style-name="ce1">
            <text:p>0.007116</text:p>
          </table:table-cell>
          <table:table-cell office:value-type="float" office:value="3.591E-3" table:style-name="ce1">
            <text:p>0.003591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7.143E-3" table:style-name="ce1">
            <text:p>0.007143</text:p>
          </table:table-cell>
          <table:table-cell office:value-type="float" office:value="3.5339999999999998E-3" table:style-name="ce1">
            <text:p>0.003534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7.1139999999999997E-3" table:style-name="ce1">
            <text:p>0.007114</text:p>
          </table:table-cell>
          <table:table-cell office:value-type="float" office:value="3.8960000000000002E-3" table:style-name="ce1">
            <text:p>0.003896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7.195E-3" table:style-name="ce1">
            <text:p>0.007195</text:p>
          </table:table-cell>
          <table:table-cell office:value-type="float" office:value="3.5569999999999998E-3" table:style-name="ce1">
            <text:p>0.003557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6.8589999999999996E-3" table:style-name="ce1">
            <text:p>0.006859</text:p>
          </table:table-cell>
          <table:table-cell office:value-type="float" office:value="3.725E-3" table:style-name="ce1">
            <text:p>0.003725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7.0060000000000001E-3" table:style-name="ce1">
            <text:p>0.007006</text:p>
          </table:table-cell>
          <table:table-cell office:value-type="float" office:value="3.5330000000000001E-3" table:style-name="ce1">
            <text:p>0.003533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7.084E-3" table:style-name="ce1">
            <text:p>0.007084</text:p>
          </table:table-cell>
          <table:table-cell office:value-type="float" office:value="3.6029999999999999E-3" table:style-name="ce1">
            <text:p>0.003603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7.0889999999999998E-3" table:style-name="ce1">
            <text:p>0.007089</text:p>
          </table:table-cell>
          <table:table-cell office:value-type="float" office:value="3.6670000000000001E-3" table:style-name="ce1">
            <text:p>0.003667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6.9560000000000004E-3" table:style-name="ce1">
            <text:p>0.006956</text:p>
          </table:table-cell>
          <table:table-cell office:value-type="float" office:value="3.5430000000000001E-3" table:style-name="ce1">
            <text:p>0.003543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7.0229999999999997E-3" table:style-name="ce1">
            <text:p>0.007023</text:p>
          </table:table-cell>
          <table:table-cell office:value-type="float" office:value="3.712E-3" table:style-name="ce1">
            <text:p>0.003712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7.0530000000000002E-3" table:style-name="ce1">
            <text:p>0.007053</text:p>
          </table:table-cell>
          <table:table-cell office:value-type="float" office:value="3.6749999999999999E-3" table:style-name="ce1">
            <text:p>0.003675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7.0280000000000004E-3" table:style-name="ce1">
            <text:p>0.007028</text:p>
          </table:table-cell>
          <table:table-cell office:value-type="float" office:value="3.5200000000000001E-3" table:style-name="ce1">
            <text:p>0.00352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7.2290000000000002E-3" table:style-name="ce1">
            <text:p>0.007229</text:p>
          </table:table-cell>
          <table:table-cell office:value-type="float" office:value="3.6819999999999999E-3" table:style-name="ce1">
            <text:p>0.003682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7.2560000000000003E-3" table:style-name="ce1">
            <text:p>0.007256</text:p>
          </table:table-cell>
          <table:table-cell office:value-type="float" office:value="3.7269999999999998E-3" table:style-name="ce1">
            <text:p>0.003727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7.1799999999999998E-3" table:style-name="ce1">
            <text:p>0.00718</text:p>
          </table:table-cell>
          <table:table-cell office:value-type="float" office:value="3.6779999999999998E-3" table:style-name="ce1">
            <text:p>0.003678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7.3839999999999999E-3" table:style-name="ce1">
            <text:p>0.007384</text:p>
          </table:table-cell>
          <table:table-cell office:value-type="float" office:value="3.7680000000000001E-3" table:style-name="ce1">
            <text:p>0.003768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7.2069999999999999E-3" table:style-name="ce1">
            <text:p>0.007207</text:p>
          </table:table-cell>
          <table:table-cell office:value-type="float" office:value="3.6080000000000001E-3" table:style-name="ce1">
            <text:p>0.003608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7.1279999999999998E-3" table:style-name="ce1">
            <text:p>0.007128</text:p>
          </table:table-cell>
          <table:table-cell office:value-type="float" office:value="3.473E-3" table:style-name="ce1">
            <text:p>0.003473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3.5929999999999998E-3" table:style-name="ce1">
            <text:p>0.003593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3.8530000000000001E-3" table:style-name="ce1">
            <text:p>0.003853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7.195E-3" table:style-name="ce1">
            <text:p>0.007195</text:p>
          </table:table-cell>
          <table:table-cell office:value-type="float" office:value="3.761E-3" table:style-name="ce1">
            <text:p>0.003761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7.1310000000000002E-3" table:style-name="ce1">
            <text:p>0.007131</text:p>
          </table:table-cell>
          <table:table-cell office:value-type="float" office:value="4.0179999999999999E-3" table:style-name="ce1">
            <text:p>0.004018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7.378E-3" table:style-name="ce1">
            <text:p>0.007378</text:p>
          </table:table-cell>
          <table:table-cell office:value-type="float" office:value="3.6800000000000001E-3" table:style-name="ce1">
            <text:p>0.00368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7.1989999999999997E-3" table:style-name="ce1">
            <text:p>0.007199</text:p>
          </table:table-cell>
          <table:table-cell office:value-type="float" office:value="3.6519999999999999E-3" table:style-name="ce1">
            <text:p>0.003652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7.3550000000000004E-3" table:style-name="ce1">
            <text:p>0.007355</text:p>
          </table:table-cell>
          <table:table-cell office:value-type="float" office:value="3.8300000000000001E-3" table:style-name="ce1">
            <text:p>0.00383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7.2979999999999998E-3" table:style-name="ce1">
            <text:p>0.007298</text:p>
          </table:table-cell>
          <table:table-cell office:value-type="float" office:value="3.8080000000000002E-3" table:style-name="ce1">
            <text:p>0.003808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7.3020000000000003E-3" table:style-name="ce1">
            <text:p>0.007302</text:p>
          </table:table-cell>
          <table:table-cell office:value-type="float" office:value="3.6289999999999998E-3" table:style-name="ce1">
            <text:p>0.003629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7.1739999999999998E-3" table:style-name="ce1">
            <text:p>0.007174</text:p>
          </table:table-cell>
          <table:table-cell office:value-type="float" office:value="3.8800000000000002E-3" table:style-name="ce1">
            <text:p>0.00388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7.5189999999999996E-3" table:style-name="ce1">
            <text:p>0.007519</text:p>
          </table:table-cell>
          <table:table-cell office:value-type="float" office:value="3.8760000000000001E-3" table:style-name="ce1">
            <text:p>0.003876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7.1640000000000002E-3" table:style-name="ce1">
            <text:p>0.007164</text:p>
          </table:table-cell>
          <table:table-cell office:value-type="float" office:value="3.6819999999999999E-3" table:style-name="ce1">
            <text:p>0.003682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7.3299999999999997E-3" table:style-name="ce1">
            <text:p>0.00733</text:p>
          </table:table-cell>
          <table:table-cell office:value-type="float" office:value="3.9039999999999999E-3" table:style-name="ce1">
            <text:p>0.003904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8.0569999999999999E-3" table:style-name="ce1">
            <text:p>0.008057</text:p>
          </table:table-cell>
          <table:table-cell office:value-type="float" office:value="3.8379999999999998E-3" table:style-name="ce1">
            <text:p>0.003838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7.6959999999999997E-3" table:style-name="ce1">
            <text:p>0.007696</text:p>
          </table:table-cell>
          <table:table-cell office:value-type="float" office:value="4.254E-3" table:style-name="ce1">
            <text:p>0.004254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3.7690000000000002E-3" table:style-name="ce1">
            <text:p>0.003769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7.3359999999999996E-3" table:style-name="ce1">
            <text:p>0.007336</text:p>
          </table:table-cell>
          <table:table-cell office:value-type="float" office:value="3.565E-3" table:style-name="ce1">
            <text:p>0.003565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7.4679999999999998E-3" table:style-name="ce1">
            <text:p>0.007468</text:p>
          </table:table-cell>
          <table:table-cell office:value-type="float" office:value="3.5300000000000002E-3" table:style-name="ce1">
            <text:p>0.00353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7.437E-3" table:style-name="ce1">
            <text:p>0.007437</text:p>
          </table:table-cell>
          <table:table-cell office:value-type="float" office:value="3.7160000000000001E-3" table:style-name="ce1">
            <text:p>0.003716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7.3179999999999999E-3" table:style-name="ce1">
            <text:p>0.007318</text:p>
          </table:table-cell>
          <table:table-cell office:value-type="float" office:value="3.8419999999999999E-3" table:style-name="ce1">
            <text:p>0.003842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7.5339999999999999E-3" table:style-name="ce1">
            <text:p>0.007534</text:p>
          </table:table-cell>
          <table:table-cell office:value-type="float" office:value="3.8639999999999998E-3" table:style-name="ce1">
            <text:p>0.003864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7.3169999999999997E-3" table:style-name="ce1">
            <text:p>0.007317</text:p>
          </table:table-cell>
          <table:table-cell office:value-type="float" office:value="4.019E-3" table:style-name="ce1">
            <text:p>0.004019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7.6140000000000001E-3" table:style-name="ce1">
            <text:p>0.007614</text:p>
          </table:table-cell>
          <table:table-cell office:value-type="float" office:value="3.7239999999999999E-3" table:style-name="ce1">
            <text:p>0.003724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7.4139999999999996E-3" table:style-name="ce1">
            <text:p>0.007414</text:p>
          </table:table-cell>
          <table:table-cell office:value-type="float" office:value="3.8969999999999999E-3" table:style-name="ce1">
            <text:p>0.003897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7.4830000000000001E-3" table:style-name="ce1">
            <text:p>0.007483</text:p>
          </table:table-cell>
          <table:table-cell office:value-type="float" office:value="4.1180000000000001E-3" table:style-name="ce1">
            <text:p>0.004118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7.5570000000000003E-3" table:style-name="ce1">
            <text:p>0.007557</text:p>
          </table:table-cell>
          <table:table-cell office:value-type="float" office:value="3.774E-3" table:style-name="ce1">
            <text:p>0.003774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7.4949999999999999E-3" table:style-name="ce1">
            <text:p>0.007495</text:p>
          </table:table-cell>
          <table:table-cell office:value-type="float" office:value="3.96E-3" table:style-name="ce1">
            <text:p>0.00396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7.574E-3" table:style-name="ce1">
            <text:p>0.007574</text:p>
          </table:table-cell>
          <table:table-cell office:value-type="float" office:value="4.0109999999999998E-3" table:style-name="ce1">
            <text:p>0.004011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7.5399999999999998E-3" table:style-name="ce1">
            <text:p>0.00754</text:p>
          </table:table-cell>
          <table:table-cell office:value-type="float" office:value="4.078E-3" table:style-name="ce1">
            <text:p>0.004078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7.5570000000000003E-3" table:style-name="ce1">
            <text:p>0.007557</text:p>
          </table:table-cell>
          <table:table-cell office:value-type="float" office:value="3.7810000000000001E-3" table:style-name="ce1">
            <text:p>0.003781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7.5729999999999999E-3" table:style-name="ce1">
            <text:p>0.007573</text:p>
          </table:table-cell>
          <table:table-cell office:value-type="float" office:value="3.8509999999999998E-3" table:style-name="ce1">
            <text:p>0.003851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7.5209999999999999E-3" table:style-name="ce1">
            <text:p>0.007521</text:p>
          </table:table-cell>
          <table:table-cell office:value-type="float" office:value="3.617E-3" table:style-name="ce1">
            <text:p>0.003617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7.5880000000000001E-3" table:style-name="ce1">
            <text:p>0.007588</text:p>
          </table:table-cell>
          <table:table-cell office:value-type="float" office:value="3.705E-3" table:style-name="ce1">
            <text:p>0.003705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7.5040000000000003E-3" table:style-name="ce1">
            <text:p>0.007504</text:p>
          </table:table-cell>
          <table:table-cell office:value-type="float" office:value="3.9789999999999999E-3" table:style-name="ce1">
            <text:p>0.003979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7.6210000000000002E-3" table:style-name="ce1">
            <text:p>0.007621</text:p>
          </table:table-cell>
          <table:table-cell office:value-type="float" office:value="3.6900000000000001E-3" table:style-name="ce1">
            <text:p>0.00369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7.6699999999999997E-3" table:style-name="ce1">
            <text:p>0.00767</text:p>
          </table:table-cell>
          <table:table-cell office:value-type="float" office:value="3.9269999999999999E-3" table:style-name="ce1">
            <text:p>0.003927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7.5050000000000004E-3" table:style-name="ce1">
            <text:p>0.007505</text:p>
          </table:table-cell>
          <table:table-cell office:value-type="float" office:value="4.0749999999999996E-3" table:style-name="ce1">
            <text:p>0.004075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7.5989999999999999E-3" table:style-name="ce1">
            <text:p>0.007599</text:p>
          </table:table-cell>
          <table:table-cell office:value-type="float" office:value="3.9899999999999996E-3" table:style-name="ce1">
            <text:p>0.00399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7.7060000000000002E-3" table:style-name="ce1">
            <text:p>0.007706</text:p>
          </table:table-cell>
          <table:table-cell office:value-type="float" office:value="4.1289999999999999E-3" table:style-name="ce1">
            <text:p>0.004129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7.5129999999999997E-3" table:style-name="ce1">
            <text:p>0.007513</text:p>
          </table:table-cell>
          <table:table-cell office:value-type="float" office:value="3.7369999999999999E-3" table:style-name="ce1">
            <text:p>0.003737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7.6709999999999999E-3" table:style-name="ce1">
            <text:p>0.007671</text:p>
          </table:table-cell>
          <table:table-cell office:value-type="float" office:value="4.0330000000000001E-3" table:style-name="ce1">
            <text:p>0.004033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7.6490000000000004E-3" table:style-name="ce1">
            <text:p>0.007649</text:p>
          </table:table-cell>
          <table:table-cell office:value-type="float" office:value="4.0899999999999999E-3" table:style-name="ce1">
            <text:p>0.00409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7.7229999999999998E-3" table:style-name="ce1">
            <text:p>0.007723</text:p>
          </table:table-cell>
          <table:table-cell office:value-type="float" office:value="3.7599999999999999E-3" table:style-name="ce1">
            <text:p>0.00376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7.7609999999999997E-3" table:style-name="ce1">
            <text:p>0.007761</text:p>
          </table:table-cell>
          <table:table-cell office:value-type="float" office:value="4.0390000000000001E-3" table:style-name="ce1">
            <text:p>0.004039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7.7549999999999997E-3" table:style-name="ce1">
            <text:p>0.007755</text:p>
          </table:table-cell>
          <table:table-cell office:value-type="float" office:value="4.0249999999999999E-3" table:style-name="ce1">
            <text:p>0.004025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7.5199999999999998E-3" table:style-name="ce1">
            <text:p>0.00752</text:p>
          </table:table-cell>
          <table:table-cell office:value-type="float" office:value="4.0390000000000001E-3" table:style-name="ce1">
            <text:p>0.004039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7.6020000000000003E-3" table:style-name="ce1">
            <text:p>0.007602</text:p>
          </table:table-cell>
          <table:table-cell office:value-type="float" office:value="3.754E-3" table:style-name="ce1">
            <text:p>0.003754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7.6379999999999998E-3" table:style-name="ce1">
            <text:p>0.007638</text:p>
          </table:table-cell>
          <table:table-cell office:value-type="float" office:value="3.9050000000000001E-3" table:style-name="ce1">
            <text:p>0.003905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7.4409999999999997E-3" table:style-name="ce1">
            <text:p>0.007441</text:p>
          </table:table-cell>
          <table:table-cell office:value-type="float" office:value="3.9509999999999997E-3" table:style-name="ce1">
            <text:p>0.003951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7.5690000000000002E-3" table:style-name="ce1">
            <text:p>0.007569</text:p>
          </table:table-cell>
          <table:table-cell office:value-type="float" office:value="4.202E-3" table:style-name="ce1">
            <text:p>0.004202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7.6600000000000001E-3" table:style-name="ce1">
            <text:p>0.00766</text:p>
          </table:table-cell>
          <table:table-cell office:value-type="float" office:value="4.1339999999999997E-3" table:style-name="ce1">
            <text:p>0.004134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7.7539999999999996E-3" table:style-name="ce1">
            <text:p>0.007754</text:p>
          </table:table-cell>
          <table:table-cell office:value-type="float" office:value="4.0990000000000002E-3" table:style-name="ce1">
            <text:p>0.004099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7.9089999999999994E-3" table:style-name="ce1">
            <text:p>0.007909</text:p>
          </table:table-cell>
          <table:table-cell office:value-type="float" office:value="4.0010000000000002E-3" table:style-name="ce1">
            <text:p>0.004001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7.4809999999999998E-3" table:style-name="ce1">
            <text:p>0.007481</text:p>
          </table:table-cell>
          <table:table-cell office:value-type="float" office:value="4.1539999999999997E-3" table:style-name="ce1">
            <text:p>0.004154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7.7479999999999997E-3" table:style-name="ce1">
            <text:p>0.007748</text:p>
          </table:table-cell>
          <table:table-cell office:value-type="float" office:value="4.1349999999999998E-3" table:style-name="ce1">
            <text:p>0.004135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7.705E-3" table:style-name="ce1">
            <text:p>0.007705</text:p>
          </table:table-cell>
          <table:table-cell office:value-type="float" office:value="4.0340000000000003E-3" table:style-name="ce1">
            <text:p>0.004034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7.7619999999999998E-3" table:style-name="ce1">
            <text:p>0.007762</text:p>
          </table:table-cell>
          <table:table-cell office:value-type="float" office:value="3.8869999999999998E-3" table:style-name="ce1">
            <text:p>0.003887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7.6559999999999996E-3" table:style-name="ce1">
            <text:p>0.007656</text:p>
          </table:table-cell>
          <table:table-cell office:value-type="float" office:value="4.1679999999999998E-3" table:style-name="ce1">
            <text:p>0.004168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7.6639999999999998E-3" table:style-name="ce1">
            <text:p>0.007664</text:p>
          </table:table-cell>
          <table:table-cell office:value-type="float" office:value="3.9350000000000001E-3" table:style-name="ce1">
            <text:p>0.003935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7.8619999999999992E-3" table:style-name="ce1">
            <text:p>0.007862</text:p>
          </table:table-cell>
          <table:table-cell office:value-type="float" office:value="4.0010000000000002E-3" table:style-name="ce1">
            <text:p>0.004001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7.659E-3" table:style-name="ce1">
            <text:p>0.007659</text:p>
          </table:table-cell>
          <table:table-cell office:value-type="float" office:value="4.1539999999999997E-3" table:style-name="ce1">
            <text:p>0.004154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7.7470000000000004E-3" table:style-name="ce1">
            <text:p>0.007747</text:p>
          </table:table-cell>
          <table:table-cell office:value-type="float" office:value="3.9750000000000002E-3" table:style-name="ce1">
            <text:p>0.003975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.646E-3" table:style-name="ce1">
            <text:p>0.007646</text:p>
          </table:table-cell>
          <table:table-cell office:value-type="float" office:value="4.2490000000000002E-3" table:style-name="ce1">
            <text:p>0.004249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7.7860000000000004E-3" table:style-name="ce1">
            <text:p>0.007786</text:p>
          </table:table-cell>
          <table:table-cell office:value-type="float" office:value="3.9620000000000002E-3" table:style-name="ce1">
            <text:p>0.003962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7.6550000000000003E-3" table:style-name="ce1">
            <text:p>0.007655</text:p>
          </table:table-cell>
          <table:table-cell office:value-type="float" office:value="4.0280000000000003E-3" table:style-name="ce1">
            <text:p>0.004028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7.6410000000000002E-3" table:style-name="ce1">
            <text:p>0.007641</text:p>
          </table:table-cell>
          <table:table-cell office:value-type="float" office:value="4.2839999999999996E-3" table:style-name="ce1">
            <text:p>0.004284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8.0230000000000006E-3" table:style-name="ce1">
            <text:p>0.008023</text:p>
          </table:table-cell>
          <table:table-cell office:value-type="float" office:value="3.986E-3" table:style-name="ce1">
            <text:p>0.003986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7.7470000000000004E-3" table:style-name="ce1">
            <text:p>0.007747</text:p>
          </table:table-cell>
          <table:table-cell office:value-type="float" office:value="4.1149999999999997E-3" table:style-name="ce1">
            <text:p>0.004115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7.7559999999999999E-3" table:style-name="ce1">
            <text:p>0.007756</text:p>
          </table:table-cell>
          <table:table-cell office:value-type="float" office:value="4.1510000000000002E-3" table:style-name="ce1">
            <text:p>0.004151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7.7149999999999996E-3" table:style-name="ce1">
            <text:p>0.007715</text:p>
          </table:table-cell>
          <table:table-cell office:value-type="float" office:value="4.0980000000000001E-3" table:style-name="ce1">
            <text:p>0.004098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7.8169999999999993E-3" table:style-name="ce1">
            <text:p>0.00781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7.8340000000000007E-3" table:style-name="ce1">
            <text:p>0.007834</text:p>
          </table:table-cell>
          <table:table-cell office:value-type="float" office:value="4.1009999999999996E-3" table:style-name="ce1">
            <text:p>0.004101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7.8969999999999995E-3" table:style-name="ce1">
            <text:p>0.007897</text:p>
          </table:table-cell>
          <table:table-cell office:value-type="float" office:value="4.0379999999999999E-3" table:style-name="ce1">
            <text:p>0.004038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7.8100000000000001E-3" table:style-name="ce1">
            <text:p>0.00781</text:p>
          </table:table-cell>
          <table:table-cell office:value-type="float" office:value="3.96E-3" table:style-name="ce1">
            <text:p>0.00396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7.9600000000000001E-3" table:style-name="ce1">
            <text:p>0.00796</text:p>
          </table:table-cell>
          <table:table-cell office:value-type="float" office:value="3.9870000000000001E-3" table:style-name="ce1">
            <text:p>0.003987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8.0569999999999999E-3" table:style-name="ce1">
            <text:p>0.008057</text:p>
          </table:table-cell>
          <table:table-cell office:value-type="float" office:value="4.2680000000000001E-3" table:style-name="ce1">
            <text:p>0.004268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7.8700000000000003E-3" table:style-name="ce1">
            <text:p>0.00787</text:p>
          </table:table-cell>
          <table:table-cell office:value-type="float" office:value="4.0080000000000003E-3" table:style-name="ce1">
            <text:p>0.004008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7.8259999999999996E-3" table:style-name="ce1">
            <text:p>0.007826</text:p>
          </table:table-cell>
          <table:table-cell office:value-type="float" office:value="4.261E-3" table:style-name="ce1">
            <text:p>0.004261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7.7650000000000002E-3" table:style-name="ce1">
            <text:p>0.007765</text:p>
          </table:table-cell>
          <table:table-cell office:value-type="float" office:value="4.2989999999999999E-3" table:style-name="ce1">
            <text:p>0.004299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7.8740000000000008E-3" table:style-name="ce1">
            <text:p>0.007874</text:p>
          </table:table-cell>
          <table:table-cell office:value-type="float" office:value="4.2570000000000004E-3" table:style-name="ce1">
            <text:p>0.004257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7.9050000000000006E-3" table:style-name="ce1">
            <text:p>0.007905</text:p>
          </table:table-cell>
          <table:table-cell office:value-type="float" office:value="4.3030000000000004E-3" table:style-name="ce1">
            <text:p>0.004303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7.901E-3" table:style-name="ce1">
            <text:p>0.007901</text:p>
          </table:table-cell>
          <table:table-cell office:value-type="float" office:value="4.1549999999999998E-3" table:style-name="ce1">
            <text:p>0.004155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7.8309999999999994E-3" table:style-name="ce1">
            <text:p>0.007831</text:p>
          </table:table-cell>
          <table:table-cell office:value-type="float" office:value="3.9899999999999996E-3" table:style-name="ce1">
            <text:p>0.00399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7.9179999999999997E-3" table:style-name="ce1">
            <text:p>0.007918</text:p>
          </table:table-cell>
          <table:table-cell office:value-type="float" office:value="4.0549999999999996E-3" table:style-name="ce1">
            <text:p>0.004055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8.0260000000000001E-3" table:style-name="ce1">
            <text:p>0.008026</text:p>
          </table:table-cell>
          <table:table-cell office:value-type="float" office:value="4.1070000000000004E-3" table:style-name="ce1">
            <text:p>0.004107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7.9360000000000003E-3" table:style-name="ce1">
            <text:p>0.007936</text:p>
          </table:table-cell>
          <table:table-cell office:value-type="float" office:value="4.3839999999999999E-3" table:style-name="ce1">
            <text:p>0.004384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8.1670000000000006E-3" table:style-name="ce1">
            <text:p>0.008167</text:p>
          </table:table-cell>
          <table:table-cell office:value-type="float" office:value="3.9769999999999996E-3" table:style-name="ce1">
            <text:p>0.003977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8.0230000000000006E-3" table:style-name="ce1">
            <text:p>0.008023</text:p>
          </table:table-cell>
          <table:table-cell office:value-type="float" office:value="4.0260000000000001E-3" table:style-name="ce1">
            <text:p>0.004026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7.9690000000000004E-3" table:style-name="ce1">
            <text:p>0.007969</text:p>
          </table:table-cell>
          <table:table-cell office:value-type="float" office:value="4.1070000000000004E-3" table:style-name="ce1">
            <text:p>0.004107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7.8510000000000003E-3" table:style-name="ce1">
            <text:p>0.007851</text:p>
          </table:table-cell>
          <table:table-cell office:value-type="float" office:value="4.078E-3" table:style-name="ce1">
            <text:p>0.004078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7.9459999999999999E-3" table:style-name="ce1">
            <text:p>0.007946</text:p>
          </table:table-cell>
          <table:table-cell office:value-type="float" office:value="4.0590000000000001E-3" table:style-name="ce1">
            <text:p>0.004059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8.0440000000000008E-3" table:style-name="ce1">
            <text:p>0.008044</text:p>
          </table:table-cell>
          <table:table-cell office:value-type="float" office:value="4.1650000000000003E-3" table:style-name="ce1">
            <text:p>0.004165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8.0230000000000006E-3" table:style-name="ce1">
            <text:p>0.008023</text:p>
          </table:table-cell>
          <table:table-cell office:value-type="float" office:value="4.3860000000000001E-3" table:style-name="ce1">
            <text:p>0.004386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7.9279999999999993E-3" table:style-name="ce1">
            <text:p>0.007928</text:p>
          </table:table-cell>
          <table:table-cell office:value-type="float" office:value="4.104E-3" table:style-name="ce1">
            <text:p>0.004104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7.9330000000000008E-3" table:style-name="ce1">
            <text:p>0.007933</text:p>
          </table:table-cell>
          <table:table-cell office:value-type="float" office:value="4.0990000000000002E-3" table:style-name="ce1">
            <text:p>0.004099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8.0260000000000001E-3" table:style-name="ce1">
            <text:p>0.008026</text:p>
          </table:table-cell>
          <table:table-cell office:value-type="float" office:value="4.3639999999999998E-3" table:style-name="ce1">
            <text:p>0.004364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7.9139999999999992E-3" table:style-name="ce1">
            <text:p>0.007914</text:p>
          </table:table-cell>
          <table:table-cell office:value-type="float" office:value="4.3220000000000003E-3" table:style-name="ce1">
            <text:p>0.004322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8.0210000000000004E-3" table:style-name="ce1">
            <text:p>0.008021</text:p>
          </table:table-cell>
          <table:table-cell office:value-type="float" office:value="4.0530000000000002E-3" table:style-name="ce1">
            <text:p>0.004053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8.2059999999999998E-3" table:style-name="ce1">
            <text:p>0.008206</text:p>
          </table:table-cell>
          <table:table-cell office:value-type="float" office:value="3.9830000000000004E-3" table:style-name="ce1">
            <text:p>0.003983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7.9450000000000007E-3" table:style-name="ce1">
            <text:p>0.007945</text:p>
          </table:table-cell>
          <table:table-cell office:value-type="float" office:value="4.189E-3" table:style-name="ce1">
            <text:p>0.004189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8.0020000000000004E-3" table:style-name="ce1">
            <text:p>0.008002</text:p>
          </table:table-cell>
          <table:table-cell office:value-type="float" office:value="4.1450000000000002E-3" table:style-name="ce1">
            <text:p>0.004145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8.0260000000000001E-3" table:style-name="ce1">
            <text:p>0.008026</text:p>
          </table:table-cell>
          <table:table-cell office:value-type="float" office:value="4.4539999999999996E-3" table:style-name="ce1">
            <text:p>0.004454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8.2419999999999993E-3" table:style-name="ce1">
            <text:p>0.008242</text:p>
          </table:table-cell>
          <table:table-cell office:value-type="float" office:value="4.0959999999999998E-3" table:style-name="ce1">
            <text:p>0.004096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8.182E-3" table:style-name="ce1">
            <text:p>0.008182</text:p>
          </table:table-cell>
          <table:table-cell office:value-type="float" office:value="4.633E-3" table:style-name="ce1">
            <text:p>0.004633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8.2439999999999996E-3" table:style-name="ce1">
            <text:p>0.008244</text:p>
          </table:table-cell>
          <table:table-cell office:value-type="float" office:value="4.0660000000000002E-3" table:style-name="ce1">
            <text:p>0.004066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8.1969999999999994E-3" table:style-name="ce1">
            <text:p>0.008197</text:p>
          </table:table-cell>
          <table:table-cell office:value-type="float" office:value="4.1060000000000003E-3" table:style-name="ce1">
            <text:p>0.004106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8.2730000000000008E-3" table:style-name="ce1">
            <text:p>0.008273</text:p>
          </table:table-cell>
          <table:table-cell office:value-type="float" office:value="4.2940000000000001E-3" table:style-name="ce1">
            <text:p>0.004294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8.2539999999999992E-3" table:style-name="ce1">
            <text:p>0.008254</text:p>
          </table:table-cell>
          <table:table-cell office:value-type="float" office:value="4.3210000000000002E-3" table:style-name="ce1">
            <text:p>0.004321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8.0619999999999997E-3" table:style-name="ce1">
            <text:p>0.008062</text:p>
          </table:table-cell>
          <table:table-cell office:value-type="float" office:value="4.2500000000000003E-3" table:style-name="ce1">
            <text:p>0.00425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8.1989999999999997E-3" table:style-name="ce1">
            <text:p>0.008199</text:p>
          </table:table-cell>
          <table:table-cell office:value-type="float" office:value="4.1590000000000004E-3" table:style-name="ce1">
            <text:p>0.004159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8.2159999999999993E-3" table:style-name="ce1">
            <text:p>0.008216</text:p>
          </table:table-cell>
          <table:table-cell office:value-type="float" office:value="4.3509999999999998E-3" table:style-name="ce1">
            <text:p>0.004351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8.1770000000000002E-3" table:style-name="ce1">
            <text:p>0.008177</text:p>
          </table:table-cell>
          <table:table-cell office:value-type="float" office:value="4.2230000000000002E-3" table:style-name="ce1">
            <text:p>0.004223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8.3260000000000001E-3" table:style-name="ce1">
            <text:p>0.008326</text:p>
          </table:table-cell>
          <table:table-cell office:value-type="float" office:value="4.0559999999999997E-3" table:style-name="ce1">
            <text:p>0.004056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8.1320000000000003E-3" table:style-name="ce1">
            <text:p>0.008132</text:p>
          </table:table-cell>
          <table:table-cell office:value-type="float" office:value="4.2399999999999998E-3" table:style-name="ce1">
            <text:p>0.00424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8.2450000000000006E-3" table:style-name="ce1">
            <text:p>0.008245</text:p>
          </table:table-cell>
          <table:table-cell office:value-type="float" office:value="4.163E-3" table:style-name="ce1">
            <text:p>0.004163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8.2529999999999999E-3" table:style-name="ce1">
            <text:p>0.008253</text:p>
          </table:table-cell>
          <table:table-cell office:value-type="float" office:value="4.1900000000000001E-3" table:style-name="ce1">
            <text:p>0.00419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8.2349999999999993E-3" table:style-name="ce1">
            <text:p>0.008235</text:p>
          </table:table-cell>
          <table:table-cell office:value-type="float" office:value="4.5750000000000001E-3" table:style-name="ce1">
            <text:p>0.004575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8.2299999999999995E-3" table:style-name="ce1">
            <text:p>0.00823</text:p>
          </table:table-cell>
          <table:table-cell office:value-type="float" office:value="4.3109999999999997E-3" table:style-name="ce1">
            <text:p>0.004311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8.4690000000000008E-3" table:style-name="ce1">
            <text:p>0.008469</text:p>
          </table:table-cell>
          <table:table-cell office:value-type="float" office:value="4.1739999999999998E-3" table:style-name="ce1">
            <text:p>0.004174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8.2780000000000006E-3" table:style-name="ce1">
            <text:p>0.008278</text:p>
          </table:table-cell>
          <table:table-cell office:value-type="float" office:value="4.2339999999999999E-3" table:style-name="ce1">
            <text:p>0.004234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8.286E-3" table:style-name="ce1">
            <text:p>0.008286</text:p>
          </table:table-cell>
          <table:table-cell office:value-type="float" office:value="4.3870000000000003E-3" table:style-name="ce1">
            <text:p>0.004387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8.4499999999999992E-3" table:style-name="ce1">
            <text:p>0.00845</text:p>
          </table:table-cell>
          <table:table-cell office:value-type="float" office:value="4.3949999999999996E-3" table:style-name="ce1">
            <text:p>0.004395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4.3740000000000003E-3" table:style-name="ce1">
            <text:p>0.004374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8.2039999999999995E-3" table:style-name="ce1">
            <text:p>0.008204</text:p>
          </table:table-cell>
          <table:table-cell office:value-type="float" office:value="4.5269999999999998E-3" table:style-name="ce1">
            <text:p>0.004527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8.4220000000000007E-3" table:style-name="ce1">
            <text:p>0.008422</text:p>
          </table:table-cell>
          <table:table-cell office:value-type="float" office:value="4.0829999999999998E-3" table:style-name="ce1">
            <text:p>0.004083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4.2830000000000003E-3" table:style-name="ce1">
            <text:p>0.004283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8.3899999999999999E-3" table:style-name="ce1">
            <text:p>0.00839</text:p>
          </table:table-cell>
          <table:table-cell office:value-type="float" office:value="4.4929999999999996E-3" table:style-name="ce1">
            <text:p>0.004493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8.286E-3" table:style-name="ce1">
            <text:p>0.008286</text:p>
          </table:table-cell>
          <table:table-cell office:value-type="float" office:value="4.0870000000000004E-3" table:style-name="ce1">
            <text:p>0.004087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8.3549999999999996E-3" table:style-name="ce1">
            <text:p>0.008355</text:p>
          </table:table-cell>
          <table:table-cell office:value-type="float" office:value="4.1999999999999997E-3" table:style-name="ce1">
            <text:p>0.0042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8.2529999999999999E-3" table:style-name="ce1">
            <text:p>0.008253</text:p>
          </table:table-cell>
          <table:table-cell office:value-type="float" office:value="4.2339999999999999E-3" table:style-name="ce1">
            <text:p>0.004234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8.5990000000000007E-3" table:style-name="ce1">
            <text:p>0.008599</text:p>
          </table:table-cell>
          <table:table-cell office:value-type="float" office:value="4.1539999999999997E-3" table:style-name="ce1">
            <text:p>0.004154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8.2920000000000008E-3" table:style-name="ce1">
            <text:p>0.008292</text:p>
          </table:table-cell>
          <table:table-cell office:value-type="float" office:value="4.4860000000000004E-3" table:style-name="ce1">
            <text:p>0.004486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8.3289999999999996E-3" table:style-name="ce1">
            <text:p>0.008329</text:p>
          </table:table-cell>
          <table:table-cell office:value-type="float" office:value="4.5339999999999998E-3" table:style-name="ce1">
            <text:p>0.004534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8.3660000000000002E-3" table:style-name="ce1">
            <text:p>0.008366</text:p>
          </table:table-cell>
          <table:table-cell office:value-type="float" office:value="4.4010000000000004E-3" table:style-name="ce1">
            <text:p>0.004401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8.3320000000000009E-3" table:style-name="ce1">
            <text:p>0.008332</text:p>
          </table:table-cell>
          <table:table-cell office:value-type="float" office:value="4.45E-3" table:style-name="ce1">
            <text:p>0.00445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8.4130000000000003E-3" table:style-name="ce1">
            <text:p>0.008413</text:p>
          </table:table-cell>
          <table:table-cell office:value-type="float" office:value="4.3439999999999998E-3" table:style-name="ce1">
            <text:p>0.004344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8.5509999999999996E-3" table:style-name="ce1">
            <text:p>0.008551</text:p>
          </table:table-cell>
          <table:table-cell office:value-type="float" office:value="4.071E-3" table:style-name="ce1">
            <text:p>0.004071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8.5529999999999998E-3" table:style-name="ce1">
            <text:p>0.008553</text:p>
          </table:table-cell>
          <table:table-cell office:value-type="float" office:value="4.4089999999999997E-3" table:style-name="ce1">
            <text:p>0.004409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8.4960000000000001E-3" table:style-name="ce1">
            <text:p>0.008496</text:p>
          </table:table-cell>
          <table:table-cell office:value-type="float" office:value="4.3629999999999997E-3" table:style-name="ce1">
            <text:p>0.004363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8.4639999999999993E-3" table:style-name="ce1">
            <text:p>0.008464</text:p>
          </table:table-cell>
          <table:table-cell office:value-type="float" office:value="4.4250000000000001E-3" table:style-name="ce1">
            <text:p>0.004425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8.3730000000000002E-3" table:style-name="ce1">
            <text:p>0.008373</text:p>
          </table:table-cell>
          <table:table-cell office:value-type="float" office:value="4.2189999999999997E-3" table:style-name="ce1">
            <text:p>0.004219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8.482E-3" table:style-name="ce1">
            <text:p>0.008482</text:p>
          </table:table-cell>
          <table:table-cell office:value-type="float" office:value="4.6049999999999997E-3" table:style-name="ce1">
            <text:p>0.004605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8.4969999999999993E-3" table:style-name="ce1">
            <text:p>0.008497</text:p>
          </table:table-cell>
          <table:table-cell office:value-type="float" office:value="4.313E-3" table:style-name="ce1">
            <text:p>0.004313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8.3909999999999992E-3" table:style-name="ce1">
            <text:p>0.008391</text:p>
          </table:table-cell>
          <table:table-cell office:value-type="float" office:value="4.4229999999999998E-3" table:style-name="ce1">
            <text:p>0.004423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8.5170000000000003E-3" table:style-name="ce1">
            <text:p>0.008517</text:p>
          </table:table-cell>
          <table:table-cell office:value-type="float" office:value="4.4380000000000001E-3" table:style-name="ce1">
            <text:p>0.004438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8.5520000000000006E-3" table:style-name="ce1">
            <text:p>0.008552</text:p>
          </table:table-cell>
          <table:table-cell office:value-type="float" office:value="4.3990000000000001E-3" table:style-name="ce1">
            <text:p>0.004399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8.5839999999999996E-3" table:style-name="ce1">
            <text:p>0.008584</text:p>
          </table:table-cell>
          <table:table-cell office:value-type="float" office:value="4.2199999999999998E-3" table:style-name="ce1">
            <text:p>0.00422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8.4869999999999998E-3" table:style-name="ce1">
            <text:p>0.008487</text:p>
          </table:table-cell>
          <table:table-cell office:value-type="float" office:value="4.4780000000000002E-3" table:style-name="ce1">
            <text:p>0.004478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8.5349999999999992E-3" table:style-name="ce1">
            <text:p>0.008535</text:p>
          </table:table-cell>
          <table:table-cell office:value-type="float" office:value="4.6550000000000003E-3" table:style-name="ce1">
            <text:p>0.004655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8.5240000000000003E-3" table:style-name="ce1">
            <text:p>0.008524</text:p>
          </table:table-cell>
          <table:table-cell office:value-type="float" office:value="4.4339999999999996E-3" table:style-name="ce1">
            <text:p>0.004434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8.4030000000000007E-3" table:style-name="ce1">
            <text:p>0.008403</text:p>
          </table:table-cell>
          <table:table-cell office:value-type="float" office:value="4.6410000000000002E-3" table:style-name="ce1">
            <text:p>0.004641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8.4100000000000008E-3" table:style-name="ce1">
            <text:p>0.00841</text:p>
          </table:table-cell>
          <table:table-cell office:value-type="float" office:value="4.47E-3" table:style-name="ce1">
            <text:p>0.00447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8.6870000000000003E-3" table:style-name="ce1">
            <text:p>0.008687</text:p>
          </table:table-cell>
          <table:table-cell office:value-type="float" office:value="4.4549999999999998E-3" table:style-name="ce1">
            <text:p>0.004455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8.5950000000000002E-3" table:style-name="ce1">
            <text:p>0.008595</text:p>
          </table:table-cell>
          <table:table-cell office:value-type="float" office:value="4.2909999999999997E-3" table:style-name="ce1">
            <text:p>0.004291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8.7480000000000006E-3" table:style-name="ce1">
            <text:p>0.008748</text:p>
          </table:table-cell>
          <table:table-cell office:value-type="float" office:value="4.228E-3" table:style-name="ce1">
            <text:p>0.004228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8.6029999999999995E-3" table:style-name="ce1">
            <text:p>0.008603</text:p>
          </table:table-cell>
          <table:table-cell office:value-type="float" office:value="4.5069999999999997E-3" table:style-name="ce1">
            <text:p>0.004507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8.4469999999999996E-3" table:style-name="ce1">
            <text:p>0.008447</text:p>
          </table:table-cell>
          <table:table-cell office:value-type="float" office:value="4.4359999999999998E-3" table:style-name="ce1">
            <text:p>0.004436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8.7049999999999992E-3" table:style-name="ce1">
            <text:p>0.008705</text:p>
          </table:table-cell>
          <table:table-cell office:value-type="float" office:value="4.4679999999999997E-3" table:style-name="ce1">
            <text:p>0.004468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8.5830000000000004E-3" table:style-name="ce1">
            <text:p>0.008583</text:p>
          </table:table-cell>
          <table:table-cell office:value-type="float" office:value="4.3239999999999997E-3" table:style-name="ce1">
            <text:p>0.004324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8.4550000000000007E-3" table:style-name="ce1">
            <text:p>0.008455</text:p>
          </table:table-cell>
          <table:table-cell office:value-type="float" office:value="4.5770000000000003E-3" table:style-name="ce1">
            <text:p>0.004577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8.6560000000000005E-3" table:style-name="ce1">
            <text:p>0.008656</text:p>
          </table:table-cell>
          <table:table-cell office:value-type="float" office:value="4.5979999999999997E-3" table:style-name="ce1">
            <text:p>0.004598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8.5330000000000007E-3" table:style-name="ce1">
            <text:p>0.008533</text:p>
          </table:table-cell>
          <table:table-cell office:value-type="float" office:value="4.5250000000000004E-3" table:style-name="ce1">
            <text:p>0.004525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.626E-3" table:style-name="ce1">
            <text:p>0.008626</text:p>
          </table:table-cell>
          <table:table-cell office:value-type="float" office:value="4.516E-3" table:style-name="ce1">
            <text:p>0.004516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Harsh</dc:creator>
    <meta:creation-date>2023-03-01T10:04:50Z</meta:creation-date>
    <dc:date>2023-03-01T13:05:03Z</dc:date>
    <meta:editing-cycles>3</meta:editing-cycles>
    <meta:editing-duration>PT12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7.0141732283465pt" svg:width="714.8976377952756pt" chart:style-name="Crt0">
        <chart:title chart:style-name="CT00">
          <text:p text:style-name="a0" text:class-names="" text:cond-style-name="">Merge vs Quick</text:p>
        </chart:title>
        <chart:legend chart:legend-position="end" chart:legend-align="center" chart:style-name="Lgnd"/>
        <chart:plot-area svg:x="64.76905511811023pt" svg:y="35.77062992125984pt" svg:width="574.5314960629921pt" svg:height="310.0307874015748pt"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s</text:p>
            </chart:title>
          </chart:axis>
          <chart:series chart:label-cell-address="Sheet1.$B$1" chart:values-cell-range-address="Sheet1.$B$2:.$B$1001" chart:class="chart:scatter" chart:attached-axis="primary-y" chart:style-name="G0S0">
            <chart:domain table:cell-range-address="Sheet1.$A$2:.$A$1001"/>
            <chart:data-point chart:repeated="1000"/>
          </chart:series>
          <chart:series chart:label-cell-address="Sheet1.$C$1" chart:values-cell-range-address="Sheet1.$C$2:.$C$1001" chart:class="chart:scatter" chart:attached-axis="primary-y" chart:style-name="G0S1">
            <chart:domain table:cell-range-address="Sheet1.$A$2:.$A$1001"/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